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28cm"/>
    </style:style>
    <style:style style:name="co2" style:family="table-column">
      <style:table-column-properties fo:break-before="auto" style:column-width="6.001cm"/>
    </style:style>
    <style:style style:name="co3" style:family="table-column">
      <style:table-column-properties fo:break-before="auto" style:column-width="3.29cm"/>
    </style:style>
    <style:style style:name="co4" style:family="table-column">
      <style:table-column-properties fo:break-before="auto" style:column-width="2.267cm"/>
    </style:style>
    <style:style style:name="co5" style:family="table-column">
      <style:table-column-properties fo:break-before="auto" style:column-width="11.793cm"/>
    </style:style>
    <style:style style:name="ro1" style:family="table-row">
      <style:table-row-properties style:row-height="0.841cm" fo:break-before="auto" style:use-optimal-row-height="true"/>
    </style:style>
    <style:style style:name="ro2" style:family="table-row">
      <style:table-row-properties style:row-height="2.817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3.21cm" fo:break-before="auto" style:use-optimal-row-height="true"/>
    </style:style>
    <style:style style:name="ro7" style:family="table-row">
      <style:table-row-properties style:row-height="3.605cm" fo:break-before="auto" style:use-optimal-row-height="true"/>
    </style:style>
    <style:style style:name="ro8" style:family="table-row">
      <style:table-row-properties style:row-height="4.001cm" fo:break-before="auto" style:use-optimal-row-height="true"/>
    </style:style>
    <style:style style:name="ro9" style:family="table-row">
      <style:table-row-properties style:row-height="3.605cm" fo:break-before="auto" style:use-optimal-row-height="true"/>
    </style:style>
    <style:style style:name="ro11" style:family="table-row">
      <style:table-row-properties style:row-height="2.817cm" fo:break-before="auto" style:use-optimal-row-height="true"/>
    </style:style>
    <style:style style:name="ro12" style:family="table-row">
      <style:table-row-properties style:row-height="1.632cm" fo:break-before="auto" style:use-optimal-row-height="true"/>
    </style:style>
    <style:style style:name="ro13" style:family="table-row">
      <style:table-row-properties style:row-height="1.236cm" fo:break-before="auto" style:use-optimal-row-height="true"/>
    </style:style>
    <style:style style:name="ro14" style:family="table-row">
      <style:table-row-properties style:row-height="2.027cm" fo:break-before="auto" style:use-optimal-row-height="true"/>
    </style:style>
    <style:style style:name="ro15" style:family="table-row">
      <style:table-row-properties style:row-height="1.236cm" fo:break-before="auto" style:use-optimal-row-height="true"/>
    </style:style>
    <style:style style:name="ro16" style:family="table-row">
      <style:table-row-properties style:row-height="2.027cm" fo:break-before="auto" style:use-optimal-row-height="true"/>
    </style:style>
    <style:style style:name="ro17" style:family="table-row">
      <style:table-row-properties style:row-height="3.21cm" fo:break-before="auto" style:use-optimal-row-height="true"/>
    </style:style>
    <style:style style:name="ro18" style:family="table-row">
      <style:table-row-properties style:row-height="2.817cm" fo:break-before="auto" style:use-optimal-row-height="true"/>
    </style:style>
    <style:style style:name="ro19" style:family="table-row">
      <style:table-row-properties style:row-height="1.632cm" fo:break-before="auto" style:use-optimal-row-height="true"/>
    </style:style>
    <style:style style:name="ro20" style:family="table-row">
      <style:table-row-properties style:row-height="2.422cm" fo:break-before="auto" style:use-optimal-row-height="true"/>
    </style:style>
    <style:style style:name="ro21" style:family="table-row">
      <style:table-row-properties style:row-height="1.236cm" fo:break-before="auto" style:use-optimal-row-height="true"/>
    </style:style>
    <style:style style:name="ro22" style:family="table-row">
      <style:table-row-properties style:row-height="3.605cm" fo:break-before="auto" style:use-optimal-row-height="true"/>
    </style:style>
    <style:style style:name="ro23" style:family="table-row">
      <style:table-row-properties style:row-height="4.001cm" fo:break-before="auto" style:use-optimal-row-height="true"/>
    </style:style>
    <style:style style:name="ro24" style:family="table-row">
      <style:table-row-properties style:row-height="2.027cm" fo:break-before="auto" style:use-optimal-row-height="true"/>
    </style:style>
    <style:style style:name="ro25" style:family="table-row">
      <style:table-row-properties style:row-height="4.396cm" fo:break-before="auto" style:use-optimal-row-height="true"/>
    </style:style>
    <style:style style:name="ro26" style:family="table-row">
      <style:table-row-properties style:row-height="4.001cm" fo:break-before="auto" style:use-optimal-row-height="true"/>
    </style:style>
    <style:style style:name="ro27" style:family="table-row">
      <style:table-row-properties style:row-height="2.817cm" fo:break-before="auto" style:use-optimal-row-height="true"/>
    </style:style>
    <style:style style:name="ro28" style:family="table-row">
      <style:table-row-properties style:row-height="2.422cm" fo:break-before="auto" style:use-optimal-row-height="true"/>
    </style:style>
    <style:style style:name="ro10"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fo:border-bottom="0.035cm solid #000000" fo:wrap-option="wrap" fo:border-left="none" fo:border-right="0.035cm solid #000000" fo:border-top="0.035cm solid #000000"/>
      <style:text-properties style:use-window-font-color="true" style:text-outline="false" style:text-line-through-style="none" style:font-name="Times New Roman" fo:font-size="10pt" fo:language="de" fo:country="CH"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35cm solid #000000" fo:wrap-option="wrap" fo:border-left="none" fo:border-right="0.035cm solid #000000" fo:border-top="0.035cm solid #000000"/>
      <style:text-properties style:use-window-font-color="true" style:text-outline="false" style:text-line-through-style="none" style:font-name="Times New Roman" fo:font-size="10pt" fo:language="de" fo:country="CH"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35cm solid #000000" fo:wrap-option="wrap" fo:border-left="none" fo:border-right="0.035cm solid #000000" fo:border-top="0.035cm solid #000000"/>
      <style:text-properties style:use-window-font-color="true" style:text-outline="false" style:text-line-through-style="none" style:font-name="Times New Roman" fo:font-size="10pt" fo:language="de" fo:country="CH"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35cm solid #000000" fo:wrap-option="wrap" fo:border-left="none" fo:border-right="none" fo:border-top="0.035cm solid #000000"/>
      <style:text-properties style:use-window-font-color="true" style:text-outline="false" style:text-line-through-style="none" style:font-name="Times New Roman" fo:font-size="10pt" fo:language="de" fo:country="CH"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35cm solid #000000" fo:wrap-option="wrap" fo:border-left="none" fo:border-right="none" fo:border-top="0.035cm solid #000000"/>
      <style:text-properties style:use-window-font-color="true" style:text-outline="false" style:text-line-through-style="none" style:font-name="Times New Roman" fo:font-size="10pt" fo:language="de" fo:country="CH"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border-bottom="0.035cm solid #000000" fo:wrap-option="wrap" fo:border-left="0.035cm solid #000000" fo:border-right="none" fo:border-top="0.035cm solid #000000"/>
      <style:text-properties style:use-window-font-color="true" style:text-outline="false" style:text-line-through-style="none" style:font-name="Times New Roman" fo:font-size="10pt" fo:language="de" fo:country="CH"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35cm solid #000000" fo:wrap-option="wrap" fo:border-left="none" fo:border-right="none" fo:border-top="0.035cm solid #000000"/>
      <style:text-properties style:use-window-font-color="true" style:text-outline="false" style:text-line-through-style="none" style:font-name="Times New Roman" fo:font-size="10pt" fo:language="de" fo:country="CH"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35cm solid #000000" fo:border-left="0.035cm solid #000000" fo:border-right="none" fo:border-top="0.035cm solid #000000"/>
    </style:style>
    <style:style style:name="ce5" style:family="table-cell" style:parent-style-name="Default">
      <style:table-cell-properties fo:border-bottom="0.035cm solid #000000" fo:border-left="none" fo:border-right="none" fo:border-top="0.035cm solid #000000"/>
    </style:style>
    <style:style style:name="ce9" style:family="table-cell" style:parent-style-name="Default">
      <style:table-cell-properties fo:border-bottom="0.035cm solid #000000" fo:border-left="none" fo:border-right="0.035cm solid #000000" fo:border-top="0.035cm solid #000000"/>
    </style:style>
    <style:style style:name="ce11" style:family="table-cell" style:parent-style-name="Default">
      <style:table-cell-properties fo:border-bottom="0.035cm solid #000000" fo:background-color="transparent" fo:wrap-option="wrap" fo:border-left="0.035cm solid #000000" fo:border-right="none" fo:border-top="0.035cm solid #000000"/>
      <style:text-properties style:use-window-font-color="true" style:text-outline="false" style:text-line-through-style="none" style:font-name="Times New Roman" fo:font-size="10pt" fo:language="de" fo:country="CH"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35cm solid #000000" fo:background-color="#00b8ff" fo:wrap-option="wrap" fo:border-left="none" fo:border-right="none" fo:border-top="0.035cm solid #000000"/>
      <style:text-properties style:use-window-font-color="true" style:text-outline="false" style:text-line-through-style="none" style:font-name="Times New Roman" fo:font-size="10pt" fo:language="de" fo:country="CH"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035cm solid #000000" fo:background-color="#ff0000" fo:wrap-option="wrap" fo:border-left="0.035cm solid #000000" fo:border-right="none" fo:border-top="0.035cm solid #000000"/>
      <style:text-properties style:use-window-font-color="true" style:text-outline="false" style:text-line-through-style="none" style:font-name="Times New Roman" fo:font-size="10pt" fo:language="de" fo:country="CH"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35cm solid #000000" fo:background-color="#ff950e" fo:wrap-option="wrap" fo:border-left="0.035cm solid #000000" fo:border-right="none" fo:border-top="0.035cm solid #000000"/>
      <style:text-properties style:use-window-font-color="true" style:text-outline="false" style:text-line-through-style="none" style:font-name="Times New Roman" fo:font-size="10pt" fo:language="de" fo:country="CH"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35cm solid #000000" fo:background-color="#00b8ff" fo:wrap-option="wrap" fo:border-left="none" fo:border-right="none" fo:border-top="0.035cm solid #000000"/>
      <style:text-properties style:use-window-font-color="true" style:text-outline="false" style:text-line-through-style="none" style:font-name="Times New Roman" fo:font-size="10pt" fo:language="de" fo:country="CH"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035cm solid #000000" fo:background-color="#ffff00" fo:wrap-option="wrap" fo:border-left="none" fo:border-right="none" fo:border-top="0.035cm solid #000000"/>
      <style:text-properties style:use-window-font-color="true" style:text-outline="false" style:text-line-through-style="none" style:font-name="Times New Roman" fo:font-size="10pt" fo:language="de" fo:country="CH"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035cm solid #000000" fo:background-color="transparent" fo:wrap-option="wrap" fo:border-left="none" fo:border-right="none" fo:border-top="0.035cm solid #000000"/>
      <style:text-properties style:use-window-font-color="true" style:text-outline="false" style:text-line-through-style="none" style:font-name="Times New Roman" fo:font-size="10pt" fo:language="de" fo:country="CH"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35cm solid #000000" fo:background-color="transparent" fo:wrap-option="wrap" fo:border-left="none" fo:border-right="none" fo:border-top="0.035cm solid #000000"/>
      <style:text-properties style:use-window-font-color="true" style:text-outline="false" style:text-line-through-style="none" style:font-name="Times New Roman" fo:font-size="10pt" fo:language="de" fo:country="CH"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035cm solid #000000" fo:background-color="#3deb3d" fo:wrap-option="wrap" fo:border-left="none" fo:border-right="0.035cm solid #000000" fo:border-top="0.035cm solid #000000"/>
      <style:text-properties style:use-window-font-color="true" style:text-outline="false" style:text-line-through-style="none" style:font-name="Times New Roman" fo:font-size="10pt" fo:language="de" fo:country="CH"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35cm solid #000000" fo:background-color="#c0c0c0" fo:wrap-option="wrap" fo:border-left="none" fo:border-right="0.035cm solid #000000" fo:border-top="0.035cm solid #000000"/>
      <style:text-properties style:use-window-font-color="true" style:text-outline="false" style:text-line-through-style="none" style:font-name="Times New Roman" fo:font-size="10pt" fo:language="de" fo:country="CH"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035cm solid #000000" fo:background-color="transparent" fo:wrap-option="wrap" fo:border-left="none" fo:border-right="0.035cm solid #000000" fo:border-top="0.035cm solid #000000"/>
      <style:text-properties style:use-window-font-color="true" style:text-outline="false" style:text-line-through-style="none" style:font-name="Times New Roman" fo:font-size="10pt" fo:language="de" fo:country="CH"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035cm solid #000000" fo:background-color="#3deb3d" fo:wrap-option="wrap" fo:border-left="none" fo:border-right="0.035cm solid #000000" fo:border-top="0.035cm solid #000000"/>
      <style:text-properties style:use-window-font-color="true" style:text-outline="false" style:text-line-through-style="none" style:font-name="Times New Roman" fo:font-size="10pt" fo:language="de" fo:country="CH"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35cm solid #000000" fo:background-color="transparent" fo:wrap-option="wrap" fo:border-left="none" fo:border-right="0.035cm solid #000000" fo:border-top="0.035cm solid #000000"/>
      <style:text-properties style:use-window-font-color="true" style:text-outline="false" style:text-line-through-style="none" style:font-name="Times New Roman" fo:font-size="10pt" fo:language="de" fo:country="CH"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0.035cm solid #000000" fo:background-color="#ffff00" fo:wrap-option="wrap" fo:border-left="none" fo:border-right="none" fo:border-top="0.035cm solid #000000"/>
      <style:text-properties style:use-window-font-color="true" style:text-outline="false" style:text-line-through-style="none" style:font-name="Times New Roman" fo:font-size="10pt" fo:language="de" fo:country="CH"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ff0000"/>
    </style:style>
    <style:style style:name="ce29" style:family="table-cell" style:parent-style-name="Default">
      <style:table-cell-properties fo:background-color="#ffd320"/>
    </style:style>
    <style:style style:name="ce30" style:family="table-cell" style:parent-style-name="Default">
      <style:table-cell-properties fo:background-color="#00b8ff"/>
    </style:style>
    <style:style style:name="ce31" style:family="table-cell" style:parent-style-name="Default">
      <style:table-cell-properties fo:background-color="#ffff00"/>
    </style:style>
    <style:style style:name="ce32" style:family="table-cell" style:parent-style-name="Default">
      <style:table-cell-properties fo:background-color="#c0c0c0"/>
    </style:style>
    <style:style style:name="ce33" style:family="table-cell" style:parent-style-name="Default">
      <style:table-cell-properties fo:background-color="#3deb3d"/>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ce1"/>
        <table:table-column table:style-name="co2" table:default-cell-style-name="ce4"/>
        <table:table-column table:style-name="co3" table:default-cell-style-name="ce6"/>
        <table:table-column table:style-name="co1" table:default-cell-style-name="ce1"/>
        <table:table-column table:style-name="co2" table:default-cell-style-name="ce4"/>
        <table:table-column table:style-name="co3" table:default-cell-style-name="ce6"/>
        <table:table-column table:style-name="co1" table:default-cell-style-name="ce1"/>
        <table:table-column table:style-name="co2" table:default-cell-style-name="ce4"/>
        <table:table-column table:style-name="co3" table:default-cell-style-name="ce6"/>
        <table:table-row table:style-name="ro1">
          <table:table-cell office:value-type="string">
            <text:p>Vers</text:p>
          </table:table-cell>
          <table:table-cell table:style-name="ce3" office:value-type="string">
            <text:p>Textus Receptus (Schlachter 2000)</text:p>
          </table:table-cell>
          <table:table-cell office:value-type="string">
            <text:p>Nestle-Aland 27. Aufl.</text:p>
          </table:table-cell>
          <table:table-cell office:value-type="string">
            <text:p>Vers</text:p>
          </table:table-cell>
          <table:table-cell table:style-name="ce3" office:value-type="string">
            <text:p>Textus Receptus (Schlachter 2000)</text:p>
          </table:table-cell>
          <table:table-cell office:value-type="string">
            <text:p>Nestle-Aland 27. Aufl.</text:p>
          </table:table-cell>
          <table:table-cell office:value-type="string">
            <text:p>Vers</text:p>
          </table:table-cell>
          <table:table-cell table:style-name="ce3" office:value-type="string">
            <text:p>Textmus Receptus (Schlachter 2000)</text:p>
          </table:table-cell>
          <table:table-cell office:value-type="string">
            <text:p>Nestle-Aland 27. Aufl.</text:p>
          </table:table-cell>
        </table:table-row>
        <table:table-row table:style-name="ro2">
          <table:table-cell office:value-type="string">
            <text:p>Mt 1,18</text:p>
          </table:table-cell>
          <table:table-cell office:value-type="string">
            <text:p>Die Geburt Jesu Christi aber geschah auf diese Weise:</text:p>
          </table:table-cell>
          <table:table-cell table:style-name="ce7" office:value-type="string">
            <text:p>Mit dem Ursprung Jesu Christi verhielt es sich aber so:</text:p>
          </table:table-cell>
          <table:table-cell office:value-type="string">
            <text:p>Joh 7,53-8,11</text:p>
          </table:table-cell>
          <table:table-cell table:style-name="ce3" office:value-type="string">
            <text:p>Und so ging jeder in sein Haus. …Sie sprach: Niemand, Herr! Jesus sprach zu ihr: So verurteile ich dich auch nicht. Geh hin und sündige nicht mehr! </text:p>
          </table:table-cell>
          <table:table-cell table:style-name="ce8" office:value-type="string">
            <text:p>Diese 12 Verse werden von NA 27 als „mit Sicherheit (!!) nicht ursprünglich“ bezeichnet (doppelte Klammern)</text:p>
          </table:table-cell>
          <table:table-cell office:value-type="string">
            <text:p>Phil 4,13</text:p>
          </table:table-cell>
          <table:table-cell office:value-type="string">
            <text:p>Ich vermag alles durch den, der mich stark macht, Christus.</text:p>
          </table:table-cell>
          <table:table-cell office:value-type="string">
            <text:p>„Christus“weggelassen</text:p>
          </table:table-cell>
        </table:table-row>
        <table:table-row table:style-name="ro3">
          <table:table-cell office:value-type="string">
            <text:p>Mt 1,25</text:p>
          </table:table-cell>
          <table:table-cell office:value-type="string">
            <text:p>und er erkannte sie nicht, bis sie ihren erstgeborenen Sohn geboren hatte</text:p>
          </table:table-cell>
          <table:table-cell table:style-name="ce7" office:value-type="string">
            <text:p>…bis sie einen Sohn geboren hatte</text:p>
          </table:table-cell>
          <table:table-cell office:value-type="string">
            <text:p>Joh 8,59</text:p>
          </table:table-cell>
          <table:table-cell office:value-type="string">
            <text:p>Jesus aber verbarg sich und ging zum Tempel hinaus, mitten durch sie hindurch, und entkam so.</text:p>
          </table:table-cell>
          <table:table-cell table:style-name="ce8" office:value-type="string">
            <text:p>Die markierten Worte werden weggelassen</text:p>
          </table:table-cell>
          <table:table-cell office:value-type="string">
            <text:p>Kol 1,2</text:p>
          </table:table-cell>
          <table:table-cell office:value-type="string">
            <text:p>Gnade sei mit euch und Friede von Gott, unserem Vater, und dem Herrn Jesus Christus!</text:p>
          </table:table-cell>
          <table:table-cell office:value-type="string">
            <text:p>„und dem Herrn Jesus Christus“weggelassen</text:p>
          </table:table-cell>
        </table:table-row>
        <table:table-row table:style-name="ro4">
          <table:table-cell office:value-type="string">
            <text:p>Mt 5,22</text:p>
          </table:table-cell>
          <table:table-cell office:value-type="string">
            <text:p>Ich aber sage euch: Jeder, der seinem Bruder ohne Ursache zürnt, wird dem Gericht verfallen sein.</text:p>
          </table:table-cell>
          <table:table-cell office:value-type="string">
            <text:p>„ohne Ursache“ weggelassen</text:p>
          </table:table-cell>
          <table:table-cell office:value-type="string">
            <text:p>Joh 9,35</text:p>
          </table:table-cell>
          <table:table-cell office:value-type="string">
            <text:p>… und als er ihn fand, sprach er zu ihm: Glaubst du an den Sohn Gottes?</text:p>
          </table:table-cell>
          <table:table-cell table:style-name="ce7" office:value-type="string">
            <text:p>Glaubst du an den Sohn des Menschen?</text:p>
          </table:table-cell>
          <table:table-cell office:value-type="string">
            <text:p>Kol 1,14</text:p>
          </table:table-cell>
          <table:table-cell office:value-type="string">
            <text:p>in dem wir die Erlösung haben durch sein Blut, die Vergebung der Sünden.</text:p>
          </table:table-cell>
          <table:table-cell office:value-type="string">
            <text:p>„durch sein Blut“weggelassen</text:p>
          </table:table-cell>
        </table:table-row>
        <table:table-row table:style-name="ro5">
          <table:table-cell office:value-type="string">
            <text:p>Mt 5,44</text:p>
          </table:table-cell>
          <table:table-cell office:value-type="string">
            <text:p>Ich aber sage euch: Liebt eure Feinde, segnet, die euch fluchen, tut wohl denen, die euch hassen, und bittet für die, welche euch beleidigen und verfolgen,</text:p>
          </table:table-cell>
          <table:table-cell table:style-name="ce7" office:value-type="string">
            <text:p>Ich aber sage euch: Liebt eure Feinde *** und bittet für die, welche euch *** verfolgen,</text:p>
          </table:table-cell>
          <table:table-cell office:value-type="string">
            <text:p>Joh 16,16</text:p>
          </table:table-cell>
          <table:table-cell office:value-type="string">
            <text:p>Noch eine kurze Zeit, und ihr werdet mich nicht sehen, und wiederum eine kurze Zeit, und ihr werdet mich sehen; denn ich gehe zum Vater.</text:p>
          </table:table-cell>
          <table:table-cell office:value-type="string">
            <text:p>„denn ich gehe zum Vater“weggelassen</text:p>
          </table:table-cell>
          <table:table-cell office:value-type="string">
            <text:p>Kol 2,2</text:p>
          </table:table-cell>
          <table:table-cell office:value-type="string">
            <text:p>… zur Erkenntnis des Geheimnisses Gottes, des Vaters, und des Christus,</text:p>
          </table:table-cell>
          <table:table-cell table:style-name="ce7" office:value-type="string">
            <text:p>… zur Erkenntnis des Geheimnisses Gottes, [das ist] Christus,</text:p>
          </table:table-cell>
        </table:table-row>
        <table:table-row table:style-name="ro5">
          <table:table-cell office:value-type="string">
            <text:p>Mt 6,1</text:p>
          </table:table-cell>
          <table:table-cell office:value-type="string">
            <text:p>Habt acht, daß ihr eure Almosen nicht vor den Leuten gebt</text:p>
          </table:table-cell>
          <table:table-cell table:style-name="ce7" office:value-type="string">
            <text:p>Habt acht auf eure Gerechtigkeit, daß ihr sie nicht vor den Menschen übt</text:p>
          </table:table-cell>
          <table:table-cell office:value-type="string">
            <text:p>Joh 17,11</text:p>
          </table:table-cell>
          <table:table-cell office:value-type="string">
            <text:p>Heiliger Vater, bewahre sie in deinem Namen, die du mir gegeben hast, damit sie eins seien, gleichwie wir!</text:p>
          </table:table-cell>
          <table:table-cell table:style-name="ce7" office:value-type="string">
            <text:p>Heiliger Vater, bewahre sie in deinem Namen, den du mir gegeben hast, damit sie eins seien …</text:p>
          </table:table-cell>
          <table:table-cell office:value-type="string">
            <text:p>Kol 2,11</text:p>
          </table:table-cell>
          <table:table-cell office:value-type="string">
            <text:p>… durch das Ablegen des fleischlichen Leibes der Sünden, in der Beschneidung des Christus,</text:p>
          </table:table-cell>
          <table:table-cell office:value-type="string">
            <text:p>„der Sünden“weggelassen</text:p>
          </table:table-cell>
        </table:table-row>
        <table:table-row table:style-name="ro5">
          <table:table-cell office:value-type="string">
            <text:p>Mt 6,13</text:p>
          </table:table-cell>
          <table:table-cell office:value-type="string">
            <text:p>…sondern errette uns von dem Bösen. Denn dein ist das Reich und die Kraft und die Herrlichkeit in Ewigkeit! Amen.</text:p>
          </table:table-cell>
          <table:table-cell office:value-type="string">
            <text:p>„Denn dein ist das Reich und die Kraft und die Herrlichkeit in Ewigkeit! Amen.“ weggelassen</text:p>
          </table:table-cell>
          <table:table-cell office:value-type="string">
            <text:p>Joh 17,17</text:p>
          </table:table-cell>
          <table:table-cell office:value-type="string">
            <text:p>Heilige sie in deiner Wahrheit! Dein Wort ist Wahrheit.</text:p>
          </table:table-cell>
          <table:table-cell table:style-name="ce7" office:value-type="string">
            <text:p>Heilige sie in der Wahrheit.</text:p>
          </table:table-cell>
          <table:table-cell office:value-type="string">
            <text:p>Kol 2,18</text:p>
          </table:table-cell>
          <table:table-cell office:value-type="string">
            <text:p>Laßt nicht zu, daß euch irgend jemand um den Kampfpreis bringt, indem er sich in Demut und Verehrung von Engeln gefällt und sich in Sachen einläßt, die er nicht gesehen hat…</text:p>
          </table:table-cell>
          <table:table-cell office:value-type="string">
            <text:p>„nicht“weggelassen</text:p>
          </table:table-cell>
        </table:table-row>
        <table:table-row table:style-name="ro4">
          <table:table-cell office:value-type="string">
            <text:p>Mt 8,29</text:p>
          </table:table-cell>
          <table:table-cell office:value-type="string">
            <text:p>… Was haben wir mit dir zu tun, Jesus, du Sohn Gottes?</text:p>
          </table:table-cell>
          <table:table-cell office:value-type="string">
            <text:p>„Jesus“weggelassen</text:p>
          </table:table-cell>
          <table:table-cell office:value-type="string">
            <text:p>Joh 21,15</text:p>
          </table:table-cell>
          <table:table-cell office:value-type="string">
            <text:p>Simon, Sohn des Jonas, liebst du mich mehr als diese?[vgl. Mt 16,17; Joh 1,42; 21,16.17]</text:p>
          </table:table-cell>
          <table:table-cell table:style-name="ce7" office:value-type="string">
            <text:p>Simon, Sohn des Johannes, liebst du mich mehr als diese?</text:p>
          </table:table-cell>
          <table:table-cell office:value-type="string">
            <text:p>Kol 3,6</text:p>
          </table:table-cell>
          <table:table-cell office:value-type="string">
            <text:p>um dieser Dinge willen kommt der Zorn Gottes über die Söhne des Ungehorsams;</text:p>
          </table:table-cell>
          <table:table-cell office:value-type="string">
            <text:p>„über die Söhne des Ungehorsams“ NA 25 läßt weg; NA 27 = []</text:p>
          </table:table-cell>
        </table:table-row>
        <table:table-row table:style-name="ro3">
          <table:table-cell office:value-type="string">
            <text:p>Mt 9,13</text:p>
          </table:table-cell>
          <table:table-cell office:value-type="string">
            <text:p>… Denn ich bin nicht gekommen, Gerechte zu berufen, sondern Sünder zur Buße.</text:p>
          </table:table-cell>
          <table:table-cell office:value-type="string">
            <text:p>„zur Buße“weggelassen</text:p>
          </table:table-cell>
          <table:table-cell office:value-type="string">
            <text:p>Apg 2,30</text:p>
          </table:table-cell>
          <table:table-cell office:value-type="string">
            <text:p>… mit einem Eid verheißen hatte, daß er aus der Frucht seiner Lenden, dem Fleisch nach, den Christus erwecken werde damit er auf seinem Thron sitze</text:p>
          </table:table-cell>
          <table:table-cell office:value-type="string">
            <text:p>„dem Fleisch nach, den Christus erwecken werde“ weggelassen</text:p>
          </table:table-cell>
          <table:table-cell office:value-type="string">
            <text:p>1Th 1,1</text:p>
          </table:table-cell>
          <table:table-cell office:value-type="string">
            <text:p>… Gnade sei mit euch und Friede von Gott, unserem Vater, und dem Herrn Jesus Christus!</text:p>
          </table:table-cell>
          <table:table-cell table:style-name="ce8" office:value-type="string">
            <text:p>Die markierten Worte werden weggelassen</text:p>
          </table:table-cell>
        </table:table-row>
        <table:table-row table:style-name="ro3">
          <table:table-cell office:value-type="string">
            <text:p>Mt 12,35</text:p>
          </table:table-cell>
          <table:table-cell office:value-type="string">
            <text:p>Der gute Mensch bringt aus dem guten Schatz des Herzens das Gute hervor, und der böse Mensch bringt aus seinem bösen Schatz Böses hervor.</text:p>
          </table:table-cell>
          <table:table-cell office:value-type="string">
            <text:p>„des Herzens“ weggelassen</text:p>
          </table:table-cell>
          <table:table-cell office:value-type="string">
            <text:p>Apg 2,47</text:p>
          </table:table-cell>
          <table:table-cell office:value-type="string">
            <text:p>Der Herr aber tat täglich die zur Gemeinde hinzu, die gerettet wurden.</text:p>
          </table:table-cell>
          <table:table-cell office:value-type="string">
            <text:p>„zur Gemeinde“ weggelassen</text:p>
          </table:table-cell>
          <table:table-cell office:value-type="string">
            <text:p>1Th 2,19</text:p>
          </table:table-cell>
          <table:table-cell office:value-type="string">
            <text:p>… Seid nicht auch ihr es vor unserem Herrn Jesus Christus bei seiner Wiederkunft?</text:p>
          </table:table-cell>
          <table:table-cell office:value-type="string">
            <text:p>„Christus“weggelassen</text:p>
          </table:table-cell>
        </table:table-row>
        <table:table-row table:style-name="ro4">
          <table:table-cell office:value-type="string">
            <text:p>Mt 12,47</text:p>
          </table:table-cell>
          <table:table-cell table:style-name="ce3" office:value-type="string">
            <text:p>Da sprach einer zu ihm: Siehe, deine Mutter und deine Brüder stehen draußen und wollen mit dir reden!</text:p>
          </table:table-cell>
          <table:table-cell table:style-name="ce8" office:value-type="string">
            <text:p>Ganzer Vers als möglicherweise unecht in Klammern</text:p>
          </table:table-cell>
          <table:table-cell office:value-type="string">
            <text:p>Apg 3,20</text:p>
          </table:table-cell>
          <table:table-cell office:value-type="string">
            <text:p>und er den sende, der euch zuvor verkündigt wurde, Jesus Christus,</text:p>
          </table:table-cell>
          <table:table-cell table:style-name="ce7" office:value-type="string">
            <text:p>und er den für euch bestimmten Christus Jesus senden möge</text:p>
          </table:table-cell>
          <table:table-cell office:value-type="string">
            <text:p>1Th 3,11</text:p>
          </table:table-cell>
          <table:table-cell office:value-type="string">
            <text:p>Er selbst aber, Gott, unser Vater, und unser Herr Jesus Christus lenke unseren Weg zu euch!</text:p>
          </table:table-cell>
          <table:table-cell office:value-type="string">
            <text:p>„Christus“weggelassen</text:p>
          </table:table-cell>
        </table:table-row>
        <table:table-row table:style-name="ro3">
          <table:table-cell office:value-type="string">
            <text:p>Mt 13,51</text:p>
          </table:table-cell>
          <table:table-cell table:style-name="ce3" office:value-type="string">
            <text:p>Jesus sprach zu ihnen: Habt ihr das alles verstanden? Sie sprachen zu ihm: Ja, Herr!</text:p>
          </table:table-cell>
          <table:table-cell office:value-type="string">
            <text:p>„Jesus sprach zu ihnen“ und „Herr“weggelassen</text:p>
          </table:table-cell>
          <table:table-cell office:value-type="string">
            <text:p>Apg 6,3</text:p>
          </table:table-cell>
          <table:table-cell office:value-type="string">
            <text:p>Darum, ihr Brüder, seht euch nach sieben Männern aus eurer Mitte um, die ein gutes Zeugnis haben und voll Heiligen Geistes und Weisheit sind; …</text:p>
          </table:table-cell>
          <table:table-cell office:value-type="string">
            <text:p>„Heiligen“weggelassen</text:p>
          </table:table-cell>
          <table:table-cell office:value-type="string">
            <text:p>1Th 3,13</text:p>
          </table:table-cell>
          <table:table-cell office:value-type="string">
            <text:p>… vor unserem Gott und Vater bei der Wiederkunft unseres Herrn Jesus Christus mit allen seinen Heiligen.</text:p>
          </table:table-cell>
          <table:table-cell office:value-type="string">
            <text:p>„Christus“weggelassen</text:p>
          </table:table-cell>
        </table:table-row>
        <table:table-row table:style-name="ro5">
          <table:table-cell office:value-type="string">
            <text:p>Mt 15,8</text:p>
          </table:table-cell>
          <table:table-cell office:value-type="string">
            <text:p>Dieses Volk naht sich zu mir mit seinem Mund und ehrt mich mit den Lippen, aber ihr Herz ist fern von mir.</text:p>
          </table:table-cell>
          <table:table-cell office:value-type="string">
            <text:p>„naht sich zu mir mit seinem Mund und“ weggelassen</text:p>
          </table:table-cell>
          <table:table-cell office:value-type="string">
            <text:p>Apg 7,30</text:p>
          </table:table-cell>
          <table:table-cell office:value-type="string">
            <text:p>… erschien ihm in der Wüste des Berges Sinai der Engel des Herrn in der Feuerflamme eines Busches.</text:p>
          </table:table-cell>
          <table:table-cell table:style-name="ce7" office:value-type="string">
            <text:p>… erschien ihm in der Wüste des Berges Sinai ein Engel in der Feuerflamme eines Busches.</text:p>
          </table:table-cell>
          <table:table-cell office:value-type="string">
            <text:p>1Th 5,27</text:p>
          </table:table-cell>
          <table:table-cell office:value-type="string">
            <text:p>…daß dieser Brief allen heiligen Brüdern vorgelesen wird.</text:p>
          </table:table-cell>
          <table:table-cell office:value-type="string">
            <text:p>„heiligen“weggelassen</text:p>
          </table:table-cell>
        </table:table-row>
        <table:table-row table:style-name="ro4">
          <table:table-cell office:value-type="string">
            <text:p>Mt 16,3</text:p>
          </table:table-cell>
          <table:table-cell office:value-type="string">
            <text:p>… Ihr Heuchler, das Aussehen des Himmels versteht ihr zu beurteilen, die Zeichen der Zeit aber nicht!</text:p>
          </table:table-cell>
          <table:table-cell office:value-type="string">
            <text:p>„Ihr Heuchler“ weggelassen</text:p>
          </table:table-cell>
          <table:table-cell office:value-type="string">
            <text:p>Apg 7,37</text:p>
          </table:table-cell>
          <table:table-cell office:value-type="string">
            <text:p>»Einen Propheten wie mich wird euch der Herr, euer Gott, erwecken aus euren Brüdern; auf ihn sollt ihr hören!«</text:p>
          </table:table-cell>
          <table:table-cell table:style-name="ce8" office:value-type="string">
            <text:p>Die markierten Worte werden weggelassen</text:p>
          </table:table-cell>
          <table:table-cell office:value-type="string">
            <text:p>2Th 1,8</text:p>
          </table:table-cell>
          <table:table-cell office:value-type="string">
            <text:p>… und an denen, die dem Evangelium unseres Herrn Jesus Christus nicht gehorsam sind.</text:p>
          </table:table-cell>
          <table:table-cell office:value-type="string">
            <text:p>„Christus“weggelassen</text:p>
          </table:table-cell>
        </table:table-row>
        <table:table-row table:style-name="ro5">
          <table:table-cell office:value-type="string">
            <text:p>Mt 16,20</text:p>
          </table:table-cell>
          <table:table-cell office:value-type="string">
            <text:p>Da gebot er seinen Jüngern, daß sie niemand sagen sollten, daß er Jesus der Christus sei.</text:p>
          </table:table-cell>
          <table:table-cell office:value-type="string">
            <text:p>„Jesus“ weggelassen</text:p>
          </table:table-cell>
          <table:table-cell office:value-type="string">
            <text:p>Apg 8,37</text:p>
          </table:table-cell>
          <table:table-cell table:style-name="ce3" office:value-type="string">
            <text:p>Da sprach Philippus: Wenn du von ganzem Herzen glaubst, so ist es erlaubt! Er antwortete und sprach: Ich glaube, daß Jesus Christus der Sohn Gottes ist! </text:p>
          </table:table-cell>
          <table:table-cell table:style-name="ce8" office:value-type="string">
            <text:p>Der ganze Vers wird weggelassen</text:p>
          </table:table-cell>
          <table:table-cell office:value-type="string">
            <text:p>2Th 1,12</text:p>
          </table:table-cell>
          <table:table-cell office:value-type="string">
            <text:p>damit der Name unseres Herrn Jesus Christus in euch verherrlicht werde und ihr in ihm, gemäß der Gnade unseres Gottes und des Herrn Jesus Christus.</text:p>
          </table:table-cell>
          <table:table-cell office:value-type="string">
            <text:p>„Christus“weggelassen</text:p>
          </table:table-cell>
        </table:table-row>
        <table:table-row table:style-name="ro6">
          <table:table-cell office:value-type="string">
            <text:p>Mt 17,21</text:p>
          </table:table-cell>
          <table:table-cell table:style-name="ce3" office:value-type="string">
            <text:p>Aber diese Art fährt nicht aus außer durch Gebet und Fasten.</text:p>
          </table:table-cell>
          <table:table-cell table:style-name="ce8" office:value-type="string">
            <text:p>Der ganze Vers wird weggelassen [vgl. Mk 9,29; Apg 10,30; 1Kor 7,5]</text:p>
          </table:table-cell>
          <table:table-cell office:value-type="string">
            <text:p>Apg 9,5-6</text:p>
          </table:table-cell>
          <table:table-cell table:style-name="ce3" office:value-type="string">
            <text:p>Der Herr aber sprach: Ich bin Jesus, den du verfolgst. Es wird dir schwer werden, gegen den Stachel auszuschlagen!  6 Da sprach er mit Zittern und Schrecken: Herr, was willst du, daß ich tun soll? Und der Herr antwortete ihm: Steh auf und geh in die Stadt hinein,…</text:p>
          </table:table-cell>
          <table:table-cell table:style-name="ce8" office:value-type="string">
            <text:p>Die markierten Worte werden weggelassen</text:p>
          </table:table-cell>
          <table:table-cell office:value-type="string">
            <text:p>2Th 2,2</text:p>
          </table:table-cell>
          <table:table-cell office:value-type="string">
            <text:p>… als wäre der Tag des Christus schon da.[vgl. 2Tim 2,19] </text:p>
          </table:table-cell>
          <table:table-cell table:style-name="ce7" office:value-type="string">
            <text:p>… als wäre der Tag des Herrn schon da.</text:p>
          </table:table-cell>
        </table:table-row>
        <table:table-row table:style-name="ro5">
          <table:table-cell office:value-type="string">
            <text:p>Mt 18,11</text:p>
          </table:table-cell>
          <table:table-cell table:style-name="ce3" office:value-type="string">
            <text:p>Denn der Sohn des Menschen ist gekommen, um das Verlorene zu retten.</text:p>
          </table:table-cell>
          <table:table-cell table:style-name="ce8" office:value-type="string">
            <text:p>Der ganze Vers wird weggelassen</text:p>
          </table:table-cell>
          <table:table-cell office:value-type="string">
            <text:p>Apg 9,28</text:p>
          </table:table-cell>
          <table:table-cell office:value-type="string">
            <text:p>Und er ging in Jerusalem mit ihnen aus und ein und verkündigte freimütig im Namen des Herrn Jesus.</text:p>
          </table:table-cell>
          <table:table-cell office:value-type="string">
            <text:p>„Jesus“weggelassen</text:p>
          </table:table-cell>
          <table:table-cell office:value-type="string">
            <text:p>2Th 2,4</text:p>
          </table:table-cell>
          <table:table-cell office:value-type="string">
            <text:p>der sich widersetzt und sich über alles erhebt, was Gott oder Gegenstand der Verehrung heißt, so daß er sich in den Tempel Gottes setzt als ein Gott und sich selbst für Gott ausgibt.</text:p>
          </table:table-cell>
          <table:table-cell office:value-type="string">
            <text:p>„als ein Gott“weggelassen</text:p>
          </table:table-cell>
        </table:table-row>
        <table:table-row table:style-name="ro4">
          <table:table-cell office:value-type="string">
            <text:p>Mt 18,15</text:p>
          </table:table-cell>
          <table:table-cell office:value-type="string">
            <text:p>Wenn aber dein Bruder an dir gesündigt hat, so geh hin und weise ihn zurecht unter vier Augen.</text:p>
          </table:table-cell>
          <table:table-cell table:style-name="ce8" office:value-type="string">
            <text:p>NA setzt „an dir“ als möglicherweise unecht in Klammern</text:p>
          </table:table-cell>
          <table:table-cell office:value-type="string">
            <text:p>Apg 10,6</text:p>
          </table:table-cell>
          <table:table-cell office:value-type="string">
            <text:p>Dieser ist zu Gast bei einem Gerber Simon, dessen Haus am Meer liegt; der wird dir sagen, was du tun sollst!</text:p>
          </table:table-cell>
          <table:table-cell table:style-name="ce8" office:value-type="string">
            <text:p>Die markierten Worte werden weggelassen</text:p>
          </table:table-cell>
          <table:table-cell office:value-type="string">
            <text:p>2Th 2,13</text:p>
          </table:table-cell>
          <table:table-cell office:value-type="string">
            <text:p>… daß Gott euch von Anfang an zur Errettung erwählt hat in der Heiligung des Geistes und im Glauben an die Wahrheit,</text:p>
          </table:table-cell>
          <table:table-cell table:style-name="ce7" office:value-type="string">
            <text:p>… daß Gott euch als Erstlingsgabe zur Errettung erwählt hat</text:p>
          </table:table-cell>
        </table:table-row>
        <table:table-row table:style-name="ro3">
          <table:table-cell office:value-type="string">
            <text:p>Mt 19,9</text:p>
          </table:table-cell>
          <table:table-cell office:value-type="string">
            <text:p>… heiratet, der bricht die Ehe; und wer eine Geschiedene heiratet, der bricht die Ehe.</text:p>
          </table:table-cell>
          <table:table-cell office:value-type="string">
            <text:p>„und wer eine Geschiedene heiratet, der bricht die Ehe“ weggelassen</text:p>
          </table:table-cell>
          <table:table-cell office:value-type="string">
            <text:p>Apg 10,21</text:p>
          </table:table-cell>
          <table:table-cell office:value-type="string">
            <text:p>Da ging Petrus zu den Männern hinab, die von Kornelius zu ihm gesandt worden waren, und sprach…</text:p>
          </table:table-cell>
          <table:table-cell table:style-name="ce8" office:value-type="string">
            <text:p>Die markierten Worte werden weggelassen</text:p>
          </table:table-cell>
          <table:table-cell office:value-type="string">
            <text:p>1Tim 1,1</text:p>
          </table:table-cell>
          <table:table-cell office:value-type="string">
            <text:p>Paulus, Apostel Jesu Christi nach dem Befehl Gottes, unseres Retters, und des Herrn Jesus Christus, der unsere Hoffnung ist,</text:p>
          </table:table-cell>
          <table:table-cell office:value-type="string">
            <text:p>„Herrn“weggelassen</text:p>
          </table:table-cell>
        </table:table-row>
        <table:table-row table:style-name="ro6">
          <table:table-cell office:value-type="string">
            <text:p>Mt 19,16-17</text:p>
          </table:table-cell>
          <table:table-cell office:value-type="string">
            <text:p>16 … und fragte ihn: Guter Meister, was soll ich Gutes tun, um das ewige Leben zu erlangen? 17 Er aber sprach zu ihm: Was nennst du mich gut? Niemand ist gut als Gott allein! Willst du aber…</text:p>
          </table:table-cell>
          <table:table-cell table:style-name="ce7" office:value-type="string">
            <text:p>Und sprach zu ihm: *** Lehrer, was soll ich Gutes  tun … 17 … Was fragst du mich über das Gute? Einer ist der Gute. Wenn du aber …</text:p>
          </table:table-cell>
          <table:table-cell office:value-type="string">
            <text:p>Apg 10,30</text:p>
          </table:table-cell>
          <table:table-cell office:value-type="string">
            <text:p>… Vor vier Tagen fastete ich bis zu dieser Stunde, und ich betete um die neunte Stunde …</text:p>
          </table:table-cell>
          <table:table-cell office:value-type="string">
            <text:p>„fastete ich“weggelassen</text:p>
          </table:table-cell>
          <table:table-cell office:value-type="string">
            <text:p>1Tim 1,17</text:p>
          </table:table-cell>
          <table:table-cell office:value-type="string">
            <text:p>… dem unvergänglichen, unsichtbaren, allein weisen Gott, sei Ehre und Ruhm von Ewigkeit zu Ewigkeit! Amen.</text:p>
          </table:table-cell>
          <table:table-cell office:value-type="string">
            <text:p>„weisen“weggelassen</text:p>
          </table:table-cell>
        </table:table-row>
        <table:table-row table:style-name="ro5">
          <table:table-cell office:value-type="string">
            <text:p>Mt 20,7</text:p>
          </table:table-cell>
          <table:table-cell office:value-type="string">
            <text:p>… Geht auch ihr in den Weinberg, und was recht ist, das werdet ihr empfangen!</text:p>
          </table:table-cell>
          <table:table-cell office:value-type="string">
            <text:p>„und was recht ist, das werdet ihr empfangen!“ weggelassen</text:p>
          </table:table-cell>
          <table:table-cell office:value-type="string">
            <text:p>Apg 13,19-20</text:p>
          </table:table-cell>
          <table:table-cell office:value-type="string">
            <text:p>und er vertilgte sieben Heidenvölker im Land Kanaan und teilte unter sie deren Land nach dem Los.20 Und danach, während etwa 450 Jahren, gab er ihnen Richter bis zu Samuel, dem Propheten.</text:p>
          </table:table-cell>
          <table:table-cell table:style-name="ce7" office:value-type="string">
            <text:p>… ließ er sie deren Land erben  20 – etwa 450 Jahre. Und danach gab er ihnen Richter bis zu Samuel</text:p>
          </table:table-cell>
          <table:table-cell office:value-type="string">
            <text:p>1Tim 2,7</text:p>
          </table:table-cell>
          <table:table-cell office:value-type="string">
            <text:p>für das ich eingesetzt wurde als Verkündiger und Apostel – ich sage die Wahrheit in Christus und lüge nicht -, als Lehrer der Heiden im Glauben und in der Wahrheit.</text:p>
          </table:table-cell>
          <table:table-cell office:value-type="string">
            <text:p>„in Christus“weggelassen</text:p>
          </table:table-cell>
        </table:table-row>
        <table:table-row table:style-name="ro2">
          <table:table-cell office:value-type="string">
            <text:p>Mt 20,16</text:p>
          </table:table-cell>
          <table:table-cell office:value-type="string">
            <text:p>So werden die Letzten die Ersten und die Ersten die Letzten sein. Denn viele sind berufen, aber wenige auserwählt.</text:p>
          </table:table-cell>
          <table:table-cell office:value-type="string">
            <text:p>Denn viele sind berufen, aber wenige auserwählt“ weggelassen</text:p>
          </table:table-cell>
          <table:table-cell office:value-type="string">
            <text:p>Apg 13,42</text:p>
          </table:table-cell>
          <table:table-cell office:value-type="string">
            <text:p>Als aber die Juden aus der Synagoge gegangen waren, baten die Heiden darum, daß ihnen diese Worte [auch] am nächsten Sabbat verkündigt würden.</text:p>
          </table:table-cell>
          <table:table-cell table:style-name="ce7" office:value-type="string">
            <text:p>Als sie aber * * *  hinausgingen, baten sie, daß am folgenden Sabbat diese Worte [noch einmal] zu ihnen geredet würden</text:p>
          </table:table-cell>
          <table:table-cell office:value-type="string">
            <text:p>1Tim 3,3</text:p>
          </table:table-cell>
          <table:table-cell office:value-type="string">
            <text:p>… nicht gewalttätig, nicht nach schändlichem Gewinn strebend, sondern gütig, …</text:p>
          </table:table-cell>
          <table:table-cell office:value-type="string">
            <text:p>„nicht nach schändlichem Gewinn strebend“weggelassen</text:p>
          </table:table-cell>
        </table:table-row>
        <table:table-row table:style-name="ro6">
          <table:table-cell office:value-type="string">
            <text:p>Mt 20,22-23</text:p>
          </table:table-cell>
          <table:table-cell office:value-type="string">
            <text:p>22 … Könnt ihr den Kelch trinken, den ich trinke, und getauft werden mit der Taufe, womit ich getauft werde? Sie sprechen zu ihm: Wir können es!23 … Ihr werdet zwar meinen Kelch trinken und getauft werden mit der Taufe, womit ich getauft werde. Aber … </text:p>
          </table:table-cell>
          <table:table-cell office:value-type="string">
            <text:p>„und getauft werden mit der Taufe, womit ich getauft werde“ zweimal weggelassen</text:p>
          </table:table-cell>
          <table:table-cell office:value-type="string">
            <text:p>Apg 15,11</text:p>
          </table:table-cell>
          <table:table-cell office:value-type="string">
            <text:p>… daß wir durch die Gnade des Herrn Jesus Christus gerettet werden…</text:p>
          </table:table-cell>
          <table:table-cell office:value-type="string">
            <text:p>„Christus“weggelassen</text:p>
          </table:table-cell>
          <table:table-cell office:value-type="string">
            <text:p>1Tim 3,16</text:p>
          </table:table-cell>
          <table:table-cell office:value-type="string">
            <text:p>Und anerkannt groß ist das Geheimnis der Gottesfurcht: Gott ist geoffenbart worden im Fleisch, gerechtfertigt im Geist, gesehen von den Engeln, verkündigt unter den Heiden, geglaubt in der Welt, aufgenommen in die Herrlichkeit.</text:p>
          </table:table-cell>
          <table:table-cell office:value-type="string">
            <text:p>Der geoffenbart worden ist im Fleisch …</text:p>
          </table:table-cell>
        </table:table-row>
        <table:table-row table:style-name="ro3">
          <table:table-cell office:value-type="string">
            <text:p>Mt 21,44</text:p>
          </table:table-cell>
          <table:table-cell table:style-name="ce3" office:value-type="string">
            <text:p>Und wer auf diesen Stein fällt, der wird zerschmettert werden; auf wen er aber fällt, den wird er zermalmen.</text:p>
          </table:table-cell>
          <table:table-cell table:style-name="ce8" office:value-type="string">
            <text:p>Ganzer Vers als möglicherweise unecht in Klammern.</text:p>
          </table:table-cell>
          <table:table-cell office:value-type="string">
            <text:p>Apg 15,17-18</text:p>
          </table:table-cell>
          <table:table-cell office:value-type="string">
            <text:p>… und alle Heiden, über die mein Name ausgerufen worden ist, spricht der Herr, der all dies tut.«  18 Gott sind alle seine Werke von Ewigkeit her bekannt.</text:p>
          </table:table-cell>
          <table:table-cell table:style-name="ce7" office:value-type="string">
            <text:p>der all dies tut«  18 was von jeher bekannt ist.</text:p>
          </table:table-cell>
          <table:table-cell office:value-type="string">
            <text:p>1Tim 4,12</text:p>
          </table:table-cell>
          <table:table-cell office:value-type="string">
            <text:p>… sei den Gläubigen ein Vorbild im Wort, im Wandel, in der Liebe, im Geist, im Glauben, in der Keuschheit!</text:p>
          </table:table-cell>
          <table:table-cell office:value-type="string">
            <text:p>„im Geist“weggelassen</text:p>
          </table:table-cell>
        </table:table-row>
        <table:table-row table:style-name="ro6">
          <table:table-cell office:value-type="string">
            <text:p>Mt 22,30</text:p>
          </table:table-cell>
          <table:table-cell office:value-type="string">
            <text:p>… sondern sie sind wie die Engel Gottes im Himmel.</text:p>
          </table:table-cell>
          <table:table-cell office:value-type="string">
            <text:p>„Gottes“weggelassen</text:p>
          </table:table-cell>
          <table:table-cell office:value-type="string">
            <text:p>Apg 15,24</text:p>
          </table:table-cell>
          <table:table-cell office:value-type="string">
            <text:p>Da wir gehört haben, daß etliche, die von uns ausgegangen sind, euch durch Reden verwirrt und eure Seelen unsicher gemacht haben, indem sie sagen, man müsse sich beschneiden lassen und das Gesetz halten, ohne daß wir sie dazu beauftragt hätten,</text:p>
          </table:table-cell>
          <table:table-cell table:style-name="ce8" office:value-type="string">
            <text:p>Die markierten Worte werden weggelassen</text:p>
          </table:table-cell>
          <table:table-cell office:value-type="string">
            <text:p>1Tim 5,21</text:p>
          </table:table-cell>
          <table:table-cell office:value-type="string">
            <text:p>Ich ermahne dich ernstlich vor Gott und dem Herrn Jesus Christus und den auserwählten Engeln,</text:p>
          </table:table-cell>
          <table:table-cell table:style-name="ce7" office:value-type="string">
            <text:p>vor Gott und Christus Jesus und…</text:p>
          </table:table-cell>
        </table:table-row>
        <table:table-row table:style-name="ro2">
          <table:table-cell office:value-type="string">
            <text:p>Mt 23,8</text:p>
          </table:table-cell>
          <table:table-cell office:value-type="string">
            <text:p>… denn einer ist euer Meister, der Christus; ihr aber seid alle Brüder.</text:p>
          </table:table-cell>
          <table:table-cell office:value-type="string">
            <text:p>„der Christus“ weggelassen</text:p>
          </table:table-cell>
          <table:table-cell office:value-type="string">
            <text:p>Apg 15,34</text:p>
          </table:table-cell>
          <table:table-cell table:style-name="ce3" office:value-type="string">
            <text:p>Silas aber beschloß, dort zu bleiben. </text:p>
          </table:table-cell>
          <table:table-cell table:style-name="ce8" office:value-type="string">
            <text:p>Der ganze Vers wird weggelassen</text:p>
          </table:table-cell>
          <table:table-cell office:value-type="string">
            <text:p>1Tim 6,5</text:p>
          </table:table-cell>
          <table:table-cell office:value-type="string">
            <text:p>… Menschen, die eine verdorbene Gesinnung haben und der Wahrheit beraubt sind und meinen, die Gottesfurcht sei ein Mittel zur Bereicherung - von solchen halte dich fern!</text:p>
          </table:table-cell>
          <table:table-cell table:style-name="ce8" office:value-type="string">
            <text:p>Die markierten Worte werden weggelassen</text:p>
          </table:table-cell>
        </table:table-row>
        <table:table-row table:style-name="ro5">
          <table:table-cell office:value-type="string">
            <text:p>Mt 23,14</text:p>
          </table:table-cell>
          <table:table-cell table:style-name="ce3" office:value-type="string">
            <text:p>Wehe euch, ihr Schriftgelehrten und Pharisäer, ihr Heuchler, daß ihr die Häuser der Witwen freßt und zum Schein lange betet. Darum werdet ihr ein schwereres Gericht empfangen!</text:p>
          </table:table-cell>
          <table:table-cell table:style-name="ce8" office:value-type="string">
            <text:p>Der ganze Vers wird weggelassen</text:p>
          </table:table-cell>
          <table:table-cell office:value-type="string">
            <text:p>Apg 16,31</text:p>
          </table:table-cell>
          <table:table-cell office:value-type="string">
            <text:p>Glaube an den Herrn Jesus Christus, so wirst du gerettet werden, du und dein Haus!</text:p>
          </table:table-cell>
          <table:table-cell office:value-type="string">
            <text:p>„Christus“weggelassen</text:p>
          </table:table-cell>
          <table:table-cell office:value-type="string">
            <text:p>1Tim 6,7</text:p>
          </table:table-cell>
          <table:table-cell office:value-type="string">
            <text:p>Denn wir haben nichts in die Welt hineingebracht, und es ist klar, daß wir auch nichts hinausbringen können.</text:p>
          </table:table-cell>
          <table:table-cell office:value-type="string">
            <text:p>„es ist klar, daß“ weggelassen</text:p>
          </table:table-cell>
        </table:table-row>
        <table:table-row table:style-name="ro4">
          <table:table-cell office:value-type="string">
            <text:p>Mt 24,7</text:p>
          </table:table-cell>
          <table:table-cell office:value-type="string">
            <text:p>… und es werden hier und dort Hungersnöte, Seuchen und Erdbeben geschehen.</text:p>
          </table:table-cell>
          <table:table-cell office:value-type="string">
            <text:p>„Seuchen“weggelassen</text:p>
          </table:table-cell>
          <table:table-cell office:value-type="string">
            <text:p>Apg 17,26</text:p>
          </table:table-cell>
          <table:table-cell office:value-type="string">
            <text:p>Und er hat aus einem Blut jedes Volk der Menschheit gemacht,</text:p>
          </table:table-cell>
          <table:table-cell office:value-type="string">
            <text:p>„Blut“weggelassen</text:p>
          </table:table-cell>
          <table:table-cell office:value-type="string">
            <text:p>1Tim 6,19</text:p>
          </table:table-cell>
          <table:table-cell office:value-type="string">
            <text:p>damit sie das ewige Leben ergreifen und so für sich selbst eine gute Grundlage für die Zukunft sammeln.</text:p>
          </table:table-cell>
          <table:table-cell table:style-name="ce7" office:value-type="string">
            <text:p>…um das wirkliche Leben zu ergreifen</text:p>
          </table:table-cell>
        </table:table-row>
        <table:table-row table:style-name="ro2">
          <table:table-cell office:value-type="string">
            <text:p>Mt 24,36</text:p>
          </table:table-cell>
          <table:table-cell office:value-type="string">
            <text:p>Um jenen Tag aber und die Stunde weiß niemand, auch die Engel im Himmel nicht, sondern allein mein Vater.</text:p>
          </table:table-cell>
          <table:table-cell table:style-name="ce7" office:value-type="string">
            <text:p>… auch nicht die Engel in den Himmeln, auch nicht der Sohn, sondern der Vater allein</text:p>
          </table:table-cell>
          <table:table-cell office:value-type="string">
            <text:p>Apg 17,30</text:p>
          </table:table-cell>
          <table:table-cell office:value-type="string">
            <text:p>Nun hat zwar Gott über die Zeiten der Unwissenheit hinweggesehen, jetzt aber gebietet er allen Menschen überall, Buße zu tun,</text:p>
          </table:table-cell>
          <table:table-cell table:style-name="ce7" office:value-type="string">
            <text:p>jetzt aber läßt er den Menschen verkündigen, daß sie alle überall Buße tun sollen [so NA 25; NA 27=TR]</text:p>
          </table:table-cell>
          <table:table-cell office:value-type="string">
            <text:p>2Tim 1,11</text:p>
          </table:table-cell>
          <table:table-cell office:value-type="string">
            <text:p>für das ich als Verkündiger und Apostel und Lehrer der Heiden eingesetzt worden bin.</text:p>
          </table:table-cell>
          <table:table-cell office:value-type="string">
            <text:p>„der Heiden“weggelassen</text:p>
          </table:table-cell>
        </table:table-row>
        <table:table-row table:style-name="ro3">
          <table:table-cell office:value-type="string">
            <text:p>Mt 25,13</text:p>
          </table:table-cell>
          <table:table-cell office:value-type="string">
            <text:p>Darum wacht! Denn ihr wißt weder den Tag noch die Stunde, in welcher der Sohn des Menschen kommen wird.</text:p>
          </table:table-cell>
          <table:table-cell office:value-type="string">
            <text:p>„in welcher der Sohn des Menschen kommen wird“weggelassen</text:p>
          </table:table-cell>
          <table:table-cell office:value-type="string">
            <text:p>Apg 18,5</text:p>
          </table:table-cell>
          <table:table-cell office:value-type="string">
            <text:p>… wurde Paulus durch den Geist gedrängt, den Juden zu bezeugen, daß Jesus der Christus ist.</text:p>
          </table:table-cell>
          <table:table-cell table:style-name="ce7" office:value-type="string">
            <text:p>wurde Paulus durch das Wort gedrängt,</text:p>
          </table:table-cell>
          <table:table-cell office:value-type="string">
            <text:p>2Tim 2,19</text:p>
          </table:table-cell>
          <table:table-cell office:value-type="string">
            <text:p>Der Herr kennt die Seinen! und: Jeder, der den Namen des Christus nennt, wende sich ab von der Ungerechtigkeit!</text:p>
          </table:table-cell>
          <table:table-cell table:style-name="ce7" office:value-type="string">
            <text:p>Jeder, der den Namen des Herrn nennt,</text:p>
          </table:table-cell>
        </table:table-row>
        <table:table-row table:style-name="ro5">
          <table:table-cell office:value-type="string">
            <text:p>Mt 25,31</text:p>
          </table:table-cell>
          <table:table-cell office:value-type="string">
            <text:p>Wenn aber der Sohn des Menschen in seiner Herrlichkeit kommen wird und alle heiligen Engel mit ihm …</text:p>
          </table:table-cell>
          <table:table-cell office:value-type="string">
            <text:p>„heiligen“weggelassen</text:p>
          </table:table-cell>
          <table:table-cell office:value-type="string">
            <text:p>Apg 18,21</text:p>
          </table:table-cell>
          <table:table-cell office:value-type="string">
            <text:p>sondern nahm Abschied von ihnen, indem er sprach: Ich muß unter allen Umständen das bevorstehende Fest in Jerusalem feiern; ich werde aber wieder zu euch zurückkehren, so Gott will!</text:p>
          </table:table-cell>
          <table:table-cell table:style-name="ce8" office:value-type="string">
            <text:p>Die markierten Worte werden weggelassen</text:p>
          </table:table-cell>
          <table:table-cell office:value-type="string">
            <text:p>2Tim 4,1</text:p>
          </table:table-cell>
          <table:table-cell office:value-type="string">
            <text:p>Daher ermahne ich dich ernstlich vor dem Angesicht Gottes und des Herrn Jesus Christus, der Lebendige und Tote richten wird, um seiner Erscheinung und seines Reiches willen:</text:p>
          </table:table-cell>
          <table:table-cell table:style-name="ce7" office:value-type="string">
            <text:p>Ich bezeuge eindringlich vor Gott und Christus Jesus, der …[vgl. 1Tim 5,21]</text:p>
          </table:table-cell>
        </table:table-row>
        <table:table-row table:style-name="ro4">
          <table:table-cell office:value-type="string">
            <text:p>Mt 26,28</text:p>
          </table:table-cell>
          <table:table-cell office:value-type="string">
            <text:p>Denn das ist mein Blut, das des neuen Bundes, das für viele vergossen wird …</text:p>
          </table:table-cell>
          <table:table-cell office:value-type="string">
            <text:p>„neuen“weggelassen</text:p>
          </table:table-cell>
          <table:table-cell office:value-type="string">
            <text:p>Apg 19,4</text:p>
          </table:table-cell>
          <table:table-cell office:value-type="string">
            <text:p>… daß sie an den glauben sollten, der nach ihm kommt, das heißt an den Christus Jesus.</text:p>
          </table:table-cell>
          <table:table-cell office:value-type="string">
            <text:p>„den Christus“ weggelassen</text:p>
          </table:table-cell>
          <table:table-cell office:value-type="string">
            <text:p>2Tim 4,22</text:p>
          </table:table-cell>
          <table:table-cell office:value-type="string">
            <text:p>Der Herr Jesus Christus sei mit deinem Geist! …</text:p>
          </table:table-cell>
          <table:table-cell office:value-type="string">
            <text:p>„Jesus Christus“ weggelassen</text:p>
          </table:table-cell>
        </table:table-row>
        <table:table-row table:style-name="ro5">
          <table:table-cell office:value-type="string">
            <text:p>Mt 27,24</text:p>
          </table:table-cell>
          <table:table-cell office:value-type="string">
            <text:p>Ich bin unschuldig an dem Blut dieses Gerechten; seht ihr zu!</text:p>
          </table:table-cell>
          <table:table-cell office:value-type="string">
            <text:p>„Gerechten“ weggelassen</text:p>
          </table:table-cell>
          <table:table-cell office:value-type="string">
            <text:p>Apg 19,10</text:p>
          </table:table-cell>
          <table:table-cell office:value-type="string">
            <text:p>… so daß alle, die in [der Provinz] Asia wohnten, das Wort des Herrn Jesus hörten</text:p>
          </table:table-cell>
          <table:table-cell office:value-type="string">
            <text:p>„Jesus“weggelassen</text:p>
          </table:table-cell>
          <table:table-cell office:value-type="string">
            <text:p>Tit 1,4</text:p>
          </table:table-cell>
          <table:table-cell office:value-type="string">
            <text:p>… Gnade, Barmherzigkeit, Friede [sei mit dir] von Gott, dem Vater, und dem Herrn Jesus Christus, unserem Retter!</text:p>
          </table:table-cell>
          <table:table-cell table:style-name="ce7" office:value-type="string">
            <text:p>… Gnade, * * * Friede [sei mit dir] von Gott, dem Vater, und Christus Jesus, unserem Retter!</text:p>
          </table:table-cell>
        </table:table-row>
        <table:table-row table:style-name="ro4">
          <table:table-cell office:value-type="string">
            <text:p>Mt 27,34</text:p>
          </table:table-cell>
          <table:table-cell office:value-type="string">
            <text:p>gaben sie ihm Essig mit Galle vermischt zu trinken</text:p>
          </table:table-cell>
          <table:table-cell table:style-name="ce7" office:value-type="string">
            <text:p>…gaben sie ihm mit Galle vermischten Wein zu trinken</text:p>
          </table:table-cell>
          <table:table-cell office:value-type="string">
            <text:p>Apg 20,21</text:p>
          </table:table-cell>
          <table:table-cell office:value-type="string">
            <text:p>indem ich Juden und Griechen die Buße zu Gott und den Glauben an unseren Herrn Jesus Christus bezeugt habe.</text:p>
          </table:table-cell>
          <table:table-cell office:value-type="string">
            <text:p>„Christus“weggelassen</text:p>
          </table:table-cell>
          <table:table-cell office:value-type="string">
            <text:p>Tit 2,7</text:p>
          </table:table-cell>
          <table:table-cell office:value-type="string">
            <text:p>In der Lehre erweise Unverfälschtheit, würdigen Ernst, Unverderbtheit,</text:p>
          </table:table-cell>
          <table:table-cell office:value-type="string">
            <text:p>„Unverderbtheit“ weggelassen</text:p>
          </table:table-cell>
        </table:table-row>
        <table:table-row table:style-name="ro7">
          <table:table-cell office:value-type="string">
            <text:p>Mt 27,35</text:p>
          </table:table-cell>
          <table:table-cell office:value-type="string">
            <text:p>Nachdem sie ihn nun gekreuzigt hatten, teilten sie seine Kleider unter sich und warfen das Los, damit erfüllt würde, was durch den Propheten gesagt ist: »Sie haben meine Kleider unter sich geteilt, und das Los über mein Gewand geworfen«.</text:p>
          </table:table-cell>
          <table:table-cell office:value-type="string">
            <text:p>„damit erfüllt würde, was durch den Propheten gesagt ist: »Sie haben meine Kleider unter sich geteilt, und das Los über mein Gewand geworfen“ weggelassen</text:p>
          </table:table-cell>
          <table:table-cell office:value-type="string">
            <text:p>Apg 20,25</text:p>
          </table:table-cell>
          <table:table-cell office:value-type="string">
            <text:p>… bei denen ich umhergezogen bin und das Reich Gottes verkündigt habe.</text:p>
          </table:table-cell>
          <table:table-cell office:value-type="string">
            <text:p>„Gottes“weggelassen</text:p>
          </table:table-cell>
          <table:table-cell office:value-type="string">
            <text:p>Phlm 6</text:p>
          </table:table-cell>
          <table:table-cell office:value-type="string">
            <text:p>… im Hinblick auf den Glauben für Christus Jesus wirksam werde …</text:p>
          </table:table-cell>
          <table:table-cell office:value-type="string">
            <text:p>„Jesus“ weggelassen</text:p>
          </table:table-cell>
        </table:table-row>
        <table:table-row table:style-name="ro4">
          <table:table-cell office:value-type="string">
            <text:p>Mt 28,6</text:p>
          </table:table-cell>
          <table:table-cell office:value-type="string">
            <text:p>Kommt her, seht den Ort, wo der Herr gelegen hat!</text:p>
          </table:table-cell>
          <table:table-cell office:value-type="string">
            <text:p>„der Herr“weggelassen</text:p>
          </table:table-cell>
          <table:table-cell office:value-type="string">
            <text:p>Apg 20,28</text:p>
          </table:table-cell>
          <table:table-cell office:value-type="string">
            <text:p>… um die Gemeinde Gottes zu hüten, die er durch sein eigenes Blut erworben hat!</text:p>
          </table:table-cell>
          <table:table-cell table:style-name="ce7" office:value-type="string">
            <text:p>… die er durch das Blut seines eigenen erworben hat</text:p>
          </table:table-cell>
          <table:table-cell office:value-type="string">
            <text:p>Hebr 1,2</text:p>
          </table:table-cell>
          <table:table-cell office:value-type="string">
            <text:p>hat er in diesen letzten Tagen zu uns geredet durch den Sohn.</text:p>
          </table:table-cell>
          <table:table-cell table:style-name="ce7" office:value-type="string">
            <text:p>hat er am Ende dieser Tage zu uns geredet durch den Sohn.</text:p>
          </table:table-cell>
        </table:table-row>
        <table:table-row table:style-name="ro5">
          <table:table-cell office:value-type="string">
            <text:p>Mk 1,1</text:p>
          </table:table-cell>
          <table:table-cell office:value-type="string">
            <text:p>Anfang des Evangeliums von Jesus Christus, dem Sohn Gottes.</text:p>
          </table:table-cell>
          <table:table-cell office:value-type="string">
            <text:p>„dem Sohn Gottes“von NA 25 weg-gelassen; NA 27 = []</text:p>
          </table:table-cell>
          <table:table-cell office:value-type="string">
            <text:p>Apg 21,25</text:p>
          </table:table-cell>
          <table:table-cell office:value-type="string">
            <text:p>Was aber die gläubig gewordenen Heiden betrifft, so haben wir [ja] geschrieben und angeordnet, daß sie von alledem nichts zu befolgen haben, sondern sich nur hüten sollen vor dem Götzenopfer ….</text:p>
          </table:table-cell>
          <table:table-cell table:style-name="ce8" office:value-type="string">
            <text:p>Die markierten Worte werden weggelassen</text:p>
          </table:table-cell>
          <table:table-cell office:value-type="string">
            <text:p>Hebr 1,3</text:p>
          </table:table-cell>
          <table:table-cell office:value-type="string">
            <text:p>… er hat sich, nachdem er die Reinigung von unseren Sünden durch sich selbst vollbracht hat, zur Rechten der Majestät in der Höhe gesetzt.</text:p>
          </table:table-cell>
          <table:table-cell table:style-name="ce8" office:value-type="string">
            <text:p>Die markierten Worte werden weggelassen</text:p>
          </table:table-cell>
        </table:table-row>
        <table:table-row table:style-name="ro3">
          <table:table-cell office:value-type="string">
            <text:p>Mk 1,2</text:p>
          </table:table-cell>
          <table:table-cell office:value-type="string">
            <text:p>Wie geschrieben steht in den Propheten: »Siehe, ich sende meinen Boten vor deinem Angesicht her …« [Mal 3,1]</text:p>
          </table:table-cell>
          <table:table-cell table:style-name="ce7" office:value-type="string">
            <text:p>Wie in dem Propheten Jesaja geschrieben steht: „Siehe,…</text:p>
          </table:table-cell>
          <table:table-cell office:value-type="string">
            <text:p>Apg 22,16</text:p>
          </table:table-cell>
          <table:table-cell office:value-type="string">
            <text:p>… und laß deine Sünden abwaschen, indem du den Namen des Herrn anrufst!</text:p>
          </table:table-cell>
          <table:table-cell table:style-name="ce7" office:value-type="string">
            <text:p>… indem du seinen Namen anrufst!</text:p>
          </table:table-cell>
          <table:table-cell office:value-type="string">
            <text:p>Hebr 2,7</text:p>
          </table:table-cell>
          <table:table-cell office:value-type="string">
            <text:p>Du hast ihn ein wenig niedriger sein lassen als die Engel; mit Herrlichkeit und Ehre hast du ihn gekrönt und hast ihn gesetzt über die Werke deiner Hände;</text:p>
          </table:table-cell>
          <table:table-cell table:style-name="ce8" office:value-type="string">
            <text:p>Die markierten Worte werden weggelassen</text:p>
          </table:table-cell>
        </table:table-row>
        <table:table-row table:style-name="ro8">
          <table:table-cell office:value-type="string">
            <text:p>Mk 1,14</text:p>
          </table:table-cell>
          <table:table-cell office:value-type="string">
            <text:p>kam Jesus nach Galiläa und verkündigte das Evangelium vom Reich Gottes</text:p>
          </table:table-cell>
          <table:table-cell office:value-type="string">
            <text:p>„vom Reich“weggelassen</text:p>
          </table:table-cell>
          <table:table-cell office:value-type="string">
            <text:p>Apg 24,6-8</text:p>
          </table:table-cell>
          <table:table-cell office:value-type="string">
            <text:p>Er versuchte sogar, den Tempel zu entheiligen; doch wir ergriffen ihn und wollten ihn nach unserem Gesetz richten.  7 Aber Lysias, der Befehlshaber, kam dazu und entriß ihn mit großer Gewalt unseren Händen;  8 und er befahl, daß seine Ankläger zu dir kommen sollten. Von ihm kannst du selbst, wenn du ihn verhörst, alles erfahren, dessen wir ihn anklagen!</text:p>
          </table:table-cell>
          <table:table-cell table:style-name="ce8" office:value-type="string">
            <text:p>Die markierten Worte, darunter ein ganzer Vers, werden </text:p>
            <text:p>weggelassen</text:p>
          </table:table-cell>
          <table:table-cell office:value-type="string">
            <text:p>Hebr 3,1</text:p>
          </table:table-cell>
          <table:table-cell office:value-type="string">
            <text:p>… betrachtet den Apostel und Hohenpriester unseres Bekenntnisses, Christus Jesus,</text:p>
          </table:table-cell>
          <table:table-cell office:value-type="string">
            <text:p>„Christus“ weggelassen</text:p>
          </table:table-cell>
        </table:table-row>
        <table:table-row table:style-name="ro5">
          <table:table-cell office:value-type="string">
            <text:p>Mk 2,17</text:p>
          </table:table-cell>
          <table:table-cell office:value-type="string">
            <text:p>… Ich bin nicht gekommen, Gerechte zu berufen, sondern Sünder zur Buße.</text:p>
          </table:table-cell>
          <table:table-cell office:value-type="string">
            <text:p>„zur Buße“weggelassen</text:p>
          </table:table-cell>
          <table:table-cell office:value-type="string">
            <text:p>Apg 26,30</text:p>
          </table:table-cell>
          <table:table-cell table:style-name="ce3" office:value-type="string">
            <text:p>Und als er dies gesagt hatte, stand der König auf, ebenso der Statthalter und Bernice und die bei ihnen saßen.</text:p>
          </table:table-cell>
          <table:table-cell table:style-name="ce8" office:value-type="string">
            <text:p>Die markierten Worte werden weggelassen</text:p>
          </table:table-cell>
          <table:table-cell office:value-type="string">
            <text:p>Hebr 3,6</text:p>
          </table:table-cell>
          <table:table-cell office:value-type="string">
            <text:p>Christus aber als Sohn über sein eigenes Haus; und sein Haus sind wir, wenn wir die Zuversicht und das Rühmen der Hoffnung bis zum Ende standhaft festhalten.</text:p>
          </table:table-cell>
          <table:table-cell table:style-name="ce8" office:value-type="string">
            <text:p>Die markierten Worte werden weggelassen</text:p>
          </table:table-cell>
        </table:table-row>
        <table:table-row table:style-name="ro5">
          <table:table-cell office:value-type="string">
            <text:p>Mk 3,29</text:p>
          </table:table-cell>
          <table:table-cell office:value-type="string">
            <text:p>… der hat in Ewigkeit keine Vergebung, sondern er ist einem ewigen Gericht verfallen.</text:p>
          </table:table-cell>
          <table:table-cell table:style-name="ce7" office:value-type="string">
            <text:p>… sondern ist ewiger Sünde schuldig</text:p>
          </table:table-cell>
          <table:table-cell office:value-type="string">
            <text:p>Apg 28,16</text:p>
          </table:table-cell>
          <table:table-cell office:value-type="string">
            <text:p>Als wir aber nach Rom kamen, übergab der Hauptmann die Gefangenen dem Obersten der Leibwache; Paulus aber wurde gestattet, für sich zu bleiben mit dem Soldaten, der ihn bewachte.</text:p>
          </table:table-cell>
          <table:table-cell table:style-name="ce8" office:value-type="string">
            <text:p>Die markierten Worte werden weggelassen</text:p>
          </table:table-cell>
          <table:table-cell office:value-type="string">
            <text:p>Hebr 7,21</text:p>
          </table:table-cell>
          <table:table-cell office:value-type="string">
            <text:p>»Der Herr hat geschworen, und es wird ihn nicht gereuen: Du bist Priester in Ewigkeit nach der Weise Melchisedeks«</text:p>
          </table:table-cell>
          <table:table-cell table:style-name="ce8" office:value-type="string">
            <text:p>Die markierten Worte werden weggelassen</text:p>
          </table:table-cell>
        </table:table-row>
        <table:table-row table:style-name="ro3">
          <table:table-cell office:value-type="string">
            <text:p>Mk 4,11</text:p>
          </table:table-cell>
          <table:table-cell office:value-type="string">
            <text:p>Euch ist es gegeben, das Geheimnis des Reiches Gottes zu erkennen, denen aber, die draußen sind, wird alles in Gleichnissen zuteil,</text:p>
          </table:table-cell>
          <table:table-cell table:style-name="ce7" office:value-type="string">
            <text:p>Euch ist das Geheimnis des Reiches Gottes gegeben; jenen …</text:p>
          </table:table-cell>
          <table:table-cell office:value-type="string">
            <text:p>Apg 28,29</text:p>
          </table:table-cell>
          <table:table-cell table:style-name="ce3" office:value-type="string">
            <text:p>Und als er das gesagt hatte, gingen die Juden weg und hatten viel Wortwechsel miteinander. </text:p>
          </table:table-cell>
          <table:table-cell table:style-name="ce8" office:value-type="string">
            <text:p>Der ganze Vers wird weggelassen</text:p>
          </table:table-cell>
          <table:table-cell office:value-type="string">
            <text:p>Hebr 8,12</text:p>
          </table:table-cell>
          <table:table-cell office:value-type="string">
            <text:p>denn ich werde gnädig sein gegen ihre Ungerechtigkeiten, und an ihre Sünden und ihre Gesetzlosigkeiten werde ich nicht mehr gedenken.«</text:p>
          </table:table-cell>
          <table:table-cell table:style-name="ce8" office:value-type="string">
            <text:p>Die markierten Worte werden weggelassen</text:p>
          </table:table-cell>
        </table:table-row>
        <table:table-row table:style-name="ro5">
          <table:table-cell office:value-type="string">
            <text:p>Mk 6,11</text:p>
          </table:table-cell>
          <table:table-cell office:value-type="string">
            <text:p>… schüttelt den Staub von euren Füßen, ihnen zum Zeugnis. Wahrlich, ich sage euch: Es wird Sodom und Gomorra erträglicher gehen am Tag des Gerichts als jener Stadt!</text:p>
          </table:table-cell>
          <table:table-cell table:style-name="ce8" office:value-type="string">
            <text:p>Die markierten Worte werden weggelassen</text:p>
          </table:table-cell>
          <table:table-cell office:value-type="string">
            <text:p>Röm 1,16</text:p>
          </table:table-cell>
          <table:table-cell office:value-type="string">
            <text:p>Denn ich schäme mich des Evangeliums von Christus nicht;</text:p>
          </table:table-cell>
          <table:table-cell office:value-type="string">
            <text:p>„von Christus“ weggelassen</text:p>
          </table:table-cell>
          <table:table-cell office:value-type="string">
            <text:p>Hebr 10,9</text:p>
          </table:table-cell>
          <table:table-cell office:value-type="string">
            <text:p>»Siehe, ich komme, um deinen Willen, o Gott, zu tun«.</text:p>
          </table:table-cell>
          <table:table-cell office:value-type="string">
            <text:p>„o Gott“ weggelassen</text:p>
          </table:table-cell>
        </table:table-row>
        <table:table-row table:style-name="ro4">
          <table:table-cell office:value-type="string">
            <text:p>Mk 7,2</text:p>
          </table:table-cell>
          <table:table-cell office:value-type="string">
            <text:p>und als sie einige seiner Jünger mit unreinen … Händen Brot essen sahen, tadelten sie es.</text:p>
          </table:table-cell>
          <table:table-cell office:value-type="string">
            <text:p>„tadelten sie es“weggelassen</text:p>
          </table:table-cell>
          <table:table-cell office:value-type="string">
            <text:p>Röm 1,29</text:p>
          </table:table-cell>
          <table:table-cell office:value-type="string">
            <text:p>als solche, die voll sind von aller Ungerechtigkeit, Unzucht, Schlechtigkeit, Habsucht, Bosheit;</text:p>
          </table:table-cell>
          <table:table-cell office:value-type="string">
            <text:p>„Unzucht“weggelassen</text:p>
          </table:table-cell>
          <table:table-cell office:value-type="string">
            <text:p>Hebr 10,34</text:p>
          </table:table-cell>
          <table:table-cell office:value-type="string">
            <text:p>… weil ihr in euch selbst gewiß seid, daß ihr ein besseres und bleibendes Gut in den Himmeln besitzt.</text:p>
          </table:table-cell>
          <table:table-cell office:value-type="string">
            <text:p>„in den Himmeln“ weggelassen</text:p>
          </table:table-cell>
        </table:table-row>
        <table:table-row table:style-name="ro4">
          <table:table-cell office:value-type="string">
            <text:p>Mk 9,24</text:p>
          </table:table-cell>
          <table:table-cell office:value-type="string">
            <text:p>… Ich glaube, Herr; hilf mir, [loszukommen] von meinem Unglauben!</text:p>
          </table:table-cell>
          <table:table-cell office:value-type="string">
            <text:p>„Herr“weggelassen</text:p>
          </table:table-cell>
          <table:table-cell office:value-type="string">
            <text:p>Röm 1,31</text:p>
          </table:table-cell>
          <table:table-cell office:value-type="string">
            <text:p>unverständig, treulos, lieblos, unversöhnlich, unbarmherzig.</text:p>
          </table:table-cell>
          <table:table-cell office:value-type="string">
            <text:p>„unversöhnlich“weggelassen</text:p>
          </table:table-cell>
          <table:table-cell office:value-type="string">
            <text:p>Jak 1,12</text:p>
          </table:table-cell>
          <table:table-cell office:value-type="string">
            <text:p>… wird er die Krone des Lebens empfangen, welche der Herr denen verheißen hat, die ihn lieben.</text:p>
          </table:table-cell>
          <table:table-cell office:value-type="string">
            <text:p>„der Herr“ weggelassen</text:p>
          </table:table-cell>
        </table:table-row>
        <table:table-row table:style-name="ro5">
          <table:table-cell office:value-type="string">
            <text:p>Mk 9,29</text:p>
          </table:table-cell>
          <table:table-cell office:value-type="string">
            <text:p>Diese Art kann durch nichts ausfahren außer durch Gebet und Fasten.</text:p>
          </table:table-cell>
          <table:table-cell office:value-type="string">
            <text:p>„und Fasten“weggelassen</text:p>
          </table:table-cell>
          <table:table-cell office:value-type="string">
            <text:p>Röm 6,11</text:p>
          </table:table-cell>
          <table:table-cell office:value-type="string">
            <text:p>… aber für Gott lebt in Christus Jesus, unserem Herrn!</text:p>
          </table:table-cell>
          <table:table-cell office:value-type="string">
            <text:p>„unserem Herrn“weggelassen</text:p>
          </table:table-cell>
          <table:table-cell office:value-type="string">
            <text:p>Jak 2,18</text:p>
          </table:table-cell>
          <table:table-cell office:value-type="string">
            <text:p>… Beweise mir doch deinen Glauben aus deinen Werken, und ich werde dir aus meinen Werken meinen Glauben beweisen!«</text:p>
          </table:table-cell>
          <table:table-cell table:style-name="ce7" office:value-type="string">
            <text:p>Zeige mir deinen Glauben ohne Werke, und ich werde dir aus meinen Werken den Glauben zeigen!</text:p>
          </table:table-cell>
        </table:table-row>
        <table:table-row table:style-name="ro3">
          <table:table-cell office:value-type="string">
            <text:p>Mk 9,42</text:p>
          </table:table-cell>
          <table:table-cell office:value-type="string">
            <text:p>Wer aber einem der Kleinen, die an mich glauben, Anstoß [zur Sünde] gibt, …</text:p>
          </table:table-cell>
          <table:table-cell office:value-type="string">
            <text:p>„an mich“weggelassen</text:p>
          </table:table-cell>
          <table:table-cell office:value-type="string">
            <text:p>Röm 8,1</text:p>
          </table:table-cell>
          <table:table-cell office:value-type="string">
            <text:p>So gibt es jetzt keine Verdammnis mehr für die, welche in Christus Jesus sind, die nicht gemäß dem Fleisch wandeln, sondern gemäß dem Geist.</text:p>
          </table:table-cell>
          <table:table-cell table:style-name="ce8" office:value-type="string">
            <text:p>Die markierten Worte werden weggelassen</text:p>
          </table:table-cell>
          <table:table-cell office:value-type="string">
            <text:p>Jak 2,20</text:p>
          </table:table-cell>
          <table:table-cell office:value-type="string">
            <text:p>Willst du aber erkennen, du nichtiger Mensch, daß der Glaube ohne die Werke tot ist?</text:p>
          </table:table-cell>
          <table:table-cell table:style-name="ce7" office:value-type="string">
            <text:p>daß der Glaube ohne die Werke nutzlos ist?</text:p>
          </table:table-cell>
        </table:table-row>
        <table:table-row table:style-name="ro4">
          <table:table-cell office:value-type="string">
            <text:p>Mk 9,44</text:p>
          </table:table-cell>
          <table:table-cell table:style-name="ce3" office:value-type="string">
            <text:p>wo ihr Wurm nicht stirbt und das Feuer nicht erlischt. </text:p>
          </table:table-cell>
          <table:table-cell table:style-name="ce8" office:value-type="string">
            <text:p>Der ganze Vers wird weggelassen</text:p>
          </table:table-cell>
          <table:table-cell office:value-type="string">
            <text:p>Röm 9,31</text:p>
          </table:table-cell>
          <table:table-cell office:value-type="string">
            <text:p>daß aber Israel, das nach dem Gesetz der Gerechtigkeit strebte, das Gesetz der Gerechtigkeit nicht erreicht hat.</text:p>
          </table:table-cell>
          <table:table-cell office:value-type="string">
            <text:p>„der Gerechtigkeit“ weggelassen</text:p>
          </table:table-cell>
          <table:table-cell office:value-type="string">
            <text:p>Jak 3,9</text:p>
          </table:table-cell>
          <table:table-cell office:value-type="string">
            <text:p>Mit ihr loben wir Gott, den Vater, und mit ihr verfluchen wir die Menschen …</text:p>
          </table:table-cell>
          <table:table-cell table:style-name="ce7" office:value-type="string">
            <text:p>Mit ihr preisen wir den Herrn und Vater, und …</text:p>
          </table:table-cell>
        </table:table-row>
        <table:table-row table:style-name="ro3">
          <table:table-cell office:value-type="string">
            <text:p>Mk 9,45-46</text:p>
          </table:table-cell>
          <table:table-cell office:value-type="string">
            <text:p>…in das unauslöschliche Feuer, 46 wo ihr Wurm nicht stirbt und das Feuer nicht erlischt.</text:p>
          </table:table-cell>
          <table:table-cell table:style-name="ce8" office:value-type="string">
            <text:p>Das Versende von 45 und der ganze Vers 56 werden weggelassen</text:p>
          </table:table-cell>
          <table:table-cell office:value-type="string">
            <text:p>Röm 9,32</text:p>
          </table:table-cell>
          <table:table-cell office:value-type="string">
            <text:p>Warum? Weil es nicht aus Glauben geschah, sondern aus Werken des Gesetzes.</text:p>
          </table:table-cell>
          <table:table-cell office:value-type="string">
            <text:p>„des Gesetzes“weggelassen</text:p>
          </table:table-cell>
          <table:table-cell office:value-type="string">
            <text:p>Jak 4,4</text:p>
          </table:table-cell>
          <table:table-cell office:value-type="string">
            <text:p>Ihr Ehebrecher und Ehebrecherinnen, wißt ihr nicht, daß die Freundschaft mit der Welt Feindschaft gegen Gott ist?</text:p>
          </table:table-cell>
          <table:table-cell table:style-name="ce8" office:value-type="string">
            <text:p>Die markierten Worte werden weggelassen</text:p>
          </table:table-cell>
        </table:table-row>
        <table:table-row table:style-name="ro4">
          <table:table-cell office:value-type="string">
            <text:p>Mk 9,49</text:p>
          </table:table-cell>
          <table:table-cell office:value-type="string">
            <text:p>Denn jeder muß mit Feuer gesalzen werden, wie jedes Opfer mit Salz gesalzen wird.</text:p>
          </table:table-cell>
          <table:table-cell office:value-type="string">
            <text:p>„wie jedes Opfer mit Salz gesalzen wird“ weggelassen</text:p>
          </table:table-cell>
          <table:table-cell office:value-type="string">
            <text:p>Röm 10,15</text:p>
          </table:table-cell>
          <table:table-cell office:value-type="string">
            <text:p>Wie geschrieben steht: »Wie lieblich sind die Füße derer, die Frieden verkündigen, die Gutes verkündigen!«</text:p>
          </table:table-cell>
          <table:table-cell office:value-type="string">
            <text:p>„die Frieden verkündigen“weggelassen</text:p>
          </table:table-cell>
          <table:table-cell office:value-type="string">
            <text:p>Jak 5,16</text:p>
          </table:table-cell>
          <table:table-cell office:value-type="string">
            <text:p>Bekennt einander die Übertretungen und betet füreinander …</text:p>
          </table:table-cell>
          <table:table-cell table:style-name="ce7" office:value-type="string">
            <text:p>Bekennt einander die Sünden und betet füreinander …</text:p>
          </table:table-cell>
        </table:table-row>
        <table:table-row table:style-name="ro4">
          <table:table-cell office:value-type="string">
            <text:p>Mk 10,6</text:p>
          </table:table-cell>
          <table:table-cell office:value-type="string">
            <text:p>Am Anfang der Schöpfung aber hat Gott sie als Mann und Frau erschaffen.</text:p>
          </table:table-cell>
          <table:table-cell office:value-type="string">
            <text:p>Gott weggelassen[vgl. V. 5!]</text:p>
          </table:table-cell>
          <table:table-cell office:value-type="string">
            <text:p>Röm 10,17</text:p>
          </table:table-cell>
          <table:table-cell office:value-type="string">
            <text:p>Demnach kommt der Glaube aus der Verkündigung, die Verkündigung aber durch Gottes Wort.</text:p>
          </table:table-cell>
          <table:table-cell table:style-name="ce7" office:value-type="string">
            <text:p>…durch das Wort Christi.</text:p>
          </table:table-cell>
          <table:table-cell office:value-type="string">
            <text:p>1Pt 1,22</text:p>
          </table:table-cell>
          <table:table-cell office:value-type="string">
            <text:p>Da ihr eure Seelen im Gehorsam gegen die Wahrheit gereinigt habt durch den Geist zu ungeheuchelter Bruderliebe, …</text:p>
          </table:table-cell>
          <table:table-cell table:style-name="ce8" office:value-type="string">
            <text:p>Die markierten Worte werden weggelassen</text:p>
          </table:table-cell>
        </table:table-row>
        <table:table-row table:style-name="ro2">
          <table:table-cell office:value-type="string">
            <text:p>Mk 10,7</text:p>
          </table:table-cell>
          <table:table-cell office:value-type="string">
            <text:p>Darum wird ein Mann seinen Vater und seine Mutter verlassen und seiner Frau anhängen</text:p>
          </table:table-cell>
          <table:table-cell office:value-type="string">
            <text:p>„und seiner Frau anhängen“weggelassen von NA 25; NA 27 []</text:p>
          </table:table-cell>
          <table:table-cell office:value-type="string">
            <text:p>11,6</text:p>
          </table:table-cell>
          <table:table-cell office:value-type="string">
            <text:p>Wenn aber aus Gnade, so ist es nicht mehr um der Werke willen; sonst ist die Gnade nicht mehr Gnade; wenn aber um der Werke willen, so ist es nicht mehr Gnade, sonst ist das Werk nicht mehr Werk. </text:p>
          </table:table-cell>
          <table:table-cell table:style-name="ce8" office:value-type="string">
            <text:p>Die markierten Worte werden weggelassen</text:p>
          </table:table-cell>
          <table:table-cell office:value-type="string">
            <text:p>1Pt 1,23</text:p>
          </table:table-cell>
          <table:table-cell office:value-type="string">
            <text:p>denn ihr seid wiedergeboren nicht aus vergänglichem, sondern aus unvergänglichem Samen, durch das lebendige Wort Gottes, das in Ewigkeit bleibt.</text:p>
          </table:table-cell>
          <table:table-cell office:value-type="string">
            <text:p>„in Ewigkeit“ weggelassen</text:p>
          </table:table-cell>
        </table:table-row>
        <table:table-row table:style-name="ro5">
          <table:table-cell office:value-type="string">
            <text:p>Mk 10,21</text:p>
          </table:table-cell>
          <table:table-cell office:value-type="string">
            <text:p>… und komm, nimm das Kreuz auf dich und folge mir nach!</text:p>
          </table:table-cell>
          <table:table-cell office:value-type="string">
            <text:p>„nimm das Kreuz auf dich“weggelassen</text:p>
          </table:table-cell>
          <table:table-cell office:value-type="string">
            <text:p>Röm 13,9</text:p>
          </table:table-cell>
          <table:table-cell office:value-type="string">
            <text:p>Denn die [Gebote]: »Du sollst nicht ehebrechen, du sollst nicht töten, du sollst nicht stehlen, du sollst nicht falsches Zeugnis ablegen, du sollst nicht begehren«</text:p>
          </table:table-cell>
          <table:table-cell office:value-type="string">
            <text:p>„du sollst nicht falsches Zeugnis ablegen“weggelassen</text:p>
          </table:table-cell>
          <table:table-cell office:value-type="string">
            <text:p>1Pt 2,2</text:p>
          </table:table-cell>
          <table:table-cell office:value-type="string">
            <text:p>und seid als neugeborene Kindlein begierig nach der unverfälschten Milch des Wortes, damit ihr durch sie heranwachst,</text:p>
          </table:table-cell>
          <table:table-cell table:style-name="ce7" office:value-type="string">
            <text:p>damit ihr durch sie wachset zur Rettung</text:p>
          </table:table-cell>
        </table:table-row>
        <table:table-row table:style-name="ro6">
          <table:table-cell office:value-type="string">
            <text:p>Mk 10,24</text:p>
          </table:table-cell>
          <table:table-cell office:value-type="string">
            <text:p>… Kinder, wie schwer ist es für die, welche ihr Vertrauen auf Reichtum setzen, in das Reich Gottes hineinzukommen!</text:p>
          </table:table-cell>
          <table:table-cell table:style-name="ce7" office:value-type="string">
            <text:p>Kinder, wie schwer ist es, in das Reich Gottes hineinzukommen!</text:p>
          </table:table-cell>
          <table:table-cell office:value-type="string">
            <text:p>Röm 14,6</text:p>
          </table:table-cell>
          <table:table-cell office:value-type="string">
            <text:p>Wer auf den Tag achtet, der achtet darauf für den Herrn, und wer nicht auf den Tag achtet, der achtet nicht darauf für den Herrn. Wer ißt, der ißt für den Herrn, denn er dankt Gott; und wer nicht ißt, der enthält sich der Speise für den Herrn und dankt Gott auch.</text:p>
          </table:table-cell>
          <table:table-cell table:style-name="ce8" office:value-type="string">
            <text:p>Die markierten Worte werden weggelassen</text:p>
          </table:table-cell>
          <table:table-cell office:value-type="string">
            <text:p>1Pt 3,15</text:p>
          </table:table-cell>
          <table:table-cell office:value-type="string">
            <text:p>sondern heiligt vielmehr Gott, den Herrn, in euren Herzen!</text:p>
          </table:table-cell>
          <table:table-cell table:style-name="ce7" office:value-type="string">
            <text:p>sondern heiligt vielmehr Christus, den Herrn, in euren Herzen!</text:p>
          </table:table-cell>
        </table:table-row>
        <table:table-row table:style-name="ro3">
          <table:table-cell office:value-type="string">
            <text:p>Mk 11,10</text:p>
          </table:table-cell>
          <table:table-cell office:value-type="string">
            <text:p>Gepriesen sei das Reich unseres Vaters David, das kommt im Namen des Herrn!</text:p>
          </table:table-cell>
          <table:table-cell office:value-type="string">
            <text:p>„das kommt im Namen des Herrn“weggelassen</text:p>
          </table:table-cell>
          <table:table-cell office:value-type="string">
            <text:p>Röm 14,9</text:p>
          </table:table-cell>
          <table:table-cell office:value-type="string">
            <text:p>Denn dazu ist Christus auch gestorben und auferstanden und wieder lebendig geworden, daß er sowohl über Tote als auch über Lebende Herr sei.</text:p>
          </table:table-cell>
          <table:table-cell office:value-type="string">
            <text:p>„und auferstanden“weggelassen</text:p>
          </table:table-cell>
          <table:table-cell office:value-type="string">
            <text:p>1Pt 3,16</text:p>
          </table:table-cell>
          <table:table-cell office:value-type="string">
            <text:p>… damit die, welche euren guten Wandel in Christus verlästern, zuschanden werden in dem, worin sie euch als Übeltäter verleumden mögen.</text:p>
          </table:table-cell>
          <table:table-cell table:style-name="ce8" office:value-type="string">
            <text:p>Die markierten Worte werden weggelassen</text:p>
          </table:table-cell>
        </table:table-row>
        <table:table-row table:style-name="ro4">
          <table:table-cell office:value-type="string">
            <text:p>Mk 11,26</text:p>
          </table:table-cell>
          <table:table-cell table:style-name="ce3" office:value-type="string">
            <text:p>Wenn ihr aber nicht vergebt, so wird auch euer Vater im Himmel eure Verfehlungen nicht vergeben. </text:p>
          </table:table-cell>
          <table:table-cell table:style-name="ce8" office:value-type="string">
            <text:p>Der ganze Vers wird weggelassen</text:p>
          </table:table-cell>
          <table:table-cell office:value-type="string">
            <text:p>Röm 14,10</text:p>
          </table:table-cell>
          <table:table-cell office:value-type="string">
            <text:p>Wir werden ja alle vor dem Richterstuhl des Christus erscheinen;</text:p>
          </table:table-cell>
          <table:table-cell table:style-name="ce7" office:value-type="string">
            <text:p>Wir werden ja alle vor dem Richterstuhl Gottes erscheinen;</text:p>
          </table:table-cell>
          <table:table-cell office:value-type="string">
            <text:p>1Pt 4,1</text:p>
          </table:table-cell>
          <table:table-cell office:value-type="string">
            <text:p>Da nun Christus für uns im Fleisch gelitten hat, so wappnet auch ihr euch mit derselben Gesinnung;</text:p>
          </table:table-cell>
          <table:table-cell office:value-type="string">
            <text:p>„für uns“ weggelassen</text:p>
          </table:table-cell>
        </table:table-row>
        <table:table-row table:style-name="ro3">
          <table:table-cell office:value-type="string">
            <text:p>Mk 13,14</text:p>
          </table:table-cell>
          <table:table-cell office:value-type="string">
            <text:p>Wenn ihr aber den Greuel der Verwüstung, von dem durch den Propheten Daniel geredet wurde, da stehen seht, …</text:p>
          </table:table-cell>
          <table:table-cell office:value-type="string">
            <text:p>„von dem durch den Propheten Daniel geredet wurde“weggelassen</text:p>
          </table:table-cell>
          <table:table-cell office:value-type="string">
            <text:p>Röm 15,29</text:p>
          </table:table-cell>
          <table:table-cell office:value-type="string">
            <text:p>Ich weiß aber, daß, wenn ich zu euch komme, ich mit der Segensfülle des Evangeliums von Christus kommen werde.</text:p>
          </table:table-cell>
          <table:table-cell office:value-type="string">
            <text:p>„des Evangeliums“weggelassen</text:p>
          </table:table-cell>
          <table:table-cell office:value-type="string">
            <text:p>1Pt 4,14</text:p>
          </table:table-cell>
          <table:table-cell office:value-type="string">
            <text:p>Denn der Geist der Herrlichkeit, [der Geist] Gottes ruht auf euch; bei ihnen ist er verlästert, bei euch aber verherrlicht.</text:p>
          </table:table-cell>
          <table:table-cell table:style-name="ce8" office:value-type="string">
            <text:p>Die markierten Worte werden weggelassen</text:p>
          </table:table-cell>
        </table:table-row>
        <table:table-row table:style-name="ro5">
          <table:table-cell office:value-type="string">
            <text:p>Mk 13,33</text:p>
          </table:table-cell>
          <table:table-cell office:value-type="string">
            <text:p>Habt acht, wacht und betet!</text:p>
          </table:table-cell>
          <table:table-cell office:value-type="string">
            <text:p>„und betet“weggelassen</text:p>
          </table:table-cell>
          <table:table-cell office:value-type="string">
            <text:p>Röm 16,24</text:p>
          </table:table-cell>
          <table:table-cell table:style-name="ce3" office:value-type="string">
            <text:p>Die Gnade unseres Herrn Jesus Christus sei mit euch allen! Amen. </text:p>
          </table:table-cell>
          <table:table-cell table:style-name="ce8" office:value-type="string">
            <text:p>Der ganze Vers wird weggelassen. Verse 25-27 als möglicherweise unecht in Klammern</text:p>
          </table:table-cell>
          <table:table-cell office:value-type="string">
            <text:p>1Pt 5,11</text:p>
          </table:table-cell>
          <table:table-cell office:value-type="string">
            <text:p>Ihm sei die Herrlichkeit und die Macht von Ewigkeit zu Ewigkeit! Amen.</text:p>
          </table:table-cell>
          <table:table-cell table:style-name="ce8" office:value-type="string">
            <text:p>Die markierten Worte werden weggelassen</text:p>
          </table:table-cell>
        </table:table-row>
        <table:table-row table:style-name="ro5">
          <table:table-cell office:value-type="string">
            <text:p>Mk 14,22</text:p>
          </table:table-cell>
          <table:table-cell office:value-type="string">
            <text:p>Und während sie aßen, nahm Jesus Brot, sprach den Segen, brach es, gab es ihnen und sprach: Nehmt, eßt! Das ist mein Leib.</text:p>
          </table:table-cell>
          <table:table-cell office:value-type="string">
            <text:p>„eßt“weggelassen[vgl. Mt 26,26;</text:p>
            <text:p>Lk 22,19-20; </text:p>
            <text:p>1Kor 11,24]</text:p>
          </table:table-cell>
          <table:table-cell office:value-type="string">
            <text:p>1Kor 2,4</text:p>
          </table:table-cell>
          <table:table-cell office:value-type="string">
            <text:p>Und meine Rede und meine Verkündigung bestand nicht in überredenden Worten menschlicher Weisheit, sondern in Erweisung des Geistes und der Kraft,</text:p>
          </table:table-cell>
          <table:table-cell office:value-type="string">
            <text:p>„menschlicher“ weggelassen</text:p>
          </table:table-cell>
          <table:table-cell office:value-type="string">
            <text:p>1Pt 5,14</text:p>
          </table:table-cell>
          <table:table-cell office:value-type="string">
            <text:p>Friede sei mit euch allen, die in Christus Jesus sind! Amen.</text:p>
          </table:table-cell>
          <table:table-cell table:style-name="ce8" office:value-type="string">
            <text:p>Die markierten Worte werden weggelassen</text:p>
          </table:table-cell>
        </table:table-row>
        <table:table-row table:style-name="ro3">
          <table:table-cell office:value-type="string">
            <text:p>Mk 14,24</text:p>
          </table:table-cell>
          <table:table-cell office:value-type="string">
            <text:p>Und er sprach zu ihnen: Das ist mein Blut, das des neuen Bundes, welches für viele vergossen wird.</text:p>
          </table:table-cell>
          <table:table-cell office:value-type="string">
            <text:p>„neuen“weggelassen[vgl. Mt 26,28; Lk 22,20; 1Kor 11,25]</text:p>
          </table:table-cell>
          <table:table-cell office:value-type="string">
            <text:p>1Kor 2,10</text:p>
          </table:table-cell>
          <table:table-cell office:value-type="string">
            <text:p>Uns aber hat es Gott geoffenbart durch seinen Geist; denn der Geist erforscht alles, auch die Tiefen Gottes.</text:p>
          </table:table-cell>
          <table:table-cell table:style-name="ce7" office:value-type="string">
            <text:p>Uns aber hat es Gott geoffenbart durch den Geist</text:p>
          </table:table-cell>
          <table:table-cell office:value-type="string">
            <text:p>2Pt 1,21</text:p>
          </table:table-cell>
          <table:table-cell office:value-type="string">
            <text:p>… sondern vom Heiligen Geist getrieben haben die heiligen Menschen Gottes geredet.</text:p>
          </table:table-cell>
          <table:table-cell table:style-name="ce7" office:value-type="string">
            <text:p>… sondern von Gott her redeten Menschen, getrieben vom Heiligen Geist.</text:p>
          </table:table-cell>
        </table:table-row>
        <table:table-row table:style-name="ro5">
          <table:table-cell office:value-type="string">
            <text:p>Mk 14,68</text:p>
          </table:table-cell>
          <table:table-cell office:value-type="string">
            <text:p>Und er ging in den Vorhof hinaus, und der Hahn krähte.</text:p>
          </table:table-cell>
          <table:table-cell office:value-type="string">
            <text:p>„und der Hahn krähte“NA 25 läßt weg; NA 27 =[]</text:p>
          </table:table-cell>
          <table:table-cell office:value-type="string">
            <text:p>1Kor 2,13</text:p>
          </table:table-cell>
          <table:table-cell office:value-type="string">
            <text:p>und davon reden wir auch, nicht in Worten, die von menschlicher Weisheit gelehrt sind, sondern in solchen, die vom Heiligen Geist gelehrt sind, indem wir Geistliches geistlich erklären.</text:p>
          </table:table-cell>
          <table:table-cell office:value-type="string">
            <text:p>„Heiligen“weggelassen</text:p>
          </table:table-cell>
          <table:table-cell office:value-type="string">
            <text:p>2Pt 2,17</text:p>
          </table:table-cell>
          <table:table-cell office:value-type="string">
            <text:p>… und ihnen ist das Dunkel der Finsternis aufbehalten in Ewigkeit.</text:p>
          </table:table-cell>
          <table:table-cell office:value-type="string">
            <text:p>„in Ewigkeit“ weggelassen</text:p>
          </table:table-cell>
        </table:table-row>
        <table:table-row table:style-name="ro5">
          <table:table-cell office:value-type="string">
            <text:p>Mk 15,28</text:p>
          </table:table-cell>
          <table:table-cell table:style-name="ce3" office:value-type="string">
            <text:p>Da wurde die Schrift erfüllt, die spricht: »Und er ist unter die Gesetzlosen gerechnet worden«. </text:p>
          </table:table-cell>
          <table:table-cell table:style-name="ce8" office:value-type="string">
            <text:p>Der ganze Vers wird weggelassen</text:p>
          </table:table-cell>
          <table:table-cell office:value-type="string">
            <text:p>1Kor 3,3</text:p>
          </table:table-cell>
          <table:table-cell office:value-type="string">
            <text:p>Solange nämlich Eifersucht und Streit und Zwietracht unter euch sind, seid ihr da nicht fleischlich …?</text:p>
          </table:table-cell>
          <table:table-cell office:value-type="string">
            <text:p>„und Zwietracht“weggelassen</text:p>
          </table:table-cell>
          <table:table-cell office:value-type="string">
            <text:p>2Pt 3,2</text:p>
          </table:table-cell>
          <table:table-cell office:value-type="string">
            <text:p>damit ihr an die Worte gedenkt, die von den heiligen Propheten vorausgesagt worden sind, und dessen, was euch der Herr und Retter durch uns, die Apostel, aufgetragen hat …</text:p>
          </table:table-cell>
          <table:table-cell table:style-name="ce7" office:value-type="string">
            <text:p>… und des von euren Aposteln übermittelten Gebotes des Herrn und Heilandes</text:p>
          </table:table-cell>
        </table:table-row>
        <table:table-row table:style-name="ro8">
          <table:table-cell office:value-type="string">
            <text:p>Mk 16,9-20</text:p>
          </table:table-cell>
          <table:table-cell table:style-name="ce3" office:value-type="string">
            <text:p>9 Als er aber früh am ersten Tag der Woche auferstanden war, erschien er zuerst der Maria Magdalena, von der er sieben Dämonen ausgetrieben hatte. …20 Sie aber gingen hinaus und verkündigten überall; und der Herr wirkte mit ihnen und bekräftigte das Wort durch die begleitenden Zeichen. Amen.</text:p>
          </table:table-cell>
          <table:table-cell table:style-name="ce8" office:value-type="string">
            <text:p>Die 12 letzten Verse des Markusevangeliums werden von NA 27 als „mit Sicherheit (!!) nicht ursprünglich“ bezeichnet (doppelte Klammern)</text:p>
          </table:table-cell>
          <table:table-cell office:value-type="string">
            <text:p>1Kor 4,6</text:p>
          </table:table-cell>
          <table:table-cell office:value-type="string">
            <text:p>… damit ihr an uns lernt, in eurem Denken nicht über das hinauszugehen, was geschrieben steht …[w. nicht über das hinaus zu denken …]</text:p>
          </table:table-cell>
          <table:table-cell table:style-name="ce7" office:value-type="string">
            <text:p>…damit ihr an uns lernt: Nicht über das hinaus, was geschrieben steht.(„Denken“ weggelassen)</text:p>
          </table:table-cell>
          <table:table-cell office:value-type="string">
            <text:p>2Pt 3,10</text:p>
          </table:table-cell>
          <table:table-cell office:value-type="string">
            <text:p>Es wird aber der Tag des Herrn kommen wie ein Dieb in der Nacht; dann werden die Himmel mit Krachen vergehen, die Elemente aber vor Hitze sich auflösen und die Erde und die Werke darauf verbrennen.</text:p>
          </table:table-cell>
          <table:table-cell table:style-name="ce7" office:value-type="string">
            <text:p>Es wird aber der Tag des Herrn kommen wie ein Dieb * * *; dann werden die Himmel mit Krachen vergehen, die Elemente aber vor Hitze sich auflösen und die Erde und die Werke darauf werden gefunden werden.</text:p>
          </table:table-cell>
        </table:table-row>
        <table:table-row table:style-name="ro3">
          <table:table-cell office:value-type="string">
            <text:p>Lk 1,28</text:p>
          </table:table-cell>
          <table:table-cell office:value-type="string">
            <text:p>Sei gegrüßt, du Begnadigte! Der Herr ist mit dir, du Gesegnete unter den Frauen!</text:p>
          </table:table-cell>
          <table:table-cell office:value-type="string">
            <text:p>„du Gesegnete unter den Frauen“weggelassen</text:p>
          </table:table-cell>
          <table:table-cell office:value-type="string">
            <text:p>1Kor 5,5</text:p>
          </table:table-cell>
          <table:table-cell office:value-type="string">
            <text:p>dem Satan zu übergeben zum Verderben des Fleisches, damit der Geist gerettet werde am Tag des Herrn Jesus.</text:p>
          </table:table-cell>
          <table:table-cell table:style-name="ce7" office:value-type="string">
            <text:p>damit der Geist gerettet werde am Tag des Herrn. („Jesus“ weggelassen)</text:p>
          </table:table-cell>
          <table:table-cell office:value-type="string">
            <text:p>1Joh 1,7</text:p>
          </table:table-cell>
          <table:table-cell office:value-type="string">
            <text:p>… und das Blut Jesu Christi, seines Sohnes, reinigt uns von aller Sünde.</text:p>
          </table:table-cell>
          <table:table-cell office:value-type="string">
            <text:p>„Christi“ weggelassen</text:p>
          </table:table-cell>
        </table:table-row>
        <table:table-row table:style-name="ro5">
          <table:table-cell office:value-type="string">
            <text:p>Lk 2,14</text:p>
          </table:table-cell>
          <table:table-cell office:value-type="string">
            <text:p>Herrlichkeit [ist] bei Gott in der Höhe und Friede auf Erden, [und] unter den Menschen [Gottes] Wohlgefallen!</text:p>
          </table:table-cell>
          <table:table-cell table:style-name="ce7" office:value-type="string">
            <text:p>… Friede auf Erden, bei den Menschen des Wohlgefallens!</text:p>
          </table:table-cell>
          <table:table-cell office:value-type="string">
            <text:p>1Kor 5,7</text:p>
          </table:table-cell>
          <table:table-cell office:value-type="string">
            <text:p>Denn unser Passahlamm ist ja für uns geschlachtet worden: Christus.</text:p>
          </table:table-cell>
          <table:table-cell office:value-type="string">
            <text:p>„für uns“weggelassen</text:p>
          </table:table-cell>
          <table:table-cell office:value-type="string">
            <text:p>1Joh 2,7</text:p>
          </table:table-cell>
          <table:table-cell office:value-type="string">
            <text:p>Brüder, ich schreibe euch nicht ein neues Gebot, sondern ein altes Gebot, das ihr von Anfang an hattet; das alte Gebot ist das Wort, das ihr von Anfang an gehört habt.</text:p>
          </table:table-cell>
          <table:table-cell office:value-type="string">
            <text:p>„von Anfang an“ weggelassen</text:p>
          </table:table-cell>
        </table:table-row>
        <table:table-row table:style-name="ro4">
          <table:table-cell office:value-type="string">
            <text:p>Lk 2,33</text:p>
          </table:table-cell>
          <table:table-cell office:value-type="string">
            <text:p>Und Joseph und seine Mutter verwunderten sich über das, was über ihn gesagt wurde.</text:p>
          </table:table-cell>
          <table:table-cell table:style-name="ce7" office:value-type="string">
            <text:p>Und sein Vater und seine Mutter wunderten sich…</text:p>
          </table:table-cell>
          <table:table-cell office:value-type="string">
            <text:p>1Kor 6,20</text:p>
          </table:table-cell>
          <table:table-cell office:value-type="string">
            <text:p>Denn ihr seid teuer erkauft; darum verherrlicht Gott in eurem Leib und in eurem Geist, die Gott gehören!</text:p>
          </table:table-cell>
          <table:table-cell table:style-name="ce8" office:value-type="string">
            <text:p>Die markierten Worte werden weggelassen</text:p>
          </table:table-cell>
          <table:table-cell office:value-type="string">
            <text:p>1Joh 2,20</text:p>
          </table:table-cell>
          <table:table-cell office:value-type="string">
            <text:p>Und ihr habt die Salbung von dem Heiligen und wißt alles.</text:p>
          </table:table-cell>
          <table:table-cell table:style-name="ce7" office:value-type="string">
            <text:p>… und habt alle das Wissen.</text:p>
          </table:table-cell>
        </table:table-row>
        <table:table-row table:style-name="ro5">
          <table:table-cell office:value-type="string">
            <text:p>Lk 2,43</text:p>
          </table:table-cell>
          <table:table-cell office:value-type="string">
            <text:p>… blieb der Knabe Jesus in Jerusalem; und Joseph und seine Mutter wußten es nicht.</text:p>
          </table:table-cell>
          <table:table-cell table:style-name="ce7" office:value-type="string">
            <text:p>… und seine Eltern wußten es nicht.</text:p>
          </table:table-cell>
          <table:table-cell office:value-type="string">
            <text:p>1Kor 7,3</text:p>
          </table:table-cell>
          <table:table-cell office:value-type="string">
            <text:p>Der Mann gebe der Frau die Zuneigung, die er ihr schuldig ist, ebenso aber auch die Frau dem Mann.</text:p>
          </table:table-cell>
          <table:table-cell table:style-name="ce7" office:value-type="string">
            <text:p>Der Frau leiste der Mann die schuldige Pflicht, …(„Zuneigung“ weggelassen)</text:p>
          </table:table-cell>
          <table:table-cell office:value-type="string">
            <text:p>1Joh 3,1</text:p>
          </table:table-cell>
          <table:table-cell office:value-type="string">
            <text:p>Seht, welch eine Liebe hat uns der Vater erwiesen, daß wir Kinder Gottes heißen sollen! Darum erkennt uns die Welt nicht, weil sie Ihn nicht erkannt hat.</text:p>
          </table:table-cell>
          <table:table-cell table:style-name="ce7" office:value-type="string">
            <text:p>daß wir Kinder Gottes heißen sollen; und wir sind es.</text:p>
          </table:table-cell>
        </table:table-row>
        <table:table-row table:style-name="ro4">
          <table:table-cell office:value-type="string">
            <text:p>Lk 4,4</text:p>
          </table:table-cell>
          <table:table-cell office:value-type="string">
            <text:p>»Der Mensch lebt nicht vom Brot allein, sondern von einem jeglichen Wort Gottes«.</text:p>
          </table:table-cell>
          <table:table-cell office:value-type="string">
            <text:p>„sondern von einem jeglichen Wort Gottes“ weggelassen</text:p>
          </table:table-cell>
          <table:table-cell office:value-type="string">
            <text:p>1Kor 7,5</text:p>
          </table:table-cell>
          <table:table-cell office:value-type="string">
            <text:p>… damit ihr euch dem Fasten und dem Gebet widmen könnt; und kommt dann wieder zusammen, …</text:p>
          </table:table-cell>
          <table:table-cell table:style-name="ce8" office:value-type="string">
            <text:p>Die markierten Worte werden weggelassen</text:p>
          </table:table-cell>
          <table:table-cell office:value-type="string">
            <text:p>1Joh 3,5</text:p>
          </table:table-cell>
          <table:table-cell office:value-type="string">
            <text:p>Und ihr wißt, daß Er erschienen ist, um unsere Sünden hinwegzunehmen…</text:p>
          </table:table-cell>
          <table:table-cell office:value-type="string">
            <text:p>„unsere“weggelassen</text:p>
          </table:table-cell>
        </table:table-row>
        <table:table-row table:style-name="ro5">
          <table:table-cell office:value-type="string">
            <text:p>Lk 4,8</text:p>
          </table:table-cell>
          <table:table-cell office:value-type="string">
            <text:p>Und Jesus antwortete ihm und sprach: Weiche von mir, Satan! Denn es steht geschrieben: »Du sollst den Herrn, deinen Gott, anbeten und ihm allein dienen«.</text:p>
          </table:table-cell>
          <table:table-cell office:value-type="string">
            <text:p>„Weiche von mir, Satan!“ weggelassen</text:p>
          </table:table-cell>
          <table:table-cell office:value-type="string">
            <text:p>1Kor 9,18</text:p>
          </table:table-cell>
          <table:table-cell office:value-type="string">
            <text:p>Daß ich bei meiner Verkündigung das Evangelium von Christus kostenfrei darbiete,</text:p>
          </table:table-cell>
          <table:table-cell office:value-type="string">
            <text:p>„von Christus“ weggelassen</text:p>
          </table:table-cell>
          <table:table-cell office:value-type="string">
            <text:p>1Joh 3,14</text:p>
          </table:table-cell>
          <table:table-cell office:value-type="string">
            <text:p>Wir wissen, daß wir aus dem Tod zum Leben gelangt sind, denn wir lieben die Brüder. Wer den Bruder nicht liebt, bleibt im Tod.</text:p>
          </table:table-cell>
          <table:table-cell office:value-type="string">
            <text:p>„den Bruder“ weggelassen</text:p>
          </table:table-cell>
        </table:table-row>
        <table:table-row table:style-name="ro2">
          <table:table-cell office:value-type="string">
            <text:p>Lk 4,18</text:p>
          </table:table-cell>
          <table:table-cell office:value-type="string">
            <text:p>»Der Geist des Herrn ist auf mir, weil er mich gesalbt hat, den Armen frohe Botschaft zu verkünden; er hat mich gesandt, zu heilen, die zerbrochenen Herzens sind, Gefangenen Befreiung zu verkünden …</text:p>
          </table:table-cell>
          <table:table-cell office:value-type="string">
            <text:p>„zu heilen, die zerbrochenen Herzens sind“ weggelassen</text:p>
          </table:table-cell>
          <table:table-cell office:value-type="string">
            <text:p>1Kor 10,9</text:p>
          </table:table-cell>
          <table:table-cell office:value-type="string">
            <text:p>Laßt uns auch nicht Christus versuchen, …</text:p>
          </table:table-cell>
          <table:table-cell table:style-name="ce7" office:value-type="string">
            <text:p>Laßt uns auch nicht den Herrn versuchen, …[so NA 25;NA 27 = TR]</text:p>
          </table:table-cell>
          <table:table-cell office:value-type="string">
            <text:p>1Joh 4,3</text:p>
          </table:table-cell>
          <table:table-cell office:value-type="string">
            <text:p>und jeder Geist, der nicht bekennt, daß Jesus Christus im Fleisch gekommen ist, der ist nicht aus Gott. Und das ist der [Geist] des Antichristen, von dem ihr gehört habt, daß er kommt; und jetzt schon ist er in der Welt.</text:p>
          </table:table-cell>
          <table:table-cell table:style-name="ce8" office:value-type="string">
            <text:p>Die markierten Worte werden weggelassen</text:p>
          </table:table-cell>
        </table:table-row>
        <table:table-row table:style-name="ro5">
          <table:table-cell office:value-type="string">
            <text:p>Lk 4,41</text:p>
          </table:table-cell>
          <table:table-cell office:value-type="string">
            <text:p>Es fuhren auch Dämonen aus von vielen, indem sie schrieen und sprachen: Du bist der Christus, der Sohn Gottes! Und er befahl ihnen und ließ sie nicht reden, weil sie wußten, daß er der Christus war.</text:p>
          </table:table-cell>
          <table:table-cell office:value-type="string">
            <text:p>„der Christus“weggelassen</text:p>
          </table:table-cell>
          <table:table-cell office:value-type="string">
            <text:p>1Kor 10,28</text:p>
          </table:table-cell>
          <table:table-cell office:value-type="string">
            <text:p>… und um des Gewissens willen, denn »dem Herrn gehört die Erde und was sie erfüllt«.</text:p>
          </table:table-cell>
          <table:table-cell table:style-name="ce8" office:value-type="string">
            <text:p>Die markierten Worte werden weggelassen</text:p>
          </table:table-cell>
          <table:table-cell office:value-type="string">
            <text:p>1Joh 4,19</text:p>
          </table:table-cell>
          <table:table-cell office:value-type="string">
            <text:p>Wir lieben ihn, weil er uns zuerst geliebt hat.</text:p>
          </table:table-cell>
          <table:table-cell office:value-type="string">
            <text:p>„ihn“weggelassen</text:p>
          </table:table-cell>
        </table:table-row>
        <table:table-row table:style-name="ro2">
          <table:table-cell office:value-type="string">
            <text:p>Lk 7,31</text:p>
          </table:table-cell>
          <table:table-cell table:style-name="ce3" office:value-type="string">
            <text:p>Und der Herr sprach: Wem soll ich nun die Menschen dieses Geschlechts vergleichen?</text:p>
          </table:table-cell>
          <table:table-cell office:value-type="string">
            <text:p>„Und der Herr sprach“ weggelassen</text:p>
          </table:table-cell>
          <table:table-cell office:value-type="string">
            <text:p>1Kor 11,24</text:p>
          </table:table-cell>
          <table:table-cell office:value-type="string">
            <text:p>und dankte, es brach und sprach: Nehmt, eßt! Das ist mein Leib, der für euch gebrochen wird; dies tut zu meinem Gedächtnis!</text:p>
          </table:table-cell>
          <table:table-cell table:style-name="ce7" office:value-type="string">
            <text:p>Und sprach: * * * Dies ist mein Leib, der für euch * * * ist; dies tut zu meinem Gedächtnis!</text:p>
          </table:table-cell>
          <table:table-cell office:value-type="string">
            <text:p>1Joh 5,7-8</text:p>
          </table:table-cell>
          <table:table-cell office:value-type="string">
            <text:p>Denn drei sind es, die Zeugnis ablegen im Himmel: der Vater, das Wort und der Heilige Geist, und diese drei sind eins; und drei sind es, die Zeugnis ablegen auf der Erde: der Geist und das Wasser und das Blut, und die drei stimmen überein.</text:p>
          </table:table-cell>
          <table:table-cell table:style-name="ce8" office:value-type="string">
            <text:p>Die markierten Worte werden weggelassen</text:p>
          </table:table-cell>
        </table:table-row>
        <table:table-row table:style-name="ro6">
          <table:table-cell office:value-type="string">
            <text:p>Lk 8,48</text:p>
          </table:table-cell>
          <table:table-cell office:value-type="string">
            <text:p>Er aber sprach zu ihr: Sei getrost, meine Tochter! Dein Glaube hat dich gerettet; geh hin in Frieden!</text:p>
          </table:table-cell>
          <table:table-cell office:value-type="string">
            <text:p>„Sei getrost“ weggelassen</text:p>
          </table:table-cell>
          <table:table-cell office:value-type="string">
            <text:p>1Kor 11,29</text:p>
          </table:table-cell>
          <table:table-cell office:value-type="string">
            <text:p>denn wer unwürdig ißt und trinkt, der ißt und trinkt sich selbst ein Gericht, weil er den Leib des Herrn nicht unterscheidet.</text:p>
          </table:table-cell>
          <table:table-cell table:style-name="ce7" office:value-type="string">
            <text:p>denn wer * * * ißt und trinkt, der ißt und trinkt sich selbst ein Gericht, weil er den Leib * * * nicht unterscheidet</text:p>
          </table:table-cell>
          <table:table-cell office:value-type="string">
            <text:p>1Joh 5,13</text:p>
          </table:table-cell>
          <table:table-cell office:value-type="string">
            <text:p>Dies habe ich euch geschrieben, die ihr glaubt an den Namen des Sohnes Gottes, damit ihr wißt, daß ihr ewiges Leben habt, und damit ihr [auch weiterhin] an den Namen des Sohnes Gottes glaubt. </text:p>
          </table:table-cell>
          <table:table-cell table:style-name="ce7" office:value-type="string">
            <text:p>Dies habe ich euch geschrieben, * * * damit ihr wißt, daß ihr ewiges Leben habt, die ihr an den Namen des Sohnes Gottes glaubt.</text:p>
          </table:table-cell>
        </table:table-row>
        <table:table-row table:style-name="ro5">
          <table:table-cell office:value-type="string">
            <text:p>Lk 9,35</text:p>
          </table:table-cell>
          <table:table-cell office:value-type="string">
            <text:p>Dies ist mein geliebter Sohn; auf ihn sollt ihr hören!</text:p>
          </table:table-cell>
          <table:table-cell table:style-name="ce7" office:value-type="string">
            <text:p>Dieser ist mein auserwählter Sohn; ihn hört!</text:p>
          </table:table-cell>
          <table:table-cell office:value-type="string">
            <text:p>1Kor 12,3</text:p>
          </table:table-cell>
          <table:table-cell office:value-type="string">
            <text:p>Darum lasse ich euch wissen, daß niemand, der im Geist Gottes redet, Jesus verflucht nennt; es kann aber auch niemand Jesus Herrn nennen als nur im Heiligen Geist.</text:p>
          </table:table-cell>
          <table:table-cell table:style-name="ce8" office:value-type="string">
            <text:p>NA ist so formuliert, daß der Vorlesende einen wörtlichen Fluch über den Herrn Jesus ausspricht.</text:p>
          </table:table-cell>
          <table:table-cell office:value-type="string">
            <text:p>2Joh 3</text:p>
          </table:table-cell>
          <table:table-cell office:value-type="string">
            <text:p>Gnade, Barmherzigkeit und Friede sei mit euch von Gott, dem Vater, und von dem Herrn Jesus Christus, dem Sohn des Vaters, in Wahrheit und Liebe! </text:p>
          </table:table-cell>
          <table:table-cell office:value-type="string">
            <text:p>„dem Herrn“ weggelassen</text:p>
          </table:table-cell>
        </table:table-row>
        <table:table-row table:style-name="ro6">
          <table:table-cell office:value-type="string">
            <text:p>Lk 9,55-56</text:p>
          </table:table-cell>
          <table:table-cell office:value-type="string">
            <text:p>Er aber wandte sich um und ermahnte sie ernstlich und sprach: Wißt ihr nicht, welches Geistes [Kinder] ihr seid? 56 Denn der Sohn des Menschen ist nicht gekommen, um die Seelen der Menschen zu verderben, sondern zu erretten! Und sie zogen in ein anderes Dorf.</text:p>
          </table:table-cell>
          <table:table-cell table:style-name="ce7" office:value-type="string">
            <text:p>Er aber wandte sich um und bedrohte sie.* * *56 Und sie begaben sich in ein anderes Dorf</text:p>
            <text:p>(Zü 1931)</text:p>
          </table:table-cell>
          <table:table-cell office:value-type="string">
            <text:p>1Kor 12,13</text:p>
          </table:table-cell>
          <table:table-cell office:value-type="string">
            <text:p>… und wir sind alle getränkt worden zu einem Geist.[= damit wir eines Geistes seien]</text:p>
          </table:table-cell>
          <table:table-cell table:style-name="ce7" office:value-type="string">
            <text:p>und wir sind alle mit einem Geist getränkt worden.</text:p>
          </table:table-cell>
          <table:table-cell office:value-type="string">
            <text:p>3Joh 7</text:p>
          </table:table-cell>
          <table:table-cell office:value-type="string">
            <text:p>denn um Seines Namens willen sind sie ausgezogen, ohne von den Heiden etwas anzunehmen.</text:p>
          </table:table-cell>
          <table:table-cell table:style-name="ce7" office:value-type="string">
            <text:p>Denn um des Namens willen …(„Seines“ weggelassen)</text:p>
          </table:table-cell>
        </table:table-row>
        <table:table-row table:style-name="ro4">
          <table:table-cell office:value-type="string">
            <text:p>Lk 9,57</text:p>
          </table:table-cell>
          <table:table-cell office:value-type="string">
            <text:p>da sprach einer auf dem Weg zu ihm: Herr, ich will dir nachfolgen …</text:p>
          </table:table-cell>
          <table:table-cell office:value-type="string">
            <text:p>„Herr“ weggelassen</text:p>
          </table:table-cell>
          <table:table-cell office:value-type="string">
            <text:p>1Kor 14,37</text:p>
          </table:table-cell>
          <table:table-cell office:value-type="string">
            <text:p>… der erkenne, daß die Dinge, die ich euch schreibe, Gebote des Herrn sind.</text:p>
          </table:table-cell>
          <table:table-cell table:style-name="ce7" office:value-type="string">
            <text:p>Daß das, was ich euch schreibe, ein Gebot des Herrn ist.</text:p>
          </table:table-cell>
          <table:table-cell office:value-type="string">
            <text:p>Jud 1</text:p>
          </table:table-cell>
          <table:table-cell office:value-type="string">
            <text:p>… an die Berufenen, die durch Gott, den Vater, geheiligt und in Jesus Christus bewahrt sind</text:p>
          </table:table-cell>
          <table:table-cell table:style-name="ce7" office:value-type="string">
            <text:p>Die in Gott dem Vater, geliebt und</text:p>
          </table:table-cell>
        </table:table-row>
        <table:table-row table:style-name="ro7">
          <table:table-cell office:value-type="string">
            <text:p>Lk 11,2-4</text:p>
          </table:table-cell>
          <table:table-cell table:style-name="ce3" office:value-type="string">
            <text:p>Unser Vater, der du bist im Himmel, geheiligt werde dein Name! Dein Reich komme! Dein Wille geschehe wie im Himmel, so auch auf Erden. Gib uns täglich unser nötiges Brot! Und vergib uns unsere Sünden, denn auch wir vergeben jedem, der uns etwas schuldig ist! Und führe uns nicht in Versuchung, sondern erlöse uns von dem Bösen!</text:p>
          </table:table-cell>
          <table:table-cell table:style-name="ce8" office:value-type="string">
            <text:p>Alle markierten Stellen werden weggelassen</text:p>
          </table:table-cell>
          <table:table-cell office:value-type="string">
            <text:p>1Kor 15,47</text:p>
          </table:table-cell>
          <table:table-cell office:value-type="string">
            <text:p>Der erste Mensch ist von der Erde, irdisch; der zweite Mensch ist der Herr aus dem Himmel.</text:p>
          </table:table-cell>
          <table:table-cell office:value-type="string">
            <text:p>„der Herr“weggelassen</text:p>
          </table:table-cell>
          <table:table-cell office:value-type="string">
            <text:p>Jud 4</text:p>
          </table:table-cell>
          <table:table-cell office:value-type="string">
            <text:p>… Gottlose, welche die Gnade unseres Gottes in Zügellosigkeit verkehren und Gott, den einzigen Herrscher, und unseren Herrn Jesus Christus verleugnen.</text:p>
          </table:table-cell>
          <table:table-cell office:value-type="string">
            <text:p>„Gott“weggelassen</text:p>
          </table:table-cell>
        </table:table-row>
        <table:table-row table:style-name="ro7">
          <table:table-cell office:value-type="string">
            <text:p>Lk 14,5</text:p>
          </table:table-cell>
          <table:table-cell office:value-type="string">
            <text:p>Wer von euch, wenn ihm sein Esel oder Ochse in den Brunnen fällt, wird ihn nicht sogleich herausziehen am Tag des Sabbats?</text:p>
          </table:table-cell>
          <table:table-cell table:style-name="ce7" office:value-type="string">
            <text:p>Wer unter euch,dessen Sohn oder Ochse in einen Brunnen fällt …</text:p>
          </table:table-cell>
          <table:table-cell office:value-type="string">
            <text:p>1Kor 16,22</text:p>
          </table:table-cell>
          <table:table-cell office:value-type="string">
            <text:p>Wenn jemand den Herrn Jesus Christus nicht liebt, der sei verflucht! Maranatha!</text:p>
          </table:table-cell>
          <table:table-cell office:value-type="string">
            <text:p>„Jesus Christus“weggelassen</text:p>
          </table:table-cell>
          <table:table-cell office:value-type="string">
            <text:p>Jud 22-23</text:p>
          </table:table-cell>
          <table:table-cell office:value-type="string">
            <text:p>22 Und erbarmt euch über die einen, wobei ihr unterscheiden sollt; 23 andere aber rettet mit Furcht, indem ihr sie aus dem Feuer reißt, wobei ihr auch das vom Fleisch befleckte Gewand hassen sollt.</text:p>
          </table:table-cell>
          <table:table-cell table:style-name="ce7" office:value-type="string">
            <text:p>22 Und der einen, die zweifeln, erbamt euch,  23 rettet sie, indem ihr sie aus dem Feuer reißt; der anderen aber erbarmt euch mit Furcht, indem ihr sogar das vom Fleisch …</text:p>
          </table:table-cell>
        </table:table-row>
        <table:table-row table:style-name="ro7">
          <table:table-cell office:value-type="string">
            <text:p>Lk 17,3</text:p>
          </table:table-cell>
          <table:table-cell office:value-type="string">
            <text:p>Wenn aber dein Bruder gegen dich sündigt, so weise ihn zurecht; und wenn es ihn reut, so vergib ihm.</text:p>
          </table:table-cell>
          <table:table-cell office:value-type="string">
            <text:p>„gegen dich“ weggelassen[vgl. Mt 18,15]</text:p>
          </table:table-cell>
          <table:table-cell office:value-type="string">
            <text:p>2Kor 4,10</text:p>
          </table:table-cell>
          <table:table-cell office:value-type="string">
            <text:p>wir tragen allezeit das Sterben des Herrn Jesus am Leib umher, damit auch das Leben Jesu an unserem Leib offenbar wird.</text:p>
          </table:table-cell>
          <table:table-cell office:value-type="string">
            <text:p>„des Herrn“weggelassen</text:p>
          </table:table-cell>
          <table:table-cell office:value-type="string">
            <text:p>Jud 25</text:p>
          </table:table-cell>
          <table:table-cell office:value-type="string">
            <text:p>dem allein weisen Gott, unserem Retter, gebührt Herrlichkeit und Majestät, Macht und Herrschaft jetzt und in alle Ewigkeit! Amen.</text:p>
          </table:table-cell>
          <table:table-cell table:style-name="ce7" office:value-type="string">
            <text:p>Dem alleinigen Gott, unserem Heiland durch Jesus Christus, unseren Herrn, sei Herrlichkeit, Majestät, Gewalt und Macht vor aller Zeit und jetzt und in alle Ewigkeiten! Amen.</text:p>
          </table:table-cell>
        </table:table-row>
        <table:table-row table:style-name="ro6">
          <table:table-cell office:value-type="string">
            <text:p>Lk 17,36</text:p>
          </table:table-cell>
          <table:table-cell table:style-name="ce3" office:value-type="string">
            <text:p>Zwei werden auf dem Feld sein; der eine wird genommen und der andere zurückgelassen werden. </text:p>
          </table:table-cell>
          <table:table-cell table:style-name="ce8" office:value-type="string">
            <text:p>Der ganze Vers wird weggelassen</text:p>
          </table:table-cell>
          <table:table-cell office:value-type="string">
            <text:p>2Kor 4,14</text:p>
          </table:table-cell>
          <table:table-cell office:value-type="string">
            <text:p>da wir wissen, daß der, welcher den Herrn Jesus auferweckt hat, auch uns durch Jesus auferwecken und zusammen mit euch vor sich stellen wird.</text:p>
          </table:table-cell>
          <table:table-cell table:style-name="ce7" office:value-type="string">
            <text:p>… auch uns mit Jesus auferwecken und</text:p>
          </table:table-cell>
          <table:table-cell office:value-type="string">
            <text:p>Offb 1,5-6</text:p>
          </table:table-cell>
          <table:table-cell office:value-type="string">
            <text:p>… Ihm, der uns geliebt hat und uns von unseren Sünden gewaschen hat durch sein Blut,  6 und uns zu Königen und Priestern gemacht hat für seinen Gott und Vater …</text:p>
          </table:table-cell>
          <table:table-cell table:style-name="ce7" office:value-type="string">
            <text:p>Dem, der uns liebt und uns von unseren Sünden erlöst hat durch sein Blut,  6 und uns gemacht hat zu einem Königtum, zu Priestern…</text:p>
          </table:table-cell>
        </table:table-row>
        <table:table-row table:style-name="ro2">
          <table:table-cell office:value-type="string">
            <text:p>Lk 22,43-44</text:p>
          </table:table-cell>
          <table:table-cell table:style-name="ce3" office:value-type="string">
            <text:p>Da erschien ihm ein Engel vom Himmel und stärkte ihn. 44 Und er war in ringendem Kampf und betete inbrünstiger; sein Schweiß wurde aber wie Blutstropfen, die auf die Erde fielen. </text:p>
          </table:table-cell>
          <table:table-cell table:style-name="ce8" office:value-type="string">
            <text:p>NA 25 und 27 bezeichnen diese Verse als „mit Sicherheit nicht ursprünglich“ (doppelte Klammern)</text:p>
          </table:table-cell>
          <table:table-cell office:value-type="string">
            <text:p>2Kor 5,17</text:p>
          </table:table-cell>
          <table:table-cell office:value-type="string">
            <text:p>Darum: Ist jemand in Christus, so ist er eine neue Schöpfung; das Alte ist vergangen; siehe, es ist alles neu geworden!</text:p>
          </table:table-cell>
          <table:table-cell table:style-name="ce7" office:value-type="string">
            <text:p>… siehe, Neues ist geworden.</text:p>
          </table:table-cell>
          <table:table-cell office:value-type="string">
            <text:p>Offb 1,8</text:p>
          </table:table-cell>
          <table:table-cell office:value-type="string">
            <text:p>Ich bin das A und das O, der Anfang und das Ende, spricht der Herr, der ist und der war und der kommt, der Allmächtige.</text:p>
          </table:table-cell>
          <table:table-cell table:style-name="ce7" office:value-type="string">
            <text:p>Ich bin das A und das O, * * *, spricht der Herr, Gott, der ist und der war und der kommt, der Allmächtige.</text:p>
          </table:table-cell>
        </table:table-row>
        <table:table-row table:style-name="ro3">
          <table:table-cell office:value-type="string">
            <text:p>Lk 22,64</text:p>
          </table:table-cell>
          <table:table-cell office:value-type="string">
            <text:p>und nachdem sie ihn verhüllt hatten, schlugen sie ihn ins Angesicht und fragten ihn und sprachen: Weissage uns, wer ist’s, der dich geschlagen hat?</text:p>
          </table:table-cell>
          <table:table-cell table:style-name="ce8" office:value-type="string">
            <text:p>Die markierten Worte werden weggelassen</text:p>
          </table:table-cell>
          <table:table-cell office:value-type="string">
            <text:p>2Kor 5,18</text:p>
          </table:table-cell>
          <table:table-cell office:value-type="string">
            <text:p>… der uns mit sich selbst versöhnt hat durch Jesus Christus …</text:p>
          </table:table-cell>
          <table:table-cell office:value-type="string">
            <text:p>„Jesus“weggelassen</text:p>
          </table:table-cell>
          <table:table-cell office:value-type="string">
            <text:p>Offb 1,11</text:p>
          </table:table-cell>
          <table:table-cell office:value-type="string">
            <text:p>die sprach: Ich bin das A und das O, der Erste und der Letzte! und: Was du siehst, das schreibe in ein Buch und sende es den Gemeinden, die in Asia sind:</text:p>
          </table:table-cell>
          <table:table-cell table:style-name="ce8" office:value-type="string">
            <text:p>Die markierten Worte werden weggelassen</text:p>
          </table:table-cell>
        </table:table-row>
        <table:table-row table:style-name="ro2">
          <table:table-cell office:value-type="string">
            <text:p>Lk 23,34</text:p>
          </table:table-cell>
          <table:table-cell table:style-name="ce3" office:value-type="string">
            <text:p>Jesus aber sprach: Vater, vergib ihnen, denn sie wissen nicht, was sie tun! Sie teilten aber sein Gewand und warfen das Los [darüber].</text:p>
          </table:table-cell>
          <table:table-cell table:style-name="ce8" office:value-type="string">
            <text:p>Die markierten Worte werden von NA als „mit Sicherheit nicht ursprünglich bezeichnet (doppelte Klammern)</text:p>
          </table:table-cell>
          <table:table-cell office:value-type="string">
            <text:p>2Kor 11,31</text:p>
          </table:table-cell>
          <table:table-cell office:value-type="string">
            <text:p>Der Gott und Vater unseres Herrn Jesus Christus, der gelobt sei in Ewigkeit…</text:p>
          </table:table-cell>
          <table:table-cell office:value-type="string">
            <text:p>„unseres“ und „Christus“ weggelassen</text:p>
          </table:table-cell>
          <table:table-cell office:value-type="string">
            <text:p>Offb 2,9</text:p>
          </table:table-cell>
          <table:table-cell office:value-type="string">
            <text:p>Ich kenne deine Werke und deine Drangsal und deine Armut[vgl. Offb 2,13]</text:p>
          </table:table-cell>
          <table:table-cell table:style-name="ce8" office:value-type="string">
            <text:p>Die markierten Worte werden weggelassen</text:p>
          </table:table-cell>
        </table:table-row>
        <table:table-row table:style-name="ro2">
          <table:table-cell office:value-type="string">
            <text:p>Lk 23,42</text:p>
          </table:table-cell>
          <table:table-cell office:value-type="string">
            <text:p>Und er sprach zu Jesus: Herr, gedenke an mich, wenn du in deiner Königsherrschaft kommst!</text:p>
          </table:table-cell>
          <table:table-cell table:style-name="ce7" office:value-type="string">
            <text:p>Und er sprach: Jesus, gedenke meiner, wenn…</text:p>
          </table:table-cell>
          <table:table-cell office:value-type="string">
            <text:p>2Kor 12,9</text:p>
          </table:table-cell>
          <table:table-cell office:value-type="string">
            <text:p>Laß dir an meiner Gnade genügen, denn meine Kraft wird in der Schwachheit vollkommen! Darum will ich mich am liebsten vielmehr meiner Schwachheiten rühmen, damit die Kraft des Christus bei mir wohne.</text:p>
          </table:table-cell>
          <table:table-cell table:style-name="ce7" office:value-type="string">
            <text:p>denn [die] Kraft wird in der Schwachheit vollkommen!</text:p>
          </table:table-cell>
          <table:table-cell office:value-type="string">
            <text:p>Offb 2,15</text:p>
          </table:table-cell>
          <table:table-cell office:value-type="string">
            <text:p>So hast auch du solche, die an der Lehre der Nikolaiten festhalten, was ich hasse.</text:p>
          </table:table-cell>
          <table:table-cell table:style-name="ce7" office:value-type="string">
            <text:p>die gleicherweise an der Lehre der Nikolaiten festhalten * * *. </text:p>
          </table:table-cell>
        </table:table-row>
        <table:table-row table:style-name="ro8">
          <table:table-cell office:value-type="string">
            <text:p>Lk 24,6</text:p>
          </table:table-cell>
          <table:table-cell table:style-name="ce3" office:value-type="string">
            <text:p>„Er ist nicht hier, sondern er ist auferstanden!“ Denkt daran, …</text:p>
          </table:table-cell>
          <table:table-cell table:style-name="ce8" office:value-type="string">
            <text:p>NA 25 bezeichnete diesen Satz (nach Westcott-Hort und Codex D) als unecht; NA 27 = TR</text:p>
          </table:table-cell>
          <table:table-cell office:value-type="string">
            <text:p>Gal 1,15</text:p>
          </table:table-cell>
          <table:table-cell office:value-type="string">
            <text:p>Als es aber Gott, der mich vom Mutterleib an ausgesondert und durch seine Gnade berufen hat, wohlgefiel,</text:p>
          </table:table-cell>
          <table:table-cell office:value-type="string">
            <text:p>„Gott“weggelassen</text:p>
          </table:table-cell>
          <table:table-cell office:value-type="string">
            <text:p>Offb 5,9-10</text:p>
          </table:table-cell>
          <table:table-cell office:value-type="string">
            <text:p>9 Und sie sangen ein neues Lied, indem sie sprachen: Du bist würdig, das Buch zu nehmen und seine Siegel zu öffnen; denn du bist geschlachtet worden  und hast uns für Gott erkauft mit deinem Blut aus allen Stämmen und Sprachen und Völkern und Nationen,  10 und hast uns zu Königen und Priestern gemacht für unseren Gott, und wir werden herrschen auf Erden.</text:p>
          </table:table-cell>
          <table:table-cell table:style-name="ce7" office:value-type="string">
            <text:p>…und hast durch dein Blut für Gott erkauft aus jedem Stamm …10 und hast sie unserem Gott zu einem Königtum und zu Priestern gemacht, und sie werden über die Erde herrschen!</text:p>
          </table:table-cell>
        </table:table-row>
        <table:table-row table:style-name="ro5">
          <table:table-cell office:value-type="string">
            <text:p>Lk 24,12</text:p>
          </table:table-cell>
          <table:table-cell table:style-name="ce3" office:value-type="string">
            <text:p>Petrus aber stand auf und lief zum Grab, bückte sich und sah nur die leinenen Tücher daliegen; und er ging nach Hause, voll Staunen über das, was geschehen war. </text:p>
          </table:table-cell>
          <table:table-cell table:style-name="ce8" office:value-type="string">
            <text:p>NA 25 bezeichnete diesen Vers (nach Westcott-Hort und Codex D) als unecht; NA 27 = TR</text:p>
          </table:table-cell>
          <table:table-cell office:value-type="string">
            <text:p>Gal 3,1</text:p>
          </table:table-cell>
          <table:table-cell office:value-type="string">
            <text:p>O ihr unverständigen Galater, wer hat euch verzaubert, daß ihr der Wahrheit nicht gehorcht, euch, denen Jesus Christus als unter euch gekreuzigt vor die Augen …</text:p>
          </table:table-cell>
          <table:table-cell office:value-type="string">
            <text:p>„daß ihr der Wahrheit nicht gehorcht“ und „unter euch“weggelassen</text:p>
          </table:table-cell>
          <table:table-cell office:value-type="string">
            <text:p>Offb 5,14</text:p>
          </table:table-cell>
          <table:table-cell office:value-type="string">
            <text:p>… Und die 24 Ältesten fielen nieder und beteten den an, der lebt von Ewigkeit zu Ewigkeit.</text:p>
          </table:table-cell>
          <table:table-cell table:style-name="ce7" office:value-type="string">
            <text:p>Und die * * * Ältesten fielen nieder und beteten an * * * .</text:p>
          </table:table-cell>
        </table:table-row>
        <table:table-row table:style-name="ro5">
          <table:table-cell office:value-type="string">
            <text:p>Lk 24,36</text:p>
          </table:table-cell>
          <table:table-cell office:value-type="string">
            <text:p>Während sie aber davon redeten, trat Jesus selbst in ihre Mitte, und er spricht zu ihnen: Friede sei mit euch!</text:p>
          </table:table-cell>
          <table:table-cell table:style-name="ce8" office:value-type="string">
            <text:p>NA 25 bezeichnete die markierten Worte (nach Westcott-Hort und Codex D) als unecht; NA 27 = TR</text:p>
          </table:table-cell>
          <table:table-cell office:value-type="string">
            <text:p>Gal 3,17</text:p>
          </table:table-cell>
          <table:table-cell office:value-type="string">
            <text:p>Das aber sage ich: Ein von Gott auf Christus hin zuvor bestätigtes Testament wird …</text:p>
          </table:table-cell>
          <table:table-cell office:value-type="string">
            <text:p>„auf Christus hin“weggelassen</text:p>
          </table:table-cell>
          <table:table-cell office:value-type="string">
            <text:p>Offb 8,13</text:p>
          </table:table-cell>
          <table:table-cell office:value-type="string">
            <text:p>Und ich sah und hörte einen Engel, der in der Mitte des Himmels flog und mit lauter Stimme rief: …</text:p>
          </table:table-cell>
          <table:table-cell table:style-name="ce7" office:value-type="string">
            <text:p>Und ich sah und hörte einen Adler, der in der Mitte des Himmels flog und mit lauter Stimme rief:</text:p>
          </table:table-cell>
        </table:table-row>
        <table:table-row table:style-name="ro5">
          <table:table-cell office:value-type="string">
            <text:p>Lk 24,40</text:p>
          </table:table-cell>
          <table:table-cell table:style-name="ce3" office:value-type="string">
            <text:p>Und indem er das sagte, zeigte er ihnen die Hände und die Füße. </text:p>
          </table:table-cell>
          <table:table-cell table:style-name="ce8" office:value-type="string">
            <text:p>NA 25 bezeichnete diesen Vers (nach Westcott-Hort und Codex D) als unecht; NA 27 = TR</text:p>
          </table:table-cell>
          <table:table-cell office:value-type="string">
            <text:p>Gal 4,7</text:p>
          </table:table-cell>
          <table:table-cell office:value-type="string">
            <text:p>So bist du also nicht mehr Knecht, sondern Sohn; wenn aber Sohn, dann auch Erbe Gottes durch Christus.</text:p>
          </table:table-cell>
          <table:table-cell table:style-name="ce7" office:value-type="string">
            <text:p>Wenn aber Sohn, so auch Erbe durch Gott.</text:p>
          </table:table-cell>
          <table:table-cell office:value-type="string">
            <text:p>Offb 11,17</text:p>
          </table:table-cell>
          <table:table-cell office:value-type="string">
            <text:p>Wir danken dir, o Herr, Gott, du Allmächtiger, der du bist und der du warst und der du kommst, daß du deine große Macht an dich genommen und die Königsherrschaft angetreten hast!</text:p>
          </table:table-cell>
          <table:table-cell office:value-type="string">
            <text:p>„und der du kommst“ weggelassen</text:p>
          </table:table-cell>
        </table:table-row>
        <table:table-row table:style-name="ro5">
          <table:table-cell office:value-type="string">
            <text:p>Lk 24,46</text:p>
          </table:table-cell>
          <table:table-cell office:value-type="string">
            <text:p>… So steht es geschrieben, und so mußte der Christus leiden und am dritten Tag aus den Toten auferstehen,</text:p>
          </table:table-cell>
          <table:table-cell office:value-type="string">
            <text:p>„und so mußte“ weggelassen</text:p>
          </table:table-cell>
          <table:table-cell office:value-type="string">
            <text:p>Gal 5,19-21</text:p>
          </table:table-cell>
          <table:table-cell office:value-type="string">
            <text:p>19 Offenbar sind aber die Werke des Fleisches, welche sind: Ehebruch, Unzucht, Unreinheit, Zügellosigkeit; … 21 Neid, Mord, Trunkenheit, Gelage und dergleichen, …</text:p>
          </table:table-cell>
          <table:table-cell office:value-type="string">
            <text:p>„Ehebruch“, „Mord“weggelassen</text:p>
          </table:table-cell>
          <table:table-cell office:value-type="string">
            <text:p>Offb 12,17</text:p>
          </table:table-cell>
          <table:table-cell office:value-type="string">
            <text:p>… welche die Gebote Gottes befolgen und das Zeugnis Jesu Christi haben.</text:p>
          </table:table-cell>
          <table:table-cell office:value-type="string">
            <text:p>„Christi“ weggelassen</text:p>
          </table:table-cell>
        </table:table-row>
        <table:table-row table:style-name="ro2">
          <table:table-cell office:value-type="string">
            <text:p>Lk 24,51</text:p>
          </table:table-cell>
          <table:table-cell office:value-type="string">
            <text:p>Und es geschah, indem er sie segnete, schied er von ihnen und wurde aufgehoben in den Himmel.</text:p>
          </table:table-cell>
          <table:table-cell table:style-name="ce8" office:value-type="string">
            <text:p>NA 25 bezeichnete dies markierten Versteile (nach Westcott-Hort und Codex D) als unecht; NA 27 = TR</text:p>
          </table:table-cell>
          <table:table-cell office:value-type="string">
            <text:p>Gal 6,15</text:p>
          </table:table-cell>
          <table:table-cell office:value-type="string">
            <text:p>Denn in Christus Jesus gilt weder Beschnittensein noch Unbeschnittensein etwas, sondern eine neue Schöpfung.</text:p>
          </table:table-cell>
          <table:table-cell office:value-type="string">
            <text:p>„in Christus Jesus“weggelassen</text:p>
          </table:table-cell>
          <table:table-cell office:value-type="string">
            <text:p>Offb 14,5</text:p>
          </table:table-cell>
          <table:table-cell office:value-type="string">
            <text:p>und in ihrem Mund ist kein Betrug gefunden worden; denn sie sind unsträflich vor dem Thron Gottes.</text:p>
          </table:table-cell>
          <table:table-cell office:value-type="string">
            <text:p>„vor dem Thron Gottes“ weggelassen</text:p>
          </table:table-cell>
        </table:table-row>
        <table:table-row table:style-name="ro2">
          <table:table-cell office:value-type="string">
            <text:p>Lk 24,52</text:p>
          </table:table-cell>
          <table:table-cell office:value-type="string">
            <text:p>Und sie warfen sich anbetend vor ihm nieder und kehrten nach Jerusalem zurück mit großer Freude;</text:p>
          </table:table-cell>
          <table:table-cell table:style-name="ce8" office:value-type="string">
            <text:p> NA 25 bezeichnete die markierten Worte (nach Westcott-Hort und Codex D) als unecht; NA 27 = TR</text:p>
            <text:p> </text:p>
          </table:table-cell>
          <table:table-cell office:value-type="string">
            <text:p>Gal 6,17</text:p>
          </table:table-cell>
          <table:table-cell office:value-type="string">
            <text:p>… denn ich trage die Malzeichen des Herrn Jesus an meinem Leib.</text:p>
          </table:table-cell>
          <table:table-cell office:value-type="string">
            <text:p>„des Herrn“weggelassen</text:p>
          </table:table-cell>
          <table:table-cell office:value-type="string">
            <text:p>Offb 15,2</text:p>
          </table:table-cell>
          <table:table-cell office:value-type="string">
            <text:p>… und die, welche als Überwinder hervorgegangen waren über das Tier und über sein Bild und über sein Malzeichen, über die Zahl seines Namens, standen an dem gläsernen Meer</text:p>
          </table:table-cell>
          <table:table-cell office:value-type="string">
            <text:p>„und über sein Malzeichen“weggelassen</text:p>
          </table:table-cell>
        </table:table-row>
        <table:table-row table:style-name="ro5">
          <table:table-cell office:value-type="string">
            <text:p>Joh 1,18</text:p>
          </table:table-cell>
          <table:table-cell office:value-type="string">
            <text:p>Niemand hat Gott je gesehen; der eingeborene Sohn, der im Schoß des Vaters ist, der hat Aufschluß [über ihn] gegeben. </text:p>
          </table:table-cell>
          <table:table-cell table:style-name="ce7" office:value-type="string">
            <text:p>Niemand hat Gott je gesehen; der eingeborene Gott, der im Schoß des Vaters ist …</text:p>
          </table:table-cell>
          <table:table-cell office:value-type="string">
            <text:p>Eph 1,18</text:p>
          </table:table-cell>
          <table:table-cell office:value-type="string">
            <text:p>erleuchtete Augen eures Verständnisses, damit ihr wißt,</text:p>
          </table:table-cell>
          <table:table-cell table:style-name="ce7" office:value-type="string">
            <text:p>erleuchtete Augen eures Herzens, damit ihr wißt,</text:p>
          </table:table-cell>
          <table:table-cell office:value-type="string">
            <text:p>Offb 15,3</text:p>
          </table:table-cell>
          <table:table-cell office:value-type="string">
            <text:p>Groß und wunderbar sind deine Werke, o Herr, Gott, du Allmächtiger! Gerecht und wahrhaftig sind deine Wege, du König der Heiligen!</text:p>
          </table:table-cell>
          <table:table-cell table:style-name="ce7" office:value-type="string">
            <text:p>…du König der Heiden [od. Völker]!</text:p>
          </table:table-cell>
        </table:table-row>
        <table:table-row table:style-name="ro9">
          <table:table-cell office:value-type="string">
            <text:p>Joh 1,27</text:p>
          </table:table-cell>
          <table:table-cell office:value-type="string">
            <text:p>dieser ist’s, der nach mir kommt, der vor mir gewesen ist; und ich bin nicht würdig, ihm den Schuhriemen zu lösen. </text:p>
          </table:table-cell>
          <table:table-cell office:value-type="string">
            <text:p>„der vor mir gewesen ist“weggelassen</text:p>
          </table:table-cell>
          <table:table-cell office:value-type="string">
            <text:p>Eph 3,9</text:p>
          </table:table-cell>
          <table:table-cell office:value-type="string">
            <text:p>und alle darüber zu erleuchten, welches die Gemeinschaft ist, die als Geheimnis von den Ewigkeiten her in Gott verborgen war, der alles erschaffen hat durch Jesus Christus,</text:p>
          </table:table-cell>
          <table:table-cell table:style-name="ce7" office:value-type="string">
            <text:p>und ans Licht zu bringen, was die Verwaltung des Geheimnisses sei, das von den Zeitaltern her in Gott, der alle Dinge geschaffen hat * * * , verborgen war</text:p>
          </table:table-cell>
          <table:table-cell office:value-type="string">
            <text:p>Offb 16,5</text:p>
          </table:table-cell>
          <table:table-cell office:value-type="string">
            <text:p>Und ich hörte den Engel der Gewässer sagen: Gerecht bist du, o Herr, der du bist …</text:p>
          </table:table-cell>
          <table:table-cell office:value-type="string">
            <text:p>„o Herr“ weggelassen</text:p>
          </table:table-cell>
        </table:table-row>
        <table:table-row table:style-name="ro5">
          <table:table-cell office:value-type="string">
            <text:p>Joh 3,13</text:p>
          </table:table-cell>
          <table:table-cell office:value-type="string">
            <text:p>Und niemand ist hinaufgestiegen in den Himmel, außer dem, der aus dem Himmel herabgestiegen ist, dem Sohn des Menschen, der im Himmel ist. </text:p>
          </table:table-cell>
          <table:table-cell office:value-type="string">
            <text:p>„der im Himmel ist“weggelassen</text:p>
          </table:table-cell>
          <table:table-cell office:value-type="string">
            <text:p>Eph 3,14</text:p>
          </table:table-cell>
          <table:table-cell office:value-type="string">
            <text:p>Deshalb beuge ich meine Knie vor dem Vater unseres Herrn Jesus Christus,</text:p>
          </table:table-cell>
          <table:table-cell office:value-type="string">
            <text:p>„unseres Herrn Jesus Christus“ weggelassen</text:p>
          </table:table-cell>
          <table:table-cell office:value-type="string">
            <text:p>Offb 16,17</text:p>
          </table:table-cell>
          <table:table-cell office:value-type="string">
            <text:p>Und der siebte Engel goß seine Schale aus in die Luft; und es ging eine laute Stimme aus vom Tempel des Himmels, vom Thron her, die sprach: Es ist geschehen!</text:p>
          </table:table-cell>
          <table:table-cell table:style-name="ce8" office:value-type="string">
            <text:p>Die markierten Worte werden weggelassen</text:p>
          </table:table-cell>
        </table:table-row>
        <table:table-row table:style-name="ro3">
          <table:table-cell office:value-type="string">
            <text:p>Joh 4,42</text:p>
          </table:table-cell>
          <table:table-cell office:value-type="string">
            <text:p>… wir haben selbst gehört und erkannt, daß dieser wahrhaftig der Retter der Welt, der Christus ist! </text:p>
          </table:table-cell>
          <table:table-cell office:value-type="string">
            <text:p>„der Christus“ weggelassen</text:p>
          </table:table-cell>
          <table:table-cell office:value-type="string">
            <text:p>Eph 4,6</text:p>
          </table:table-cell>
          <table:table-cell table:style-name="ce10" office:value-type="string">
            <text:p>ein Gott und Vater aller, über allen und durch alle und in euch allen.</text:p>
          </table:table-cell>
          <table:table-cell table:style-name="ce8" office:value-type="string">
            <text:p>ein Gott und Vater aller, über allen und durch alle und in * * * allen</text:p>
          </table:table-cell>
          <table:table-cell office:value-type="string">
            <text:p>Offb 19,1</text:p>
          </table:table-cell>
          <table:table-cell office:value-type="string">
            <text:p>Hallelujah! Das Heil und die Herrlichkeit und die Ehre und die Macht gehören dem Herrn, unserem Gott!</text:p>
          </table:table-cell>
          <table:table-cell table:style-name="ce8" office:value-type="string">
            <text:p>Die markierten Worte werden weggelassen</text:p>
          </table:table-cell>
        </table:table-row>
        <table:table-row table:style-name="ro7">
          <table:table-cell office:value-type="string">
            <text:p>Joh 5,3-4</text:p>
          </table:table-cell>
          <table:table-cell office:value-type="string">
            <text:p>In diesen lag eine große Menge von Kranken, Blinden, Lahmen und Abgezehrten, welche auf die Bewegung des Wassers warteten.  4 Denn ein Engel stieg zu gewissen Zeiten in den Teich hinab und bewegte das Wasser. Wer nun nach der Bewegung des Wassers zuerst hineinstieg, der wurde gesund, mit welcher Krankheit er auch geplagt war. </text:p>
          </table:table-cell>
          <table:table-cell table:style-name="ce8" office:value-type="string">
            <text:p>Die markierten Worte werden weggelassen</text:p>
          </table:table-cell>
          <table:table-cell office:value-type="string">
            <text:p>Eph 5,9</text:p>
          </table:table-cell>
          <table:table-cell office:value-type="string">
            <text:p>Die Frucht des Geistes besteht nämlich in lauter Güte und Gerechtigkeit und Wahrheit.</text:p>
          </table:table-cell>
          <table:table-cell table:style-name="ce7" office:value-type="string">
            <text:p>Die Frucht des Lichts besteht nämlich in lauter Güte und Gerechtigkeit und Wahrheit.</text:p>
          </table:table-cell>
          <table:table-cell office:value-type="string">
            <text:p>Offb 20,9</text:p>
          </table:table-cell>
          <table:table-cell office:value-type="string">
            <text:p>… Und es fiel Feuer von Gott aus dem Himmel herab und verzehrte sie.</text:p>
          </table:table-cell>
          <table:table-cell office:value-type="string">
            <text:p>„von Gott“ weggelassen</text:p>
          </table:table-cell>
        </table:table-row>
        <table:table-row table:style-name="ro3">
          <table:table-cell office:value-type="string">
            <text:p>Joh 5,30</text:p>
          </table:table-cell>
          <table:table-cell office:value-type="string">
            <text:p>… denn ich suche nicht meinen Willen, sondern den Willen des Vaters, der mich gesandt hat.[vgl. Joh 6,39; 8,29]</text:p>
          </table:table-cell>
          <table:table-cell table:style-name="ce7" office:value-type="string">
            <text:p>Sondern den Willen dessen, der mich gesandt hat(„des Vaters“ weggelassen)</text:p>
          </table:table-cell>
          <table:table-cell office:value-type="string">
            <text:p>Eph 5,21</text:p>
          </table:table-cell>
          <table:table-cell office:value-type="string">
            <text:p>ordnet euch einander unter in der Furcht Gottes!</text:p>
          </table:table-cell>
          <table:table-cell table:style-name="ce7" office:value-type="string">
            <text:p>ordnet euch einander unter in der Furcht Christi!</text:p>
          </table:table-cell>
          <table:table-cell office:value-type="string">
            <text:p>Offb 20,12</text:p>
          </table:table-cell>
          <table:table-cell office:value-type="string">
            <text:p>Und ich sah die Toten, Kleine und Große, vor Gott stehen, und es wurden Bücher geöffnet …</text:p>
          </table:table-cell>
          <table:table-cell table:style-name="ce7" office:value-type="string">
            <text:p>Und ich sah die Toten, die Großen und die Kleinen, vor dem Thron stehen …</text:p>
          </table:table-cell>
        </table:table-row>
        <table:table-row table:style-name="ro3">
          <table:table-cell office:value-type="string">
            <text:p>Joh 6,47</text:p>
          </table:table-cell>
          <table:table-cell office:value-type="string">
            <text:p>Wahrlich, wahrlich, ich sage euch: Wer an mich glaubt, der hat ewiges Leben.</text:p>
          </table:table-cell>
          <table:table-cell office:value-type="string">
            <text:p>„an mich“weggelassen</text:p>
          </table:table-cell>
          <table:table-cell office:value-type="string">
            <text:p>Eph 5,30</text:p>
          </table:table-cell>
          <table:table-cell office:value-type="string">
            <text:p>Denn wir sind Glieder seines Leibes, von seinem Fleisch und von seinem Gebein.</text:p>
          </table:table-cell>
          <table:table-cell office:value-type="string">
            <text:p>„von seinem Fleisch und von seinem Gebein“ weggelassen</text:p>
          </table:table-cell>
          <table:table-cell office:value-type="string">
            <text:p>Offb 21,24</text:p>
          </table:table-cell>
          <table:table-cell office:value-type="string">
            <text:p>Und die Heidenvölker, die gerettet werden, werden in ihrem Licht wandeln, und die Könige der Erde werden ihre Herrlichkeit und Ehre in sie bringen.</text:p>
          </table:table-cell>
          <table:table-cell table:style-name="ce8" office:value-type="string">
            <text:p>Die markierten Worte werden weggelassen</text:p>
          </table:table-cell>
        </table:table-row>
        <table:table-row table:style-name="ro6">
          <table:table-cell office:value-type="string">
            <text:p>Joh 6,65</text:p>
          </table:table-cell>
          <table:table-cell office:value-type="string">
            <text:p>Und er sprach: Darum habe ich euch gesagt: Niemand kann zu mir kommen, es sei ihm denn von meinem Vater gegeben!</text:p>
          </table:table-cell>
          <table:table-cell table:style-name="ce7" office:value-type="string">
            <text:p>es sei ihm denn von dem Vater gegeben(„meinem“ weggelassen; ebenso 8,28; 8,38; 10,29; 10,32; 14,12; 14,28; 15,10; 16,9; 20,17)</text:p>
          </table:table-cell>
          <table:table-cell office:value-type="string">
            <text:p>Eph 6,12</text:p>
          </table:table-cell>
          <table:table-cell office:value-type="string">
            <text:p>denn unser Kampf richtet sich nicht gegen Fleisch und Blut, sondern gegen die Herrschaften, gegen die Gewalten, gegen die Weltbeherrscher der Finsternis dieser Weltzeit, gegen die geistlichen [Mächte] der Bosheit in den himmlischen [Regionen].</text:p>
          </table:table-cell>
          <table:table-cell office:value-type="string">
            <text:p>„dieser Weltzeit“weggelassen</text:p>
          </table:table-cell>
          <table:table-cell office:value-type="string">
            <text:p>Offb 22,6</text:p>
          </table:table-cell>
          <table:table-cell office:value-type="string">
            <text:p>Diese Worte sind gewiß und wahrhaftig; und der Herr, der Gott der heiligen Propheten, hat seinen Engel gesandt, um seinen Knechten zu zeigen, was rasch geschehen soll.</text:p>
          </table:table-cell>
          <table:table-cell table:style-name="ce7" office:value-type="string">
            <text:p>… und der Herr, der Gott der Geister der Propheten, hat seinen …</text:p>
          </table:table-cell>
        </table:table-row>
        <table:table-row table:style-name="ro5">
          <table:table-cell office:value-type="string">
            <text:p>Joh 6,69</text:p>
          </table:table-cell>
          <table:table-cell office:value-type="string">
            <text:p>und wir haben geglaubt und erkannt, daß du der Christus bist, der Sohn des lebendigen Gottes!</text:p>
          </table:table-cell>
          <table:table-cell table:style-name="ce7" office:value-type="string">
            <text:p>… und erkannt, daß du der Heilige Gottes bist.</text:p>
          </table:table-cell>
          <table:table-cell office:value-type="string">
            <text:p>Phil 1,16-17</text:p>
          </table:table-cell>
          <table:table-cell table:style-name="ce3" office:value-type="string">
            <text:p>16 diese verkündigen Christus aus Selbstsucht, nicht lauter, … 17 jene aber aus Liebe, weil sie wissen, …</text:p>
          </table:table-cell>
          <table:table-cell table:style-name="ce8" office:value-type="string">
            <text:p>Verse 16 u. 17vertauscht</text:p>
          </table:table-cell>
          <table:table-cell office:value-type="string">
            <text:p>Offb 22,14</text:p>
          </table:table-cell>
          <table:table-cell office:value-type="string">
            <text:p>Glückselig sind, die seine Gebote tun, damit sie Anrecht haben an dem Baum des Lebens und durch die Tore in die Stadt eingehen können.</text:p>
          </table:table-cell>
          <table:table-cell table:style-name="ce7" office:value-type="string">
            <text:p>Glückselig sind, die ihre Kleider waschen, damit sie Anrecht haben an dem Baum des Lebens …</text:p>
          </table:table-cell>
        </table:table-row>
        <table:table-row table:style-name="ro6">
          <table:table-cell office:value-type="string">
            <text:p>Joh 7,8</text:p>
          </table:table-cell>
          <table:table-cell office:value-type="string">
            <text:p>Geht ihr hinauf zu diesem Fest; ich gehe noch nicht zu diesem Fest hinauf, denn meine Zeit ist noch nicht erfüllt.</text:p>
          </table:table-cell>
          <table:table-cell table:style-name="ce7" office:value-type="string">
            <text:p>Ich gehe * * * nicht zu diesem Fest hinauf …</text:p>
          </table:table-cell>
          <table:table-cell office:value-type="string">
            <text:p>Phil 3,16</text:p>
          </table:table-cell>
          <table:table-cell office:value-type="string">
            <text:p>Doch wozu wir auch gelangt sein mögen, laßt uns nach derselben Richtschnur wandeln und dasselbe erstreben!</text:p>
          </table:table-cell>
          <table:table-cell table:style-name="ce8" office:value-type="string">
            <text:p>Die markierten Worte werden weggelassen</text:p>
          </table:table-cell>
          <table:table-cell office:value-type="string">
            <text:p>Offb 22,19</text:p>
          </table:table-cell>
          <table:table-cell office:value-type="string">
            <text:p>und wenn jemand etwas wegnimmt von den Worten des Buches dieser Weissagung, so wird Gott wegnehmen seinen Teil vom Buch des Lebens und von der heiligen Stadt, und von den Dingen, die in diesem Buch geschrieben stehen.</text:p>
          </table:table-cell>
          <table:table-cell table:style-name="ce7" office:value-type="string">
            <text:p>seinen Teil vom Baum des Lebens und von der heiligen Stadt,</text:p>
          </table:table-cell>
        </table:table-row>
        <table:table-row table:style-name="ro4">
          <table:table-cell table:style-name="ce2"/>
          <table:table-cell table:style-name="ce5"/>
          <table:table-cell table:style-name="ce9"/>
          <table:table-cell table:style-name="ce2"/>
          <table:table-cell table:style-name="ce5"/>
          <table:table-cell table:style-name="ce9"/>
          <table:table-cell office:value-type="string">
            <text:p>Offb 21,21</text:p>
          </table:table-cell>
          <table:table-cell office:value-type="string">
            <text:p>Die Gnade unseres Herrn Jesus Christus sei mit euch allen! Amen.</text:p>
          </table:table-cell>
          <table:table-cell table:style-name="ce7" office:value-type="string">
            <text:p>Die Gnade des Herrn Jesus * * * sei mit * * *  allen! * * * .</text:p>
          </table:table-cell>
        </table:table-row>
      </table:table>
      <table:table table:name="wichtigste_markiert" table:style-name="ta1" table:print="false">
        <table:table-column table:style-name="co1" table:default-cell-style-name="ce1"/>
        <table:table-column table:style-name="co2" table:default-cell-style-name="ce4"/>
        <table:table-column table:style-name="co3" table:default-cell-style-name="ce6"/>
        <table:table-column table:style-name="co1" table:default-cell-style-name="ce1"/>
        <table:table-column table:style-name="co2" table:default-cell-style-name="ce4"/>
        <table:table-column table:style-name="co3" table:default-cell-style-name="ce6"/>
        <table:table-column table:style-name="co1" table:default-cell-style-name="ce1"/>
        <table:table-column table:style-name="co2" table:default-cell-style-name="ce4"/>
        <table:table-column table:style-name="co3" table:default-cell-style-name="ce6"/>
        <table:table-row table:style-name="ro1">
          <table:table-cell office:value-type="string">
            <text:p>Vers</text:p>
          </table:table-cell>
          <table:table-cell table:style-name="ce3" office:value-type="string">
            <text:p>Textus Receptus (Schlachter 2000)</text:p>
          </table:table-cell>
          <table:table-cell office:value-type="string">
            <text:p>Nestle-Aland 27. Aufl.</text:p>
          </table:table-cell>
          <table:table-cell office:value-type="string">
            <text:p>Vers</text:p>
          </table:table-cell>
          <table:table-cell table:style-name="ce3" office:value-type="string">
            <text:p>Textus Receptus (Schlachter 2000)</text:p>
          </table:table-cell>
          <table:table-cell office:value-type="string">
            <text:p>Nestle-Aland 27. Aufl.</text:p>
          </table:table-cell>
          <table:table-cell office:value-type="string">
            <text:p>Vers</text:p>
          </table:table-cell>
          <table:table-cell table:style-name="ce3" office:value-type="string">
            <text:p>Textmus Receptus (Schlachter 2000)</text:p>
          </table:table-cell>
          <table:table-cell office:value-type="string">
            <text:p>Nestle-Aland 27. Aufl.</text:p>
          </table:table-cell>
        </table:table-row>
        <table:table-row table:style-name="ro11">
          <table:table-cell office:value-type="string">
            <text:p>Mt 1,18</text:p>
          </table:table-cell>
          <table:table-cell office:value-type="string">
            <text:p>Die Geburt Jesu Christi aber geschah auf diese Weise:</text:p>
          </table:table-cell>
          <table:table-cell table:style-name="ce7" office:value-type="string">
            <text:p>Mit dem Ursprung Jesu Christi verhielt es sich aber so:</text:p>
          </table:table-cell>
          <table:table-cell table:style-name="ce12" office:value-type="string">
            <text:p>Joh 7,53-8,11</text:p>
          </table:table-cell>
          <table:table-cell table:style-name="ce3" office:value-type="string">
            <text:p>Und so ging jeder in sein Haus. …Sie sprach: Niemand, Herr! Jesus sprach zu ihr: So verurteile ich dich auch nicht. Geh hin und sündige nicht mehr! </text:p>
          </table:table-cell>
          <table:table-cell table:style-name="ce8" office:value-type="string">
            <text:p>Diese 12 Verse werden von NA 27 als „mit Sicherheit (!!) nicht ursprünglich“ bezeichnet (doppelte Klammern)</text:p>
          </table:table-cell>
          <table:table-cell table:style-name="ce11" office:value-type="string">
            <text:p>Phil 4,13</text:p>
          </table:table-cell>
          <table:table-cell table:style-name="ce14" office:value-type="string">
            <text:p>Ich vermag alles durch den, der mich stark macht, Christus.</text:p>
          </table:table-cell>
          <table:table-cell office:value-type="string">
            <text:p>„Christus“weggelassen</text:p>
          </table:table-cell>
        </table:table-row>
        <table:table-row table:style-name="ro12">
          <table:table-cell table:style-name="ce11" office:value-type="string">
            <text:p>Mt 1,25</text:p>
          </table:table-cell>
          <table:table-cell table:style-name="ce14" office:value-type="string">
            <text:p>und er erkannte sie nicht, bis sie ihren erstgeborenen Sohn geboren hatte</text:p>
          </table:table-cell>
          <table:table-cell table:style-name="ce7" office:value-type="string">
            <text:p>…bis sie einen Sohn geboren hatte</text:p>
          </table:table-cell>
          <table:table-cell office:value-type="string">
            <text:p>Joh 8,59</text:p>
          </table:table-cell>
          <table:table-cell office:value-type="string">
            <text:p>Jesus aber verbarg sich und ging zum Tempel hinaus, mitten durch sie hindurch, und entkam so.</text:p>
          </table:table-cell>
          <table:table-cell table:style-name="ce8" office:value-type="string">
            <text:p>Die markierten Worte werden weggelassen</text:p>
          </table:table-cell>
          <table:table-cell office:value-type="string">
            <text:p>Kol 1,2</text:p>
          </table:table-cell>
          <table:table-cell office:value-type="string">
            <text:p>Gnade sei mit euch und Friede von Gott, unserem Vater, und dem Herrn Jesus Christus!</text:p>
          </table:table-cell>
          <table:table-cell office:value-type="string">
            <text:p>„und dem Herrn Jesus Christus“weggelassen</text:p>
          </table:table-cell>
        </table:table-row>
        <table:table-row table:style-name="ro13">
          <table:table-cell office:value-type="string">
            <text:p>Mt 5,22</text:p>
          </table:table-cell>
          <table:table-cell office:value-type="string">
            <text:p>Ich aber sage euch: Jeder, der seinem Bruder ohne Ursache zürnt, wird dem Gericht verfallen sein.</text:p>
          </table:table-cell>
          <table:table-cell office:value-type="string">
            <text:p>„ohne Ursache“ weggelassen</text:p>
          </table:table-cell>
          <table:table-cell table:style-name="ce11" office:value-type="string">
            <text:p>Joh 9,35</text:p>
          </table:table-cell>
          <table:table-cell table:style-name="ce14" office:value-type="string">
            <text:p>… und als er ihn fand, sprach er zu ihm: Glaubst du an den Sohn Gottes?</text:p>
          </table:table-cell>
          <table:table-cell table:style-name="ce7" office:value-type="string">
            <text:p>Glaubst du an den Sohn des Menschen?</text:p>
          </table:table-cell>
          <table:table-cell office:value-type="string">
            <text:p>Kol 1,14</text:p>
          </table:table-cell>
          <table:table-cell office:value-type="string">
            <text:p>in dem wir die Erlösung haben durch sein Blut, die Vergebung der Sünden.</text:p>
          </table:table-cell>
          <table:table-cell office:value-type="string">
            <text:p>„durch sein Blut“weggelassen</text:p>
          </table:table-cell>
        </table:table-row>
        <table:table-row table:style-name="ro14">
          <table:table-cell table:style-name="ce11" office:value-type="string">
            <text:p>Mt 5,44</text:p>
          </table:table-cell>
          <table:table-cell table:style-name="ce14" office:value-type="string">
            <text:p>Ich aber sage euch: Liebt eure Feinde, segnet, die euch fluchen, tut wohl denen, die euch hassen, und bittet für die, welche euch beleidigen und verfolgen,</text:p>
          </table:table-cell>
          <table:table-cell table:style-name="ce7" office:value-type="string">
            <text:p>Ich aber sage euch: Liebt eure Feinde *** und bittet für die, welche euch *** verfolgen,</text:p>
          </table:table-cell>
          <table:table-cell office:value-type="string">
            <text:p>Joh 16,16</text:p>
          </table:table-cell>
          <table:table-cell office:value-type="string">
            <text:p>Noch eine kurze Zeit, und ihr werdet mich nicht sehen, und wiederum eine kurze Zeit, und ihr werdet mich sehen; denn ich gehe zum Vater.</text:p>
          </table:table-cell>
          <table:table-cell office:value-type="string">
            <text:p>„denn ich gehe zum Vater“weggelassen</text:p>
          </table:table-cell>
          <table:table-cell office:value-type="string">
            <text:p>Kol 2,2</text:p>
          </table:table-cell>
          <table:table-cell office:value-type="string">
            <text:p>… zur Erkenntnis des Geheimnisses Gottes, des Vaters, und des Christus,</text:p>
          </table:table-cell>
          <table:table-cell table:style-name="ce7" office:value-type="string">
            <text:p>… zur Erkenntnis des Geheimnisses Gottes, [das ist] Christus,</text:p>
          </table:table-cell>
        </table:table-row>
        <table:table-row table:style-name="ro5">
          <table:table-cell office:value-type="string">
            <text:p>Mt 6,1</text:p>
          </table:table-cell>
          <table:table-cell office:value-type="string">
            <text:p>Habt acht, daß ihr eure Almosen nicht vor den Leuten gebt</text:p>
          </table:table-cell>
          <table:table-cell table:style-name="ce7" office:value-type="string">
            <text:p>Habt acht auf eure Gerechtigkeit, daß ihr sie nicht vor den Menschen übt</text:p>
          </table:table-cell>
          <table:table-cell office:value-type="string">
            <text:p>Joh 17,11</text:p>
          </table:table-cell>
          <table:table-cell office:value-type="string">
            <text:p>Heiliger Vater, bewahre sie in deinem Namen, die du mir gegeben hast, damit sie eins seien, gleichwie wir!</text:p>
          </table:table-cell>
          <table:table-cell table:style-name="ce7" office:value-type="string">
            <text:p>Heiliger Vater, bewahre sie in deinem Namen, den du mir gegeben hast, damit sie eins seien …</text:p>
          </table:table-cell>
          <table:table-cell office:value-type="string">
            <text:p>Kol 2,11</text:p>
          </table:table-cell>
          <table:table-cell office:value-type="string">
            <text:p>… durch das Ablegen des fleischlichen Leibes der Sünden, in der Beschneidung des Christus,</text:p>
          </table:table-cell>
          <table:table-cell office:value-type="string">
            <text:p>„der Sünden“weggelassen</text:p>
          </table:table-cell>
        </table:table-row>
        <table:table-row table:style-name="ro14">
          <table:table-cell table:style-name="ce11" office:value-type="string">
            <text:p>Mt 6,13</text:p>
          </table:table-cell>
          <table:table-cell table:style-name="ce14" office:value-type="string">
            <text:p>…sondern errette uns von dem Bösen. Denn dein ist das Reich und die Kraft und die Herrlichkeit in Ewigkeit! Amen.</text:p>
          </table:table-cell>
          <table:table-cell office:value-type="string">
            <text:p>„Denn dein ist das Reich und die Kraft und die Herrlichkeit in Ewigkeit! Amen.“ weggelassen</text:p>
          </table:table-cell>
          <table:table-cell office:value-type="string">
            <text:p>Joh 17,17</text:p>
          </table:table-cell>
          <table:table-cell office:value-type="string">
            <text:p>Heilige sie in deiner Wahrheit! Dein Wort ist Wahrheit.</text:p>
          </table:table-cell>
          <table:table-cell table:style-name="ce7" office:value-type="string">
            <text:p>Heilige sie in der Wahrheit.</text:p>
          </table:table-cell>
          <table:table-cell table:style-name="ce11" office:value-type="string">
            <text:p>Kol 2,18</text:p>
          </table:table-cell>
          <table:table-cell table:style-name="ce14" office:value-type="string">
            <text:p>Laßt nicht zu, daß euch irgend jemand um den Kampfpreis bringt, indem er sich in Demut und Verehrung von Engeln gefällt und sich in Sachen einläßt, die er nicht gesehen hat…</text:p>
          </table:table-cell>
          <table:table-cell office:value-type="string">
            <text:p>„nicht“weggelassen</text:p>
          </table:table-cell>
        </table:table-row>
        <table:table-row table:style-name="ro12">
          <table:table-cell office:value-type="string">
            <text:p>Mt 8,29</text:p>
          </table:table-cell>
          <table:table-cell office:value-type="string">
            <text:p>… Was haben wir mit dir zu tun, Jesus, du Sohn Gottes?</text:p>
          </table:table-cell>
          <table:table-cell office:value-type="string">
            <text:p>„Jesus“weggelassen</text:p>
          </table:table-cell>
          <table:table-cell table:style-name="ce11" office:value-type="string">
            <text:p>Joh 21,15</text:p>
          </table:table-cell>
          <table:table-cell table:style-name="ce14" office:value-type="string">
            <text:p>Simon, Sohn des Jonas, liebst du mich mehr als diese?[vgl. Mt 16,17; Joh 1,42; 21,16.17]</text:p>
          </table:table-cell>
          <table:table-cell table:style-name="ce7" office:value-type="string">
            <text:p>Simon, Sohn des Johannes, liebst du mich mehr als diese?</text:p>
          </table:table-cell>
          <table:table-cell table:style-name="ce11" office:value-type="string">
            <text:p>Kol 3,6</text:p>
          </table:table-cell>
          <table:table-cell table:style-name="ce14" office:value-type="string">
            <text:p>um dieser Dinge willen kommt der Zorn Gottes über die Söhne des Ungehorsams;</text:p>
          </table:table-cell>
          <table:table-cell office:value-type="string">
            <text:p>„über die Söhne des Ungehorsams“ NA 25 läßt weg; NA 27 = []</text:p>
          </table:table-cell>
        </table:table-row>
        <table:table-row table:style-name="ro12">
          <table:table-cell table:style-name="ce11" office:value-type="string">
            <text:p>Mt 9,13</text:p>
          </table:table-cell>
          <table:table-cell table:style-name="ce14" office:value-type="string">
            <text:p>… Denn ich bin nicht gekommen, Gerechte zu berufen, sondern Sünder zur Buße.</text:p>
          </table:table-cell>
          <table:table-cell office:value-type="string">
            <text:p>„zur Buße“weggelassen</text:p>
          </table:table-cell>
          <table:table-cell office:value-type="string">
            <text:p>Apg 2,30</text:p>
          </table:table-cell>
          <table:table-cell office:value-type="string">
            <text:p>… mit einem Eid verheißen hatte, daß er aus der Frucht seiner Lenden, dem Fleisch nach, den Christus erwecken werde damit er auf seinem Thron sitze</text:p>
          </table:table-cell>
          <table:table-cell office:value-type="string">
            <text:p>„dem Fleisch nach, den Christus erwecken werde“ weggelassen</text:p>
          </table:table-cell>
          <table:table-cell office:value-type="string">
            <text:p>1Th 1,1</text:p>
          </table:table-cell>
          <table:table-cell office:value-type="string">
            <text:p>… Gnade sei mit euch und Friede von Gott, unserem Vater, und dem Herrn Jesus Christus!</text:p>
          </table:table-cell>
          <table:table-cell table:style-name="ce8" office:value-type="string">
            <text:p>Die markierten Worte werden weggelassen</text:p>
          </table:table-cell>
        </table:table-row>
        <table:table-row table:style-name="ro12">
          <table:table-cell table:style-name="ce11" office:value-type="string">
            <text:p>Mt 12,35</text:p>
          </table:table-cell>
          <table:table-cell table:style-name="ce14" office:value-type="string">
            <text:p>Der gute Mensch bringt aus dem guten Schatz des Herzens das Gute hervor, und der böse Mensch bringt aus seinem bösen Schatz Böses hervor.</text:p>
          </table:table-cell>
          <table:table-cell office:value-type="string">
            <text:p>„des Herzens“ weggelassen</text:p>
          </table:table-cell>
          <table:table-cell office:value-type="string">
            <text:p>Apg 2,47</text:p>
          </table:table-cell>
          <table:table-cell office:value-type="string">
            <text:p>Der Herr aber tat täglich die zur Gemeinde hinzu, die gerettet wurden.</text:p>
          </table:table-cell>
          <table:table-cell office:value-type="string">
            <text:p>„zur Gemeinde“ weggelassen</text:p>
          </table:table-cell>
          <table:table-cell office:value-type="string">
            <text:p>1Th 2,19</text:p>
          </table:table-cell>
          <table:table-cell office:value-type="string">
            <text:p>… Seid nicht auch ihr es vor unserem Herrn Jesus Christus bei seiner Wiederkunft?</text:p>
          </table:table-cell>
          <table:table-cell office:value-type="string">
            <text:p>„Christus“weggelassen</text:p>
          </table:table-cell>
        </table:table-row>
        <table:table-row table:style-name="ro15">
          <table:table-cell table:style-name="ce12" office:value-type="string">
            <text:p>Mt 12,47</text:p>
          </table:table-cell>
          <table:table-cell table:style-name="ce3" office:value-type="string">
            <text:p>Da sprach einer zu ihm: Siehe, deine Mutter und deine Brüder stehen draußen und wollen mit dir reden!</text:p>
          </table:table-cell>
          <table:table-cell table:style-name="ce8" office:value-type="string">
            <text:p>Ganzer Vers als möglicherweise unecht in Klammern</text:p>
          </table:table-cell>
          <table:table-cell office:value-type="string">
            <text:p>Apg 3,20</text:p>
          </table:table-cell>
          <table:table-cell office:value-type="string">
            <text:p>und er den sende, der euch zuvor verkündigt wurde, Jesus Christus,</text:p>
          </table:table-cell>
          <table:table-cell table:style-name="ce7" office:value-type="string">
            <text:p>und er den für euch bestimmten Christus Jesus senden möge</text:p>
          </table:table-cell>
          <table:table-cell office:value-type="string">
            <text:p>1Th 3,11</text:p>
          </table:table-cell>
          <table:table-cell office:value-type="string">
            <text:p>Er selbst aber, Gott, unser Vater, und unser Herr Jesus Christus lenke unseren Weg zu euch!</text:p>
          </table:table-cell>
          <table:table-cell office:value-type="string">
            <text:p>„Christus“weggelassen</text:p>
          </table:table-cell>
        </table:table-row>
        <table:table-row table:style-name="ro3">
          <table:table-cell office:value-type="string">
            <text:p>Mt 13,51</text:p>
          </table:table-cell>
          <table:table-cell table:style-name="ce3" office:value-type="string">
            <text:p>Jesus sprach zu ihnen: Habt ihr das alles verstanden? Sie sprachen zu ihm: Ja, Herr!</text:p>
          </table:table-cell>
          <table:table-cell office:value-type="string">
            <text:p>„Jesus sprach zu ihnen“ und „Herr“weggelassen</text:p>
          </table:table-cell>
          <table:table-cell office:value-type="string">
            <text:p>Apg 6,3</text:p>
          </table:table-cell>
          <table:table-cell office:value-type="string">
            <text:p>Darum, ihr Brüder, seht euch nach sieben Männern aus eurer Mitte um, die ein gutes Zeugnis haben und voll Heiligen Geistes und Weisheit sind; …</text:p>
          </table:table-cell>
          <table:table-cell office:value-type="string">
            <text:p>„Heiligen“weggelassen</text:p>
          </table:table-cell>
          <table:table-cell office:value-type="string">
            <text:p>1Th 3,13</text:p>
          </table:table-cell>
          <table:table-cell office:value-type="string">
            <text:p>… vor unserem Gott und Vater bei der Wiederkunft unseres Herrn Jesus Christus mit allen seinen Heiligen.</text:p>
          </table:table-cell>
          <table:table-cell office:value-type="string">
            <text:p>„Christus“weggelassen</text:p>
          </table:table-cell>
        </table:table-row>
        <table:table-row table:style-name="ro5">
          <table:table-cell office:value-type="string">
            <text:p>Mt 15,8</text:p>
          </table:table-cell>
          <table:table-cell office:value-type="string">
            <text:p>Dieses Volk naht sich zu mir mit seinem Mund und ehrt mich mit den Lippen, aber ihr Herz ist fern von mir.</text:p>
          </table:table-cell>
          <table:table-cell office:value-type="string">
            <text:p>„naht sich zu mir mit seinem Mund und“ weggelassen</text:p>
          </table:table-cell>
          <table:table-cell office:value-type="string">
            <text:p>Apg 7,30</text:p>
          </table:table-cell>
          <table:table-cell office:value-type="string">
            <text:p>… erschien ihm in der Wüste des Berges Sinai der Engel des Herrn in der Feuerflamme eines Busches.</text:p>
          </table:table-cell>
          <table:table-cell table:style-name="ce7" office:value-type="string">
            <text:p>… erschien ihm in der Wüste des Berges Sinai ein Engel in der Feuerflamme eines Busches.</text:p>
          </table:table-cell>
          <table:table-cell office:value-type="string">
            <text:p>1Th 5,27</text:p>
          </table:table-cell>
          <table:table-cell office:value-type="string">
            <text:p>…daß dieser Brief allen heiligen Brüdern vorgelesen wird.</text:p>
          </table:table-cell>
          <table:table-cell office:value-type="string">
            <text:p>„heiligen“weggelassen</text:p>
          </table:table-cell>
        </table:table-row>
        <table:table-row table:style-name="ro4">
          <table:table-cell office:value-type="string">
            <text:p>Mt 16,3</text:p>
          </table:table-cell>
          <table:table-cell office:value-type="string">
            <text:p>… Ihr Heuchler, das Aussehen des Himmels versteht ihr zu beurteilen, die Zeichen der Zeit aber nicht!</text:p>
          </table:table-cell>
          <table:table-cell office:value-type="string">
            <text:p>„Ihr Heuchler“ weggelassen</text:p>
          </table:table-cell>
          <table:table-cell office:value-type="string">
            <text:p>Apg 7,37</text:p>
          </table:table-cell>
          <table:table-cell office:value-type="string">
            <text:p>»Einen Propheten wie mich wird euch der Herr, euer Gott, erwecken aus euren Brüdern; auf ihn sollt ihr hören!«</text:p>
          </table:table-cell>
          <table:table-cell table:style-name="ce8" office:value-type="string">
            <text:p>Die markierten Worte werden weggelassen</text:p>
          </table:table-cell>
          <table:table-cell office:value-type="string">
            <text:p>2Th 1,8</text:p>
          </table:table-cell>
          <table:table-cell office:value-type="string">
            <text:p>… und an denen, die dem Evangelium unseres Herrn Jesus Christus nicht gehorsam sind.</text:p>
          </table:table-cell>
          <table:table-cell office:value-type="string">
            <text:p>„Christus“weggelassen</text:p>
          </table:table-cell>
        </table:table-row>
        <table:table-row table:style-name="ro16">
          <table:table-cell office:value-type="string">
            <text:p>Mt 16,20</text:p>
          </table:table-cell>
          <table:table-cell office:value-type="string">
            <text:p>Da gebot er seinen Jüngern, daß sie niemand sagen sollten, daß er Jesus der Christus sei.</text:p>
          </table:table-cell>
          <table:table-cell office:value-type="string">
            <text:p>„Jesus“ weggelassen</text:p>
          </table:table-cell>
          <table:table-cell table:style-name="ce13" office:value-type="string">
            <text:p>Apg 8,37</text:p>
          </table:table-cell>
          <table:table-cell table:style-name="ce15" office:value-type="string">
            <text:p>Da sprach Philippus: Wenn du von ganzem Herzen glaubst, so ist es erlaubt! Er antwortete und sprach: Ich glaube, daß Jesus Christus der Sohn Gottes ist! </text:p>
          </table:table-cell>
          <table:table-cell table:style-name="ce8" office:value-type="string">
            <text:p>Der ganze Vers wird weggelassen</text:p>
          </table:table-cell>
          <table:table-cell office:value-type="string">
            <text:p>2Th 1,12</text:p>
          </table:table-cell>
          <table:table-cell office:value-type="string">
            <text:p>damit der Name unseres Herrn Jesus Christus in euch verherrlicht werde und ihr in ihm, gemäß der Gnade unseres Gottes und des Herrn Jesus Christus.</text:p>
          </table:table-cell>
          <table:table-cell office:value-type="string">
            <text:p>„Christus“weggelassen</text:p>
          </table:table-cell>
        </table:table-row>
        <table:table-row table:style-name="ro17">
          <table:table-cell table:style-name="ce13" office:value-type="string">
            <text:p>Mt 17,21</text:p>
          </table:table-cell>
          <table:table-cell table:style-name="ce15" office:value-type="string">
            <text:p>Aber diese Art fährt nicht aus außer durch Gebet und Fasten.</text:p>
          </table:table-cell>
          <table:table-cell table:style-name="ce8" office:value-type="string">
            <text:p>Der ganze Vers wird weggelassen [vgl. Mk 9,29; Apg 10,30; 1Kor 7,5]</text:p>
          </table:table-cell>
          <table:table-cell table:style-name="ce13" office:value-type="string">
            <text:p>Apg 9,5-6</text:p>
          </table:table-cell>
          <table:table-cell table:style-name="ce24" office:value-type="string">
            <text:p>Der Herr aber sprach: Ich bin Jesus, den du verfolgst. Es wird dir schwer werden, gegen den Stachel auszuschlagen!  6 Da sprach er mit Zittern und Schrecken: Herr, was willst du, daß ich tun soll? Und der Herr antwortete ihm: Steh auf und geh in die Stadt hinein,…</text:p>
          </table:table-cell>
          <table:table-cell table:style-name="ce8" office:value-type="string">
            <text:p>Die markierten Worte werden weggelassen</text:p>
          </table:table-cell>
          <table:table-cell table:style-name="ce11" office:value-type="string">
            <text:p>2Th 2,2</text:p>
          </table:table-cell>
          <table:table-cell table:style-name="ce14" office:value-type="string">
            <text:p>… als wäre der Tag des Christus schon da.[vgl. 2Tim 2,19] </text:p>
          </table:table-cell>
          <table:table-cell table:style-name="ce7" office:value-type="string">
            <text:p>… als wäre der Tag des Herrn schon da.</text:p>
          </table:table-cell>
        </table:table-row>
        <table:table-row table:style-name="ro14">
          <table:table-cell table:style-name="ce13" office:value-type="string">
            <text:p>Mt 18,11</text:p>
          </table:table-cell>
          <table:table-cell table:style-name="ce3" office:value-type="string">
            <text:p>Denn der Sohn des Menschen ist gekommen, um das Verlorene zu retten.</text:p>
          </table:table-cell>
          <table:table-cell table:style-name="ce8" office:value-type="string">
            <text:p>Der ganze Vers wird weggelassen</text:p>
          </table:table-cell>
          <table:table-cell office:value-type="string">
            <text:p>Apg 9,28</text:p>
          </table:table-cell>
          <table:table-cell office:value-type="string">
            <text:p>Und er ging in Jerusalem mit ihnen aus und ein und verkündigte freimütig im Namen des Herrn Jesus.</text:p>
          </table:table-cell>
          <table:table-cell office:value-type="string">
            <text:p>„Jesus“weggelassen</text:p>
          </table:table-cell>
          <table:table-cell table:style-name="ce11" office:value-type="string">
            <text:p>2Th 2,4</text:p>
          </table:table-cell>
          <table:table-cell table:style-name="ce14" office:value-type="string">
            <text:p>der sich widersetzt und sich über alles erhebt, was Gott oder Gegenstand der Verehrung heißt, so daß er sich in den Tempel Gottes setzt als ein Gott und sich selbst für Gott ausgibt.</text:p>
          </table:table-cell>
          <table:table-cell office:value-type="string">
            <text:p>„als ein Gott“weggelassen</text:p>
          </table:table-cell>
        </table:table-row>
        <table:table-row table:style-name="ro12">
          <table:table-cell table:style-name="ce11" office:value-type="string">
            <text:p>Mt 18,15</text:p>
          </table:table-cell>
          <table:table-cell table:style-name="ce14" office:value-type="string">
            <text:p>Wenn aber dein Bruder an dir gesündigt hat, so geh hin und weise ihn zurecht unter vier Augen.</text:p>
          </table:table-cell>
          <table:table-cell table:style-name="ce8" office:value-type="string">
            <text:p>NA setzt „an dir“ als möglicherweise unecht in Klammern</text:p>
          </table:table-cell>
          <table:table-cell office:value-type="string">
            <text:p>Apg 10,6</text:p>
          </table:table-cell>
          <table:table-cell office:value-type="string">
            <text:p>Dieser ist zu Gast bei einem Gerber Simon, dessen Haus am Meer liegt; der wird dir sagen, was du tun sollst!</text:p>
          </table:table-cell>
          <table:table-cell table:style-name="ce8" office:value-type="string">
            <text:p>Die markierten Worte werden weggelassen</text:p>
          </table:table-cell>
          <table:table-cell office:value-type="string">
            <text:p>2Th 2,13</text:p>
          </table:table-cell>
          <table:table-cell office:value-type="string">
            <text:p>… daß Gott euch von Anfang an zur Errettung erwählt hat in der Heiligung des Geistes und im Glauben an die Wahrheit,</text:p>
          </table:table-cell>
          <table:table-cell table:style-name="ce7" office:value-type="string">
            <text:p>… daß Gott euch als Erstlingsgabe zur Errettung erwählt hat</text:p>
          </table:table-cell>
        </table:table-row>
        <table:table-row table:style-name="ro14">
          <table:table-cell table:style-name="ce11" office:value-type="string">
            <text:p>Mt 19,9</text:p>
          </table:table-cell>
          <table:table-cell table:style-name="ce14" office:value-type="string">
            <text:p>… heiratet, der bricht die Ehe; und wer eine Geschiedene heiratet, der bricht die Ehe.</text:p>
          </table:table-cell>
          <table:table-cell office:value-type="string">
            <text:p>„und wer eine Geschiedene heiratet, der bricht die Ehe“ weggelassen</text:p>
          </table:table-cell>
          <table:table-cell office:value-type="string">
            <text:p>Apg 10,21</text:p>
          </table:table-cell>
          <table:table-cell office:value-type="string">
            <text:p>Da ging Petrus zu den Männern hinab, die von Kornelius zu ihm gesandt worden waren, und sprach…</text:p>
          </table:table-cell>
          <table:table-cell table:style-name="ce8" office:value-type="string">
            <text:p>Die markierten Worte werden weggelassen</text:p>
          </table:table-cell>
          <table:table-cell office:value-type="string">
            <text:p>1Tim 1,1</text:p>
          </table:table-cell>
          <table:table-cell office:value-type="string">
            <text:p>Paulus, Apostel Jesu Christi nach dem Befehl Gottes, unseres Retters, und des Herrn Jesus Christus, der unsere Hoffnung ist,</text:p>
          </table:table-cell>
          <table:table-cell office:value-type="string">
            <text:p>„Herrn“weggelassen</text:p>
          </table:table-cell>
        </table:table-row>
        <table:table-row table:style-name="ro11">
          <table:table-cell office:value-type="string">
            <text:p>Mt 19,16-17</text:p>
          </table:table-cell>
          <table:table-cell office:value-type="string">
            <text:p>16 … und fragte ihn: Guter Meister, was soll ich Gutes tun, um das ewige Leben zu erlangen? 17 Er aber sprach zu ihm: Was nennst du mich gut? Niemand ist gut als Gott allein! Willst du aber…</text:p>
          </table:table-cell>
          <table:table-cell table:style-name="ce7" office:value-type="string">
            <text:p>Und sprach zu ihm: *** Lehrer, was soll ich Gutes  tun … 17 … Was fragst du mich über das Gute? Einer ist der Gute. Wenn du aber …</text:p>
          </table:table-cell>
          <table:table-cell table:style-name="ce11" office:value-type="string">
            <text:p>Apg 10,30</text:p>
          </table:table-cell>
          <table:table-cell table:style-name="ce14" office:value-type="string">
            <text:p>… Vor vier Tagen fastete ich bis zu dieser Stunde, und ich betete um die neunte Stunde …</text:p>
          </table:table-cell>
          <table:table-cell office:value-type="string">
            <text:p>„fastete ich“weggelassen</text:p>
          </table:table-cell>
          <table:table-cell office:value-type="string">
            <text:p>1Tim 1,17</text:p>
          </table:table-cell>
          <table:table-cell office:value-type="string">
            <text:p>… dem unvergänglichen, unsichtbaren, allein weisen Gott, sei Ehre und Ruhm von Ewigkeit zu Ewigkeit! Amen.</text:p>
          </table:table-cell>
          <table:table-cell office:value-type="string">
            <text:p>„weisen“weggelassen</text:p>
          </table:table-cell>
        </table:table-row>
        <table:table-row table:style-name="ro16">
          <table:table-cell table:style-name="ce11" office:value-type="string">
            <text:p>Mt 20,7</text:p>
          </table:table-cell>
          <table:table-cell table:style-name="ce16" office:value-type="string">
            <text:p>… Geht auch ihr in den Weinberg, und was recht ist, das werdet ihr empfangen!</text:p>
          </table:table-cell>
          <table:table-cell office:value-type="string">
            <text:p>„und was recht ist, das werdet ihr empfangen!“ weggelassen</text:p>
          </table:table-cell>
          <table:table-cell table:style-name="ce11" office:value-type="string">
            <text:p>Apg 13,19-20</text:p>
          </table:table-cell>
          <table:table-cell office:value-type="string">
            <text:p>und er vertilgte sieben Heidenvölker im Land Kanaan und teilte unter sie deren Land nach dem Los.20 Und danach, während etwa 450 Jahren, gab er ihnen Richter bis zu Samuel, dem Propheten.</text:p>
          </table:table-cell>
          <table:table-cell table:style-name="ce20" office:value-type="string">
            <text:p>… ließ er sie deren Land erben  20 – etwa 450 Jahre. Und danach gab er ihnen Richter bis zu Samuel</text:p>
          </table:table-cell>
          <table:table-cell office:value-type="string">
            <text:p>1Tim 2,7</text:p>
          </table:table-cell>
          <table:table-cell office:value-type="string">
            <text:p>für das ich eingesetzt wurde als Verkündiger und Apostel – ich sage die Wahrheit in Christus und lüge nicht -, als Lehrer der Heiden im Glauben und in der Wahrheit.</text:p>
          </table:table-cell>
          <table:table-cell office:value-type="string">
            <text:p>„in Christus“weggelassen</text:p>
          </table:table-cell>
        </table:table-row>
        <table:table-row table:style-name="ro18">
          <table:table-cell table:style-name="ce11" office:value-type="string">
            <text:p>Mt 20,16</text:p>
          </table:table-cell>
          <table:table-cell table:style-name="ce14" office:value-type="string">
            <text:p>So werden die Letzten die Ersten und die Ersten die Letzten sein. Denn viele sind berufen, aber wenige auserwählt.</text:p>
          </table:table-cell>
          <table:table-cell office:value-type="string">
            <text:p>Denn viele sind berufen, aber wenige auserwählt“ weggelassen</text:p>
          </table:table-cell>
          <table:table-cell table:style-name="ce11" office:value-type="string">
            <text:p>Apg 13,42</text:p>
          </table:table-cell>
          <table:table-cell table:style-name="ce16" office:value-type="string">
            <text:p>Als aber die Juden aus der Synagoge gegangen waren, baten die Heiden darum, daß ihnen diese Worte [auch] am nächsten Sabbat verkündigt würden.</text:p>
          </table:table-cell>
          <table:table-cell table:style-name="ce7" office:value-type="string">
            <text:p>Als sie aber * * *  hinausgingen, baten sie, daß am folgenden Sabbat diese Worte [noch einmal] zu ihnen geredet würden</text:p>
          </table:table-cell>
          <table:table-cell office:value-type="string">
            <text:p>1Tim 3,3</text:p>
          </table:table-cell>
          <table:table-cell table:style-name="ce14" office:value-type="string">
            <text:p>… nicht gewalttätig, nicht nach schändlichem Gewinn strebend, sondern gütig, …</text:p>
          </table:table-cell>
          <table:table-cell office:value-type="string">
            <text:p>„nicht nach schändlichem Gewinn strebend“weggelassen</text:p>
          </table:table-cell>
        </table:table-row>
        <table:table-row table:style-name="ro6">
          <table:table-cell office:value-type="string">
            <text:p>Mt 20,22-23</text:p>
          </table:table-cell>
          <table:table-cell office:value-type="string">
            <text:p>22 … Könnt ihr den Kelch trinken, den ich trinke, und getauft werden mit der Taufe, womit ich getauft werde? Sie sprechen zu ihm: Wir können es!23 … Ihr werdet zwar meinen Kelch trinken und getauft werden mit der Taufe, womit ich getauft werde. Aber … </text:p>
          </table:table-cell>
          <table:table-cell office:value-type="string">
            <text:p>„und getauft werden mit der Taufe, womit ich getauft werde“ zweimal weggelassen</text:p>
          </table:table-cell>
          <table:table-cell office:value-type="string">
            <text:p>Apg 15,11</text:p>
          </table:table-cell>
          <table:table-cell office:value-type="string">
            <text:p>… daß wir durch die Gnade des Herrn Jesus Christus gerettet werden…</text:p>
          </table:table-cell>
          <table:table-cell office:value-type="string">
            <text:p>„Christus“weggelassen</text:p>
          </table:table-cell>
          <table:table-cell office:value-type="string">
            <text:p>1Tim 3,16</text:p>
          </table:table-cell>
          <table:table-cell office:value-type="string">
            <text:p>Und anerkannt groß ist das Geheimnis der Gottesfurcht: Gott ist geoffenbart worden im Fleisch, gerechtfertigt im Geist, gesehen von den Engeln, verkündigt unter den Heiden, geglaubt in der Welt, aufgenommen in die Herrlichkeit.</text:p>
          </table:table-cell>
          <table:table-cell office:value-type="string">
            <text:p>Der geoffenbart worden ist im Fleisch …</text:p>
          </table:table-cell>
        </table:table-row>
        <table:table-row table:style-name="ro19">
          <table:table-cell table:style-name="ce12" office:value-type="string">
            <text:p>Mt 21,44</text:p>
          </table:table-cell>
          <table:table-cell table:style-name="ce3" office:value-type="string">
            <text:p>Und wer auf diesen Stein fällt, der wird zerschmettert werden; auf wen er aber fällt, den wird er zermalmen.</text:p>
          </table:table-cell>
          <table:table-cell table:style-name="ce8" office:value-type="string">
            <text:p>Ganzer Vers als möglicherweise unecht in Klammern.</text:p>
          </table:table-cell>
          <table:table-cell office:value-type="string">
            <text:p>Apg 15,17-18</text:p>
          </table:table-cell>
          <table:table-cell office:value-type="string">
            <text:p>… und alle Heiden, über die mein Name ausgerufen worden ist, spricht der Herr, der all dies tut.«  18 Gott sind alle seine Werke von Ewigkeit her bekannt.</text:p>
          </table:table-cell>
          <table:table-cell table:style-name="ce7" office:value-type="string">
            <text:p>der all dies tut«  18 was von jeher bekannt ist.</text:p>
          </table:table-cell>
          <table:table-cell office:value-type="string">
            <text:p>1Tim 4,12</text:p>
          </table:table-cell>
          <table:table-cell office:value-type="string">
            <text:p>… sei den Gläubigen ein Vorbild im Wort, im Wandel, in der Liebe, im Geist, im Glauben, in der Keuschheit!</text:p>
          </table:table-cell>
          <table:table-cell office:value-type="string">
            <text:p>„im Geist“weggelassen</text:p>
          </table:table-cell>
        </table:table-row>
        <table:table-row table:style-name="ro11">
          <table:table-cell office:value-type="string">
            <text:p>Mt 22,30</text:p>
          </table:table-cell>
          <table:table-cell office:value-type="string">
            <text:p>… sondern sie sind wie die Engel Gottes im Himmel.</text:p>
          </table:table-cell>
          <table:table-cell office:value-type="string">
            <text:p>„Gottes“weggelassen</text:p>
          </table:table-cell>
          <table:table-cell table:style-name="ce11" office:value-type="string">
            <text:p>Apg 15,24</text:p>
          </table:table-cell>
          <table:table-cell table:style-name="ce14" office:value-type="string">
            <text:p>Da wir gehört haben, daß etliche, die von uns ausgegangen sind, euch durch Reden verwirrt und eure Seelen unsicher gemacht haben, indem sie sagen, man müsse sich beschneiden lassen und das Gesetz halten, ohne daß wir sie dazu beauftragt hätten,</text:p>
          </table:table-cell>
          <table:table-cell table:style-name="ce23" office:value-type="string">
            <text:p>Die markierten Worte werden weggelassen</text:p>
          </table:table-cell>
          <table:table-cell office:value-type="string">
            <text:p>1Tim 5,21</text:p>
          </table:table-cell>
          <table:table-cell office:value-type="string">
            <text:p>Ich ermahne dich ernstlich vor Gott und dem Herrn Jesus Christus und den auserwählten Engeln,</text:p>
          </table:table-cell>
          <table:table-cell table:style-name="ce7" office:value-type="string">
            <text:p>vor Gott und Christus Jesus und…</text:p>
          </table:table-cell>
        </table:table-row>
        <table:table-row table:style-name="ro20">
          <table:table-cell office:value-type="string">
            <text:p>Mt 23,8</text:p>
          </table:table-cell>
          <table:table-cell office:value-type="string">
            <text:p>… denn einer ist euer Meister, der Christus; ihr aber seid alle Brüder.</text:p>
          </table:table-cell>
          <table:table-cell office:value-type="string">
            <text:p>„der Christus“ weggelassen</text:p>
          </table:table-cell>
          <table:table-cell table:style-name="ce13" office:value-type="string">
            <text:p>Apg 15,34</text:p>
          </table:table-cell>
          <table:table-cell table:style-name="ce3" office:value-type="string">
            <text:p>Silas aber beschloß, dort zu bleiben. </text:p>
          </table:table-cell>
          <table:table-cell table:style-name="ce8" office:value-type="string">
            <text:p>Der ganze Vers wird weggelassen</text:p>
          </table:table-cell>
          <table:table-cell table:style-name="ce11" office:value-type="string">
            <text:p>1Tim 6,5</text:p>
          </table:table-cell>
          <table:table-cell table:style-name="ce14" office:value-type="string">
            <text:p>… Menschen, die eine verdorbene Gesinnung haben und der Wahrheit beraubt sind und meinen, die Gottesfurcht sei ein Mittel zur Bereicherung - von solchen halte dich fern!</text:p>
          </table:table-cell>
          <table:table-cell table:style-name="ce8" office:value-type="string">
            <text:p>Die markierten Worte werden weggelassen</text:p>
          </table:table-cell>
        </table:table-row>
        <table:table-row table:style-name="ro16">
          <table:table-cell table:style-name="ce13" office:value-type="string">
            <text:p>Mt 23,14</text:p>
          </table:table-cell>
          <table:table-cell table:style-name="ce17" office:value-type="string">
            <text:p>Wehe euch, ihr Schriftgelehrten und Pharisäer, ihr Heuchler, daß ihr die Häuser der Witwen freßt und zum Schein lange betet. Darum werdet ihr ein schwereres Gericht empfangen!</text:p>
          </table:table-cell>
          <table:table-cell table:style-name="ce8" office:value-type="string">
            <text:p>Der ganze Vers wird weggelassen</text:p>
          </table:table-cell>
          <table:table-cell office:value-type="string">
            <text:p>Apg 16,31</text:p>
          </table:table-cell>
          <table:table-cell office:value-type="string">
            <text:p>Glaube an den Herrn Jesus Christus, so wirst du gerettet werden, du und dein Haus!</text:p>
          </table:table-cell>
          <table:table-cell office:value-type="string">
            <text:p>„Christus“weggelassen</text:p>
          </table:table-cell>
          <table:table-cell office:value-type="string">
            <text:p>1Tim 6,7</text:p>
          </table:table-cell>
          <table:table-cell office:value-type="string">
            <text:p>Denn wir haben nichts in die Welt hineingebracht, und es ist klar, daß wir auch nichts hinausbringen können.</text:p>
          </table:table-cell>
          <table:table-cell office:value-type="string">
            <text:p>„es ist klar, daß“ weggelassen</text:p>
          </table:table-cell>
        </table:table-row>
        <table:table-row table:style-name="ro13">
          <table:table-cell table:style-name="ce11" office:value-type="string">
            <text:p>Mt 24,7</text:p>
          </table:table-cell>
          <table:table-cell table:style-name="ce14" office:value-type="string">
            <text:p>… und es werden hier und dort Hungersnöte, Seuchen und Erdbeben geschehen.</text:p>
          </table:table-cell>
          <table:table-cell office:value-type="string">
            <text:p>„Seuchen“weggelassen</text:p>
          </table:table-cell>
          <table:table-cell office:value-type="string">
            <text:p>Apg 17,26</text:p>
          </table:table-cell>
          <table:table-cell office:value-type="string">
            <text:p>Und er hat aus einem Blut jedes Volk der Menschheit gemacht,</text:p>
          </table:table-cell>
          <table:table-cell office:value-type="string">
            <text:p>„Blut“weggelassen</text:p>
          </table:table-cell>
          <table:table-cell office:value-type="string">
            <text:p>1Tim 6,19</text:p>
          </table:table-cell>
          <table:table-cell office:value-type="string">
            <text:p>damit sie das ewige Leben ergreifen und so für sich selbst eine gute Grundlage für die Zukunft sammeln.</text:p>
          </table:table-cell>
          <table:table-cell table:style-name="ce7" office:value-type="string">
            <text:p>…um das wirkliche Leben zu ergreifen</text:p>
          </table:table-cell>
        </table:table-row>
        <table:table-row table:style-name="ro20">
          <table:table-cell office:value-type="string">
            <text:p>Mt 24,36</text:p>
          </table:table-cell>
          <table:table-cell office:value-type="string">
            <text:p>Um jenen Tag aber und die Stunde weiß niemand, auch die Engel im Himmel nicht, sondern allein mein Vater.</text:p>
          </table:table-cell>
          <table:table-cell table:style-name="ce7" office:value-type="string">
            <text:p>… auch nicht die Engel in den Himmeln, auch nicht der Sohn, sondern der Vater allein</text:p>
          </table:table-cell>
          <table:table-cell table:style-name="ce11" office:value-type="string">
            <text:p>Apg 17,30</text:p>
          </table:table-cell>
          <table:table-cell table:style-name="ce14" office:value-type="string">
            <text:p>Nun hat zwar Gott über die Zeiten der Unwissenheit hinweggesehen, jetzt aber gebietet er allen Menschen überall, Buße zu tun,</text:p>
          </table:table-cell>
          <table:table-cell table:style-name="ce7" office:value-type="string">
            <text:p>jetzt aber läßt er den Menschen verkündigen, daß sie alle überall Buße tun sollen [so NA 25; NA 27=TR]</text:p>
          </table:table-cell>
          <table:table-cell office:value-type="string">
            <text:p>2Tim 1,11</text:p>
          </table:table-cell>
          <table:table-cell office:value-type="string">
            <text:p>für das ich als Verkündiger und Apostel und Lehrer der Heiden eingesetzt worden bin.</text:p>
          </table:table-cell>
          <table:table-cell office:value-type="string">
            <text:p>„der Heiden“weggelassen</text:p>
          </table:table-cell>
        </table:table-row>
        <table:table-row table:style-name="ro12">
          <table:table-cell table:style-name="ce11" office:value-type="string">
            <text:p>Mt 25,13</text:p>
          </table:table-cell>
          <table:table-cell table:style-name="ce14" office:value-type="string">
            <text:p>Darum wacht! Denn ihr wißt weder den Tag noch die Stunde, in welcher der Sohn des Menschen kommen wird.</text:p>
          </table:table-cell>
          <table:table-cell office:value-type="string">
            <text:p>„in welcher der Sohn des Menschen kommen wird“weggelassen</text:p>
          </table:table-cell>
          <table:table-cell table:style-name="ce11" office:value-type="string">
            <text:p>Apg 18,5</text:p>
          </table:table-cell>
          <table:table-cell table:style-name="ce14" office:value-type="string">
            <text:p>… wurde Paulus durch den Geist gedrängt, den Juden zu bezeugen, daß Jesus der Christus ist.</text:p>
          </table:table-cell>
          <table:table-cell table:style-name="ce7" office:value-type="string">
            <text:p>wurde Paulus durch das Wort gedrängt,</text:p>
          </table:table-cell>
          <table:table-cell office:value-type="string">
            <text:p>2Tim 2,19</text:p>
          </table:table-cell>
          <table:table-cell office:value-type="string">
            <text:p>Der Herr kennt die Seinen! und: Jeder, der den Namen des Christus nennt, wende sich ab von der Ungerechtigkeit!</text:p>
          </table:table-cell>
          <table:table-cell table:style-name="ce7" office:value-type="string">
            <text:p>Jeder, der den Namen des Herrn nennt,</text:p>
          </table:table-cell>
        </table:table-row>
        <table:table-row table:style-name="ro5">
          <table:table-cell office:value-type="string">
            <text:p>Mt 25,31</text:p>
          </table:table-cell>
          <table:table-cell office:value-type="string">
            <text:p>Wenn aber der Sohn des Menschen in seiner Herrlichkeit kommen wird und alle heiligen Engel mit ihm …</text:p>
          </table:table-cell>
          <table:table-cell office:value-type="string">
            <text:p>„heiligen“weggelassen</text:p>
          </table:table-cell>
          <table:table-cell office:value-type="string">
            <text:p>Apg 18,21</text:p>
          </table:table-cell>
          <table:table-cell office:value-type="string">
            <text:p>sondern nahm Abschied von ihnen, indem er sprach: Ich muß unter allen Umständen das bevorstehende Fest in Jerusalem feiern; ich werde aber wieder zu euch zurückkehren, so Gott will!</text:p>
          </table:table-cell>
          <table:table-cell table:style-name="ce8" office:value-type="string">
            <text:p>Die markierten Worte werden weggelassen</text:p>
          </table:table-cell>
          <table:table-cell office:value-type="string">
            <text:p>2Tim 4,1</text:p>
          </table:table-cell>
          <table:table-cell office:value-type="string">
            <text:p>Daher ermahne ich dich ernstlich vor dem Angesicht Gottes und des Herrn Jesus Christus, der Lebendige und Tote richten wird, um seiner Erscheinung und seines Reiches willen:</text:p>
          </table:table-cell>
          <table:table-cell table:style-name="ce7" office:value-type="string">
            <text:p>Ich bezeuge eindringlich vor Gott und Christus Jesus, der …[vgl. 1Tim 5,21]</text:p>
          </table:table-cell>
        </table:table-row>
        <table:table-row table:style-name="ro4">
          <table:table-cell office:value-type="string">
            <text:p>Mt 26,28</text:p>
          </table:table-cell>
          <table:table-cell office:value-type="string">
            <text:p>Denn das ist mein Blut, das des neuen Bundes, das für viele vergossen wird …</text:p>
          </table:table-cell>
          <table:table-cell office:value-type="string">
            <text:p>„neuen“weggelassen</text:p>
          </table:table-cell>
          <table:table-cell office:value-type="string">
            <text:p>Apg 19,4</text:p>
          </table:table-cell>
          <table:table-cell office:value-type="string">
            <text:p>… daß sie an den glauben sollten, der nach ihm kommt, das heißt an den Christus Jesus.</text:p>
          </table:table-cell>
          <table:table-cell office:value-type="string">
            <text:p>„den Christus“ weggelassen</text:p>
          </table:table-cell>
          <table:table-cell office:value-type="string">
            <text:p>2Tim 4,22</text:p>
          </table:table-cell>
          <table:table-cell office:value-type="string">
            <text:p>Der Herr Jesus Christus sei mit deinem Geist! …</text:p>
          </table:table-cell>
          <table:table-cell office:value-type="string">
            <text:p>„Jesus Christus“ weggelassen</text:p>
          </table:table-cell>
        </table:table-row>
        <table:table-row table:style-name="ro16">
          <table:table-cell office:value-type="string">
            <text:p>Mt 27,24</text:p>
          </table:table-cell>
          <table:table-cell table:style-name="ce14" office:value-type="string">
            <text:p>Ich bin unschuldig an dem Blut dieses Gerechten; seht ihr zu!</text:p>
          </table:table-cell>
          <table:table-cell office:value-type="string">
            <text:p>„Gerechten“ weggelassen</text:p>
          </table:table-cell>
          <table:table-cell office:value-type="string">
            <text:p>Apg 19,10</text:p>
          </table:table-cell>
          <table:table-cell office:value-type="string">
            <text:p>… so daß alle, die in [der Provinz] Asia wohnten, das Wort des Herrn Jesus hörten</text:p>
          </table:table-cell>
          <table:table-cell office:value-type="string">
            <text:p>„Jesus“weggelassen</text:p>
          </table:table-cell>
          <table:table-cell office:value-type="string">
            <text:p>Tit 1,4</text:p>
          </table:table-cell>
          <table:table-cell office:value-type="string">
            <text:p>… Gnade, Barmherzigkeit, Friede [sei mit dir] von Gott, dem Vater, und dem Herrn Jesus Christus, unserem Retter!</text:p>
          </table:table-cell>
          <table:table-cell table:style-name="ce7" office:value-type="string">
            <text:p>… Gnade, * * * Friede [sei mit dir] von Gott, dem Vater, und Christus Jesus, unserem Retter!</text:p>
          </table:table-cell>
        </table:table-row>
        <table:table-row table:style-name="ro21">
          <table:table-cell office:value-type="string">
            <text:p>Mt 27,34</text:p>
          </table:table-cell>
          <table:table-cell office:value-type="string">
            <text:p>gaben sie ihm Essig mit Galle vermischt zu trinken</text:p>
          </table:table-cell>
          <table:table-cell table:style-name="ce7" office:value-type="string">
            <text:p>…gaben sie ihm mit Galle vermischten Wein zu trinken</text:p>
          </table:table-cell>
          <table:table-cell office:value-type="string">
            <text:p>Apg 20,21</text:p>
          </table:table-cell>
          <table:table-cell office:value-type="string">
            <text:p>indem ich Juden und Griechen die Buße zu Gott und den Glauben an unseren Herrn Jesus Christus bezeugt habe.</text:p>
          </table:table-cell>
          <table:table-cell office:value-type="string">
            <text:p>„Christus“weggelassen</text:p>
          </table:table-cell>
          <table:table-cell office:value-type="string">
            <text:p>Tit 2,7</text:p>
          </table:table-cell>
          <table:table-cell office:value-type="string">
            <text:p>In der Lehre erweise Unverfälschtheit, würdigen Ernst, Unverderbtheit,</text:p>
          </table:table-cell>
          <table:table-cell office:value-type="string">
            <text:p>„Unverderbtheit“ weggelassen</text:p>
          </table:table-cell>
        </table:table-row>
        <table:table-row table:style-name="ro22">
          <table:table-cell table:style-name="ce13" office:value-type="string">
            <text:p>Mt 27,35</text:p>
          </table:table-cell>
          <table:table-cell table:style-name="ce18" office:value-type="string">
            <text:p>Nachdem sie ihn nun gekreuzigt hatten, teilten sie seine Kleider unter sich und warfen das Los, damit erfüllt würde, was durch den Propheten gesagt ist: »Sie haben meine Kleider unter sich geteilt, und das Los über mein Gewand geworfen«.</text:p>
          </table:table-cell>
          <table:table-cell table:style-name="ce19" office:value-type="string">
            <text:p>„damit erfüllt würde, was durch den Propheten gesagt ist: »Sie haben meine Kleider unter sich geteilt, und das Los über mein Gewand geworfen“ weggelassen</text:p>
          </table:table-cell>
          <table:table-cell office:value-type="string">
            <text:p>Apg 20,25</text:p>
          </table:table-cell>
          <table:table-cell office:value-type="string">
            <text:p>… bei denen ich umhergezogen bin und das Reich Gottes verkündigt habe.</text:p>
          </table:table-cell>
          <table:table-cell office:value-type="string">
            <text:p>„Gottes“weggelassen</text:p>
          </table:table-cell>
          <table:table-cell office:value-type="string">
            <text:p>Phlm 6</text:p>
          </table:table-cell>
          <table:table-cell office:value-type="string">
            <text:p>… im Hinblick auf den Glauben für Christus Jesus wirksam werde …</text:p>
          </table:table-cell>
          <table:table-cell office:value-type="string">
            <text:p>„Jesus“ weggelassen</text:p>
          </table:table-cell>
        </table:table-row>
        <table:table-row table:style-name="ro4">
          <table:table-cell office:value-type="string">
            <text:p>Mt 28,6</text:p>
          </table:table-cell>
          <table:table-cell office:value-type="string">
            <text:p>Kommt her, seht den Ort, wo der Herr gelegen hat!</text:p>
          </table:table-cell>
          <table:table-cell office:value-type="string">
            <text:p>„der Herr“weggelassen</text:p>
          </table:table-cell>
          <table:table-cell office:value-type="string">
            <text:p>Apg 20,28</text:p>
          </table:table-cell>
          <table:table-cell office:value-type="string">
            <text:p>… um die Gemeinde Gottes zu hüten, die er durch sein eigenes Blut erworben hat!</text:p>
          </table:table-cell>
          <table:table-cell table:style-name="ce7" office:value-type="string">
            <text:p>… die er durch das Blut seines eigenen erworben hat</text:p>
          </table:table-cell>
          <table:table-cell office:value-type="string">
            <text:p>Hebr 1,2</text:p>
          </table:table-cell>
          <table:table-cell office:value-type="string">
            <text:p>hat er in diesen letzten Tagen zu uns geredet durch den Sohn.</text:p>
          </table:table-cell>
          <table:table-cell table:style-name="ce7" office:value-type="string">
            <text:p>hat er am Ende dieser Tage zu uns geredet durch den Sohn.</text:p>
          </table:table-cell>
        </table:table-row>
        <table:table-row table:style-name="ro20">
          <table:table-cell office:value-type="string">
            <text:p>Mk 1,1</text:p>
          </table:table-cell>
          <table:table-cell office:value-type="string">
            <text:p>Anfang des Evangeliums von Jesus Christus, dem Sohn Gottes.</text:p>
          </table:table-cell>
          <table:table-cell office:value-type="string">
            <text:p>„dem Sohn Gottes“von NA 25 weg-gelassen; NA 27 = []</text:p>
          </table:table-cell>
          <table:table-cell table:style-name="ce11" office:value-type="string">
            <text:p>Apg 21,25</text:p>
          </table:table-cell>
          <table:table-cell table:style-name="ce14" office:value-type="string">
            <text:p>Was aber die gläubig gewordenen Heiden betrifft, so haben wir [ja] geschrieben und angeordnet, daß sie von alledem nichts zu befolgen haben, sondern sich nur hüten sollen vor dem Götzenopfer ….</text:p>
          </table:table-cell>
          <table:table-cell table:style-name="ce23" office:value-type="string">
            <text:p>Die markierten Worte werden weggelassen</text:p>
          </table:table-cell>
          <table:table-cell office:value-type="string">
            <text:p>Hebr 1,3</text:p>
          </table:table-cell>
          <table:table-cell office:value-type="string">
            <text:p>… er hat sich, nachdem er die Reinigung von unseren Sünden durch sich selbst vollbracht hat, zur Rechten der Majestät in der Höhe gesetzt.</text:p>
          </table:table-cell>
          <table:table-cell table:style-name="ce8" office:value-type="string">
            <text:p>Die markierten Worte werden weggelassen</text:p>
          </table:table-cell>
        </table:table-row>
        <table:table-row table:style-name="ro16">
          <table:table-cell table:style-name="ce11" office:value-type="string">
            <text:p>Mk 1,2</text:p>
          </table:table-cell>
          <table:table-cell office:value-type="string">
            <text:p>Wie geschrieben steht in den Propheten: »Siehe, ich sende meinen Boten vor deinem Angesicht her …« [Mal 3,1]</text:p>
          </table:table-cell>
          <table:table-cell table:style-name="ce20" office:value-type="string">
            <text:p>Wie in dem Propheten Jesaja geschrieben steht: „Siehe,…</text:p>
          </table:table-cell>
          <table:table-cell office:value-type="string">
            <text:p>Apg 22,16</text:p>
          </table:table-cell>
          <table:table-cell office:value-type="string">
            <text:p>… und laß deine Sünden abwaschen, indem du den Namen des Herrn anrufst!</text:p>
          </table:table-cell>
          <table:table-cell table:style-name="ce7" office:value-type="string">
            <text:p>… indem du seinen Namen anrufst!</text:p>
          </table:table-cell>
          <table:table-cell office:value-type="string">
            <text:p>Hebr 2,7</text:p>
          </table:table-cell>
          <table:table-cell office:value-type="string">
            <text:p>Du hast ihn ein wenig niedriger sein lassen als die Engel; mit Herrlichkeit und Ehre hast du ihn gekrönt und hast ihn gesetzt über die Werke deiner Hände;</text:p>
          </table:table-cell>
          <table:table-cell table:style-name="ce8" office:value-type="string">
            <text:p>Die markierten Worte werden weggelassen</text:p>
          </table:table-cell>
        </table:table-row>
        <table:table-row table:style-name="ro23">
          <table:table-cell office:value-type="string">
            <text:p>Mk 1,14</text:p>
          </table:table-cell>
          <table:table-cell office:value-type="string">
            <text:p>kam Jesus nach Galiläa und verkündigte das Evangelium vom Reich Gottes</text:p>
          </table:table-cell>
          <table:table-cell office:value-type="string">
            <text:p>„vom Reich“weggelassen</text:p>
          </table:table-cell>
          <table:table-cell table:style-name="ce11" office:value-type="string">
            <text:p>Apg 24,6-8</text:p>
          </table:table-cell>
          <table:table-cell table:style-name="ce16" office:value-type="string">
            <text:p>Er versuchte sogar, den Tempel zu entheiligen; doch wir ergriffen ihn und wollten ihn nach unserem Gesetz richten.  7 Aber Lysias, der Befehlshaber, kam dazu und entriß ihn mit großer Gewalt unseren Händen;  8 und er befahl, daß seine Ankläger zu dir kommen sollten. Von ihm kannst du selbst, wenn du ihn verhörst, alles erfahren, dessen wir ihn anklagen!</text:p>
          </table:table-cell>
          <table:table-cell table:style-name="ce8" office:value-type="string">
            <text:p>Die markierten Worte, darunter ein ganzer Vers, werden </text:p>
            <text:p>weggelassen</text:p>
          </table:table-cell>
          <table:table-cell office:value-type="string">
            <text:p>Hebr 3,1</text:p>
          </table:table-cell>
          <table:table-cell office:value-type="string">
            <text:p>… betrachtet den Apostel und Hohenpriester unseres Bekenntnisses, Christus Jesus,</text:p>
          </table:table-cell>
          <table:table-cell office:value-type="string">
            <text:p>„Christus“ weggelassen</text:p>
          </table:table-cell>
        </table:table-row>
        <table:table-row table:style-name="ro14">
          <table:table-cell table:style-name="ce11" office:value-type="string">
            <text:p>Mk 2,17</text:p>
          </table:table-cell>
          <table:table-cell table:style-name="ce14" office:value-type="string">
            <text:p>… Ich bin nicht gekommen, Gerechte zu berufen, sondern Sünder zur Buße.</text:p>
          </table:table-cell>
          <table:table-cell office:value-type="string">
            <text:p>„zur Buße“weggelassen</text:p>
          </table:table-cell>
          <table:table-cell table:style-name="ce11" office:value-type="string">
            <text:p>Apg 26,30</text:p>
          </table:table-cell>
          <table:table-cell table:style-name="ce24" office:value-type="string">
            <text:p>Und als er dies gesagt hatte, stand der König auf, ebenso der Statthalter und Bernice und die bei ihnen saßen.</text:p>
          </table:table-cell>
          <table:table-cell table:style-name="ce8" office:value-type="string">
            <text:p>Die markierten Worte werden weggelassen</text:p>
          </table:table-cell>
          <table:table-cell office:value-type="string">
            <text:p>Hebr 3,6</text:p>
          </table:table-cell>
          <table:table-cell office:value-type="string">
            <text:p>Christus aber als Sohn über sein eigenes Haus; und sein Haus sind wir, wenn wir die Zuversicht und das Rühmen der Hoffnung bis zum Ende standhaft festhalten.</text:p>
          </table:table-cell>
          <table:table-cell table:style-name="ce8" office:value-type="string">
            <text:p>Die markierten Worte werden weggelassen</text:p>
          </table:table-cell>
        </table:table-row>
        <table:table-row table:style-name="ro24">
          <table:table-cell office:value-type="string">
            <text:p>Mk 3,29</text:p>
          </table:table-cell>
          <table:table-cell office:value-type="string">
            <text:p>… der hat in Ewigkeit keine Vergebung, sondern er ist einem ewigen Gericht verfallen.</text:p>
          </table:table-cell>
          <table:table-cell table:style-name="ce7" office:value-type="string">
            <text:p>… sondern ist ewiger Sünde schuldig</text:p>
          </table:table-cell>
          <table:table-cell table:style-name="ce11" office:value-type="string">
            <text:p>Apg 28,16</text:p>
          </table:table-cell>
          <table:table-cell table:style-name="ce16" office:value-type="string">
            <text:p>Als wir aber nach Rom kamen, übergab der Hauptmann die Gefangenen dem Obersten der Leibwache; Paulus aber wurde gestattet, für sich zu bleiben mit dem Soldaten, der ihn bewachte.</text:p>
          </table:table-cell>
          <table:table-cell table:style-name="ce8" office:value-type="string">
            <text:p>Die markierten Worte werden weggelassen</text:p>
          </table:table-cell>
          <table:table-cell office:value-type="string">
            <text:p>Hebr 7,21</text:p>
          </table:table-cell>
          <table:table-cell office:value-type="string">
            <text:p>»Der Herr hat geschworen, und es wird ihn nicht gereuen: Du bist Priester in Ewigkeit nach der Weise Melchisedeks«</text:p>
          </table:table-cell>
          <table:table-cell table:style-name="ce8" office:value-type="string">
            <text:p>Die markierten Worte werden weggelassen</text:p>
          </table:table-cell>
        </table:table-row>
        <table:table-row table:style-name="ro19">
          <table:table-cell office:value-type="string">
            <text:p>Mk 4,11</text:p>
          </table:table-cell>
          <table:table-cell table:style-name="ce14" office:value-type="string">
            <text:p>Euch ist es gegeben, das Geheimnis des Reiches Gottes zu erkennen, denen aber, die draußen sind, wird alles in Gleichnissen zuteil,</text:p>
          </table:table-cell>
          <table:table-cell table:style-name="ce7" office:value-type="string">
            <text:p>Euch ist das Geheimnis des Reiches Gottes gegeben; jenen …</text:p>
          </table:table-cell>
          <table:table-cell table:style-name="ce13" office:value-type="string">
            <text:p>Apg 28,29</text:p>
          </table:table-cell>
          <table:table-cell table:style-name="ce3" office:value-type="string">
            <text:p>Und als er das gesagt hatte, gingen die Juden weg und hatten viel Wortwechsel miteinander. </text:p>
          </table:table-cell>
          <table:table-cell table:style-name="ce8" office:value-type="string">
            <text:p>Der ganze Vers wird weggelassen</text:p>
          </table:table-cell>
          <table:table-cell office:value-type="string">
            <text:p>Hebr 8,12</text:p>
          </table:table-cell>
          <table:table-cell office:value-type="string">
            <text:p>denn ich werde gnädig sein gegen ihre Ungerechtigkeiten, und an ihre Sünden und ihre Gesetzlosigkeiten werde ich nicht mehr gedenken.«</text:p>
          </table:table-cell>
          <table:table-cell table:style-name="ce8" office:value-type="string">
            <text:p>Die markierten Worte werden weggelassen</text:p>
          </table:table-cell>
        </table:table-row>
        <table:table-row table:style-name="ro5">
          <table:table-cell office:value-type="string">
            <text:p>Mk 6,11</text:p>
          </table:table-cell>
          <table:table-cell office:value-type="string">
            <text:p>… schüttelt den Staub von euren Füßen, ihnen zum Zeugnis. Wahrlich, ich sage euch: Es wird Sodom und Gomorra erträglicher gehen am Tag des Gerichts als jener Stadt!</text:p>
          </table:table-cell>
          <table:table-cell table:style-name="ce8" office:value-type="string">
            <text:p>Die markierten Worte werden weggelassen</text:p>
          </table:table-cell>
          <table:table-cell office:value-type="string">
            <text:p>Röm 1,16</text:p>
          </table:table-cell>
          <table:table-cell office:value-type="string">
            <text:p>Denn ich schäme mich des Evangeliums von Christus nicht;</text:p>
          </table:table-cell>
          <table:table-cell office:value-type="string">
            <text:p>„von Christus“ weggelassen</text:p>
          </table:table-cell>
          <table:table-cell office:value-type="string">
            <text:p>Hebr 10,9</text:p>
          </table:table-cell>
          <table:table-cell office:value-type="string">
            <text:p>»Siehe, ich komme, um deinen Willen, o Gott, zu tun«.</text:p>
          </table:table-cell>
          <table:table-cell office:value-type="string">
            <text:p>„o Gott“ weggelassen</text:p>
          </table:table-cell>
        </table:table-row>
        <table:table-row table:style-name="ro13">
          <table:table-cell office:value-type="string">
            <text:p>Mk 7,2</text:p>
          </table:table-cell>
          <table:table-cell office:value-type="string">
            <text:p>und als sie einige seiner Jünger mit unreinen … Händen Brot essen sahen, tadelten sie es.</text:p>
          </table:table-cell>
          <table:table-cell office:value-type="string">
            <text:p>„tadelten sie es“weggelassen</text:p>
          </table:table-cell>
          <table:table-cell table:style-name="ce11" office:value-type="string">
            <text:p>Röm 1,29</text:p>
          </table:table-cell>
          <table:table-cell table:style-name="ce14" office:value-type="string">
            <text:p>als solche, die voll sind von aller Ungerechtigkeit, Unzucht, Schlechtigkeit, Habsucht, Bosheit;</text:p>
          </table:table-cell>
          <table:table-cell office:value-type="string">
            <text:p>„Unzucht“weggelassen</text:p>
          </table:table-cell>
          <table:table-cell office:value-type="string">
            <text:p>Hebr 10,34</text:p>
          </table:table-cell>
          <table:table-cell office:value-type="string">
            <text:p>… weil ihr in euch selbst gewiß seid, daß ihr ein besseres und bleibendes Gut in den Himmeln besitzt.</text:p>
          </table:table-cell>
          <table:table-cell office:value-type="string">
            <text:p>„in den Himmeln“ weggelassen</text:p>
          </table:table-cell>
        </table:table-row>
        <table:table-row table:style-name="ro4">
          <table:table-cell office:value-type="string">
            <text:p>Mk 9,24</text:p>
          </table:table-cell>
          <table:table-cell office:value-type="string">
            <text:p>… Ich glaube, Herr; hilf mir, [loszukommen] von meinem Unglauben!</text:p>
          </table:table-cell>
          <table:table-cell office:value-type="string">
            <text:p>„Herr“weggelassen</text:p>
          </table:table-cell>
          <table:table-cell office:value-type="string">
            <text:p>Röm 1,31</text:p>
          </table:table-cell>
          <table:table-cell office:value-type="string">
            <text:p>unverständig, treulos, lieblos, unversöhnlich, unbarmherzig.</text:p>
          </table:table-cell>
          <table:table-cell office:value-type="string">
            <text:p>„unversöhnlich“weggelassen</text:p>
          </table:table-cell>
          <table:table-cell office:value-type="string">
            <text:p>Jak 1,12</text:p>
          </table:table-cell>
          <table:table-cell office:value-type="string">
            <text:p>… wird er die Krone des Lebens empfangen, welche der Herr denen verheißen hat, die ihn lieben.</text:p>
          </table:table-cell>
          <table:table-cell office:value-type="string">
            <text:p>„der Herr“ weggelassen</text:p>
          </table:table-cell>
        </table:table-row>
        <table:table-row table:style-name="ro14">
          <table:table-cell table:style-name="ce11" office:value-type="string">
            <text:p>Mk 9,29</text:p>
          </table:table-cell>
          <table:table-cell table:style-name="ce14" office:value-type="string">
            <text:p>Diese Art kann durch nichts ausfahren außer durch Gebet und Fasten.</text:p>
          </table:table-cell>
          <table:table-cell table:style-name="ce21" office:value-type="string">
            <text:p>„und Fasten“weggelassen</text:p>
          </table:table-cell>
          <table:table-cell office:value-type="string">
            <text:p>Röm 6,11</text:p>
          </table:table-cell>
          <table:table-cell office:value-type="string">
            <text:p>… aber für Gott lebt in Christus Jesus, unserem Herrn!</text:p>
          </table:table-cell>
          <table:table-cell office:value-type="string">
            <text:p>„unserem Herrn“weggelassen</text:p>
          </table:table-cell>
          <table:table-cell office:value-type="string">
            <text:p>Jak 2,18</text:p>
          </table:table-cell>
          <table:table-cell office:value-type="string">
            <text:p>… Beweise mir doch deinen Glauben aus deinen Werken, und ich werde dir aus meinen Werken meinen Glauben beweisen!«</text:p>
          </table:table-cell>
          <table:table-cell table:style-name="ce7" office:value-type="string">
            <text:p>Zeige mir deinen Glauben ohne Werke, und ich werde dir aus meinen Werken den Glauben zeigen!</text:p>
          </table:table-cell>
        </table:table-row>
        <table:table-row table:style-name="ro12">
          <table:table-cell office:value-type="string">
            <text:p>Mk 9,42</text:p>
          </table:table-cell>
          <table:table-cell office:value-type="string">
            <text:p>Wer aber einem der Kleinen, die an mich glauben, Anstoß [zur Sünde] gibt, …</text:p>
          </table:table-cell>
          <table:table-cell office:value-type="string">
            <text:p>„an mich“weggelassen</text:p>
          </table:table-cell>
          <table:table-cell table:style-name="ce11" office:value-type="string">
            <text:p>Röm 8,1</text:p>
          </table:table-cell>
          <table:table-cell table:style-name="ce14" office:value-type="string">
            <text:p>So gibt es jetzt keine Verdammnis mehr für die, welche in Christus Jesus sind, die nicht gemäß dem Fleisch wandeln, sondern gemäß dem Geist.</text:p>
          </table:table-cell>
          <table:table-cell table:style-name="ce23" office:value-type="string">
            <text:p>Die markierten Worte werden weggelassen</text:p>
          </table:table-cell>
          <table:table-cell table:style-name="ce11" office:value-type="string">
            <text:p>Jak 2,20</text:p>
          </table:table-cell>
          <table:table-cell table:style-name="ce14" office:value-type="string">
            <text:p>Willst du aber erkennen, du nichtiger Mensch, daß der Glaube ohne die Werke tot ist?</text:p>
          </table:table-cell>
          <table:table-cell table:style-name="ce7" office:value-type="string">
            <text:p>daß der Glaube ohne die Werke nutzlos ist?</text:p>
          </table:table-cell>
        </table:table-row>
        <table:table-row table:style-name="ro15">
          <table:table-cell table:style-name="ce13" office:value-type="string">
            <text:p>Mk 9,44</text:p>
          </table:table-cell>
          <table:table-cell table:style-name="ce15" office:value-type="string">
            <text:p>wo ihr Wurm nicht stirbt und das Feuer nicht erlischt. </text:p>
          </table:table-cell>
          <table:table-cell table:style-name="ce8" office:value-type="string">
            <text:p>Der ganze Vers wird weggelassen</text:p>
          </table:table-cell>
          <table:table-cell office:value-type="string">
            <text:p>Röm 9,31</text:p>
          </table:table-cell>
          <table:table-cell office:value-type="string">
            <text:p>daß aber Israel, das nach dem Gesetz der Gerechtigkeit strebte, das Gesetz der Gerechtigkeit nicht erreicht hat.</text:p>
          </table:table-cell>
          <table:table-cell office:value-type="string">
            <text:p>„der Gerechtigkeit“ weggelassen</text:p>
          </table:table-cell>
          <table:table-cell office:value-type="string">
            <text:p>Jak 3,9</text:p>
          </table:table-cell>
          <table:table-cell office:value-type="string">
            <text:p>Mit ihr loben wir Gott, den Vater, und mit ihr verfluchen wir die Menschen …</text:p>
          </table:table-cell>
          <table:table-cell table:style-name="ce7" office:value-type="string">
            <text:p>Mit ihr preisen wir den Herrn und Vater, und …</text:p>
          </table:table-cell>
        </table:table-row>
        <table:table-row table:style-name="ro19">
          <table:table-cell table:style-name="ce13" office:value-type="string">
            <text:p>Mk 9,45-46</text:p>
          </table:table-cell>
          <table:table-cell table:style-name="ce14" office:value-type="string">
            <text:p>…in das unauslöschliche Feuer, 46 wo ihr Wurm nicht stirbt und das Feuer nicht erlischt.</text:p>
          </table:table-cell>
          <table:table-cell table:style-name="ce8" office:value-type="string">
            <text:p>Das Versende von 45 und der ganze Vers 56 werden weggelassen</text:p>
          </table:table-cell>
          <table:table-cell table:style-name="ce11" office:value-type="string">
            <text:p>Röm 9,32</text:p>
          </table:table-cell>
          <table:table-cell table:style-name="ce14" office:value-type="string">
            <text:p>Warum? Weil es nicht aus Glauben geschah, sondern aus Werken des Gesetzes.</text:p>
          </table:table-cell>
          <table:table-cell office:value-type="string">
            <text:p>„des Gesetzes“weggelassen</text:p>
          </table:table-cell>
          <table:table-cell table:style-name="ce11" office:value-type="string">
            <text:p>Jak 4,4</text:p>
          </table:table-cell>
          <table:table-cell table:style-name="ce14" office:value-type="string">
            <text:p>Ihr Ehebrecher und Ehebrecherinnen, wißt ihr nicht, daß die Freundschaft mit der Welt Feindschaft gegen Gott ist?</text:p>
          </table:table-cell>
          <table:table-cell table:style-name="ce23" office:value-type="string">
            <text:p>Die markierten Worte werden weggelassen</text:p>
          </table:table-cell>
        </table:table-row>
        <table:table-row table:style-name="ro4">
          <table:table-cell office:value-type="string">
            <text:p>Mk 9,49</text:p>
          </table:table-cell>
          <table:table-cell office:value-type="string">
            <text:p>Denn jeder muß mit Feuer gesalzen werden, wie jedes Opfer mit Salz gesalzen wird.</text:p>
          </table:table-cell>
          <table:table-cell office:value-type="string">
            <text:p>„wie jedes Opfer mit Salz gesalzen wird“ weggelassen</text:p>
          </table:table-cell>
          <table:table-cell office:value-type="string">
            <text:p>Röm 10,15</text:p>
          </table:table-cell>
          <table:table-cell office:value-type="string">
            <text:p>Wie geschrieben steht: »Wie lieblich sind die Füße derer, die Frieden verkündigen, die Gutes verkündigen!«</text:p>
          </table:table-cell>
          <table:table-cell office:value-type="string">
            <text:p>„die Frieden verkündigen“weggelassen</text:p>
          </table:table-cell>
          <table:table-cell office:value-type="string">
            <text:p>Jak 5,16</text:p>
          </table:table-cell>
          <table:table-cell office:value-type="string">
            <text:p>Bekennt einander die Übertretungen und betet füreinander …</text:p>
          </table:table-cell>
          <table:table-cell table:style-name="ce7" office:value-type="string">
            <text:p>Bekennt einander die Sünden und betet füreinander …</text:p>
          </table:table-cell>
        </table:table-row>
        <table:table-row table:style-name="ro13">
          <table:table-cell table:style-name="ce11" office:value-type="string">
            <text:p>Mk 10,6</text:p>
          </table:table-cell>
          <table:table-cell table:style-name="ce14" office:value-type="string">
            <text:p>Am Anfang der Schöpfung aber hat Gott sie als Mann und Frau erschaffen.</text:p>
          </table:table-cell>
          <table:table-cell table:style-name="ce21" office:value-type="string">
            <text:p>Gott weggelassen[vgl. V. 5!]</text:p>
          </table:table-cell>
          <table:table-cell office:value-type="string">
            <text:p>Röm 10,17</text:p>
          </table:table-cell>
          <table:table-cell office:value-type="string">
            <text:p>Demnach kommt der Glaube aus der Verkündigung, die Verkündigung aber durch Gottes Wort.</text:p>
          </table:table-cell>
          <table:table-cell table:style-name="ce7" office:value-type="string">
            <text:p>…durch das Wort Christi.</text:p>
          </table:table-cell>
          <table:table-cell office:value-type="string">
            <text:p>1Pt 1,22</text:p>
          </table:table-cell>
          <table:table-cell office:value-type="string">
            <text:p>Da ihr eure Seelen im Gehorsam gegen die Wahrheit gereinigt habt durch den Geist zu ungeheuchelter Bruderliebe, …</text:p>
          </table:table-cell>
          <table:table-cell table:style-name="ce8" office:value-type="string">
            <text:p>Die markierten Worte werden weggelassen</text:p>
          </table:table-cell>
        </table:table-row>
        <table:table-row table:style-name="ro20">
          <table:table-cell table:style-name="ce11" office:value-type="string">
            <text:p>Mk 10,7</text:p>
          </table:table-cell>
          <table:table-cell table:style-name="ce14" office:value-type="string">
            <text:p>Darum wird ein Mann seinen Vater und seine Mutter verlassen und seiner Frau anhängen</text:p>
          </table:table-cell>
          <table:table-cell table:style-name="ce21" office:value-type="string">
            <text:p>„und seiner Frau anhängen“weggelassen von NA 25; NA 27 []</text:p>
          </table:table-cell>
          <table:table-cell office:value-type="string">
            <text:p>11,6</text:p>
          </table:table-cell>
          <table:table-cell office:value-type="string">
            <text:p>Wenn aber aus Gnade, so ist es nicht mehr um der Werke willen; sonst ist die Gnade nicht mehr Gnade; wenn aber um der Werke willen, so ist es nicht mehr Gnade, sonst ist das Werk nicht mehr Werk. </text:p>
          </table:table-cell>
          <table:table-cell table:style-name="ce8" office:value-type="string">
            <text:p>Die markierten Worte werden weggelassen</text:p>
          </table:table-cell>
          <table:table-cell office:value-type="string">
            <text:p>1Pt 1,23</text:p>
          </table:table-cell>
          <table:table-cell office:value-type="string">
            <text:p>denn ihr seid wiedergeboren nicht aus vergänglichem, sondern aus unvergänglichem Samen, durch das lebendige Wort Gottes, das in Ewigkeit bleibt.</text:p>
          </table:table-cell>
          <table:table-cell office:value-type="string">
            <text:p>„in Ewigkeit“ weggelassen</text:p>
          </table:table-cell>
        </table:table-row>
        <table:table-row table:style-name="ro14">
          <table:table-cell table:style-name="ce11" office:value-type="string">
            <text:p>Mk 10,21</text:p>
          </table:table-cell>
          <table:table-cell table:style-name="ce14" office:value-type="string">
            <text:p>… und komm, nimm das Kreuz auf dich und folge mir nach!</text:p>
          </table:table-cell>
          <table:table-cell table:style-name="ce21" office:value-type="string">
            <text:p>„nimm das Kreuz auf dich“weggelassen</text:p>
          </table:table-cell>
          <table:table-cell office:value-type="string">
            <text:p>Röm 13,9</text:p>
          </table:table-cell>
          <table:table-cell office:value-type="string">
            <text:p>Denn die [Gebote]: »Du sollst nicht ehebrechen, du sollst nicht töten, du sollst nicht stehlen, du sollst nicht falsches Zeugnis ablegen, du sollst nicht begehren«</text:p>
          </table:table-cell>
          <table:table-cell office:value-type="string">
            <text:p>„du sollst nicht falsches Zeugnis ablegen“weggelassen</text:p>
          </table:table-cell>
          <table:table-cell office:value-type="string">
            <text:p>1Pt 2,2</text:p>
          </table:table-cell>
          <table:table-cell office:value-type="string">
            <text:p>und seid als neugeborene Kindlein begierig nach der unverfälschten Milch des Wortes, damit ihr durch sie heranwachst,</text:p>
          </table:table-cell>
          <table:table-cell table:style-name="ce7" office:value-type="string">
            <text:p>damit ihr durch sie wachset zur Rettung</text:p>
          </table:table-cell>
        </table:table-row>
        <table:table-row table:style-name="ro11">
          <table:table-cell office:value-type="string">
            <text:p>Mk 10,24</text:p>
          </table:table-cell>
          <table:table-cell office:value-type="string">
            <text:p>… Kinder, wie schwer ist es für die, welche ihr Vertrauen auf Reichtum setzen, in das Reich Gottes hineinzukommen!</text:p>
          </table:table-cell>
          <table:table-cell table:style-name="ce7" office:value-type="string">
            <text:p>Kinder, wie schwer ist es, in das Reich Gottes hineinzukommen!</text:p>
          </table:table-cell>
          <table:table-cell table:style-name="ce11" office:value-type="string">
            <text:p>Röm 14,6</text:p>
          </table:table-cell>
          <table:table-cell table:style-name="ce14" office:value-type="string">
            <text:p>Wer auf den Tag achtet, der achtet darauf für den Herrn, und wer nicht auf den Tag achtet, der achtet nicht darauf für den Herrn. Wer ißt, der ißt für den Herrn, denn er dankt Gott; und wer nicht ißt, der enthält sich der Speise für den Herrn und dankt Gott auch.</text:p>
          </table:table-cell>
          <table:table-cell table:style-name="ce23" office:value-type="string">
            <text:p>Die markierten Worte werden weggelassen</text:p>
          </table:table-cell>
          <table:table-cell office:value-type="string">
            <text:p>1Pt 3,15</text:p>
          </table:table-cell>
          <table:table-cell office:value-type="string">
            <text:p>sondern heiligt vielmehr Gott, den Herrn, in euren Herzen!</text:p>
          </table:table-cell>
          <table:table-cell table:style-name="ce7" office:value-type="string">
            <text:p>sondern heiligt vielmehr Christus, den Herrn, in euren Herzen!</text:p>
          </table:table-cell>
        </table:table-row>
        <table:table-row table:style-name="ro12">
          <table:table-cell office:value-type="string">
            <text:p>Mk 11,10</text:p>
          </table:table-cell>
          <table:table-cell office:value-type="string">
            <text:p>Gepriesen sei das Reich unseres Vaters David, das kommt im Namen des Herrn!</text:p>
          </table:table-cell>
          <table:table-cell office:value-type="string">
            <text:p>„das kommt im Namen des Herrn“weggelassen</text:p>
          </table:table-cell>
          <table:table-cell office:value-type="string">
            <text:p>Röm 14,9</text:p>
          </table:table-cell>
          <table:table-cell office:value-type="string">
            <text:p>Denn dazu ist Christus auch gestorben und auferstanden und wieder lebendig geworden, daß er sowohl über Tote als auch über Lebende Herr sei.</text:p>
          </table:table-cell>
          <table:table-cell office:value-type="string">
            <text:p>„und auferstanden“weggelassen</text:p>
          </table:table-cell>
          <table:table-cell table:style-name="ce11" office:value-type="string">
            <text:p>1Pt 3,16</text:p>
          </table:table-cell>
          <table:table-cell table:style-name="ce14" office:value-type="string">
            <text:p>… damit die, welche euren guten Wandel in Christus verlästern, zuschanden werden in dem, worin sie euch als Übeltäter verleumden mögen.</text:p>
          </table:table-cell>
          <table:table-cell table:style-name="ce8" office:value-type="string">
            <text:p>Die markierten Worte werden weggelassen</text:p>
          </table:table-cell>
        </table:table-row>
        <table:table-row table:style-name="ro15">
          <table:table-cell table:style-name="ce13" office:value-type="string">
            <text:p>Mk 11,26</text:p>
          </table:table-cell>
          <table:table-cell table:style-name="ce15" office:value-type="string">
            <text:p>Wenn ihr aber nicht vergebt, so wird auch euer Vater im Himmel eure Verfehlungen nicht vergeben. </text:p>
          </table:table-cell>
          <table:table-cell table:style-name="ce8" office:value-type="string">
            <text:p>Der ganze Vers wird weggelassen</text:p>
          </table:table-cell>
          <table:table-cell office:value-type="string">
            <text:p>Röm 14,10</text:p>
          </table:table-cell>
          <table:table-cell office:value-type="string">
            <text:p>Wir werden ja alle vor dem Richterstuhl des Christus erscheinen;</text:p>
          </table:table-cell>
          <table:table-cell table:style-name="ce7" office:value-type="string">
            <text:p>Wir werden ja alle vor dem Richterstuhl Gottes erscheinen;</text:p>
          </table:table-cell>
          <table:table-cell office:value-type="string">
            <text:p>1Pt 4,1</text:p>
          </table:table-cell>
          <table:table-cell office:value-type="string">
            <text:p>Da nun Christus für uns im Fleisch gelitten hat, so wappnet auch ihr euch mit derselben Gesinnung;</text:p>
          </table:table-cell>
          <table:table-cell office:value-type="string">
            <text:p>„für uns“ weggelassen</text:p>
          </table:table-cell>
        </table:table-row>
        <table:table-row table:style-name="ro19">
          <table:table-cell office:value-type="string">
            <text:p>Mk 13,14</text:p>
          </table:table-cell>
          <table:table-cell table:style-name="ce14" office:value-type="string">
            <text:p>Wenn ihr aber den Greuel der Verwüstung, von dem durch den Propheten Daniel geredet wurde, da stehen seht, …</text:p>
          </table:table-cell>
          <table:table-cell table:style-name="ce19" office:value-type="string">
            <text:p>„von dem durch den Propheten Daniel geredet wurde“weggelassen</text:p>
          </table:table-cell>
          <table:table-cell office:value-type="string">
            <text:p>Röm 15,29</text:p>
          </table:table-cell>
          <table:table-cell office:value-type="string">
            <text:p>Ich weiß aber, daß, wenn ich zu euch komme, ich mit der Segensfülle des Evangeliums von Christus kommen werde.</text:p>
          </table:table-cell>
          <table:table-cell office:value-type="string">
            <text:p>„des Evangeliums“weggelassen</text:p>
          </table:table-cell>
          <table:table-cell office:value-type="string">
            <text:p>1Pt 4,14</text:p>
          </table:table-cell>
          <table:table-cell office:value-type="string">
            <text:p>Denn der Geist der Herrlichkeit, [der Geist] Gottes ruht auf euch; bei ihnen ist er verlästert, bei euch aber verherrlicht.</text:p>
          </table:table-cell>
          <table:table-cell table:style-name="ce8" office:value-type="string">
            <text:p>Die markierten Worte werden weggelassen</text:p>
          </table:table-cell>
        </table:table-row>
        <table:table-row table:style-name="ro14">
          <table:table-cell table:style-name="ce11" office:value-type="string">
            <text:p>Mk 13,33</text:p>
          </table:table-cell>
          <table:table-cell table:style-name="ce14" office:value-type="string">
            <text:p>Habt acht, wacht und betet!</text:p>
          </table:table-cell>
          <table:table-cell table:style-name="ce21" office:value-type="string">
            <text:p>„und betet“weggelassen</text:p>
          </table:table-cell>
          <table:table-cell table:style-name="ce13" office:value-type="string">
            <text:p>Röm 16,24</text:p>
          </table:table-cell>
          <table:table-cell table:style-name="ce3" office:value-type="string">
            <text:p>Die Gnade unseres Herrn Jesus Christus sei mit euch allen! Amen. </text:p>
          </table:table-cell>
          <table:table-cell table:style-name="ce8" office:value-type="string">
            <text:p>Der ganze Vers wird weggelassen. Verse 25-27 als möglicherweise unecht in Klammern</text:p>
          </table:table-cell>
          <table:table-cell office:value-type="string">
            <text:p>1Pt 5,11</text:p>
          </table:table-cell>
          <table:table-cell office:value-type="string">
            <text:p>Ihm sei die Herrlichkeit und die Macht von Ewigkeit zu Ewigkeit! Amen.</text:p>
          </table:table-cell>
          <table:table-cell table:style-name="ce8" office:value-type="string">
            <text:p>Die markierten Worte werden weggelassen</text:p>
          </table:table-cell>
        </table:table-row>
        <table:table-row table:style-name="ro5">
          <table:table-cell office:value-type="string">
            <text:p>Mk 14,22</text:p>
          </table:table-cell>
          <table:table-cell office:value-type="string">
            <text:p>Und während sie aßen, nahm Jesus Brot, sprach den Segen, brach es, gab es ihnen und sprach: Nehmt, eßt! Das ist mein Leib.</text:p>
          </table:table-cell>
          <table:table-cell office:value-type="string">
            <text:p>„eßt“weggelassen[vgl. Mt 26,26;</text:p>
            <text:p>Lk 22,19-20; </text:p>
            <text:p>1Kor 11,24]</text:p>
          </table:table-cell>
          <table:table-cell office:value-type="string">
            <text:p>1Kor 2,4</text:p>
          </table:table-cell>
          <table:table-cell office:value-type="string">
            <text:p>Und meine Rede und meine Verkündigung bestand nicht in überredenden Worten menschlicher Weisheit, sondern in Erweisung des Geistes und der Kraft,</text:p>
          </table:table-cell>
          <table:table-cell office:value-type="string">
            <text:p>„menschlicher“ weggelassen</text:p>
          </table:table-cell>
          <table:table-cell office:value-type="string">
            <text:p>1Pt 5,14</text:p>
          </table:table-cell>
          <table:table-cell office:value-type="string">
            <text:p>Friede sei mit euch allen, die in Christus Jesus sind! Amen.</text:p>
          </table:table-cell>
          <table:table-cell table:style-name="ce8" office:value-type="string">
            <text:p>Die markierten Worte werden weggelassen</text:p>
          </table:table-cell>
        </table:table-row>
        <table:table-row table:style-name="ro3">
          <table:table-cell office:value-type="string">
            <text:p>Mk 14,24</text:p>
          </table:table-cell>
          <table:table-cell office:value-type="string">
            <text:p>Und er sprach zu ihnen: Das ist mein Blut, das des neuen Bundes, welches für viele vergossen wird.</text:p>
          </table:table-cell>
          <table:table-cell office:value-type="string">
            <text:p>„neuen“weggelassen[vgl. Mt 26,28; Lk 22,20; 1Kor 11,25]</text:p>
          </table:table-cell>
          <table:table-cell office:value-type="string">
            <text:p>1Kor 2,10</text:p>
          </table:table-cell>
          <table:table-cell office:value-type="string">
            <text:p>Uns aber hat es Gott geoffenbart durch seinen Geist; denn der Geist erforscht alles, auch die Tiefen Gottes.</text:p>
          </table:table-cell>
          <table:table-cell table:style-name="ce7" office:value-type="string">
            <text:p>Uns aber hat es Gott geoffenbart durch den Geist</text:p>
          </table:table-cell>
          <table:table-cell office:value-type="string">
            <text:p>2Pt 1,21</text:p>
          </table:table-cell>
          <table:table-cell office:value-type="string">
            <text:p>… sondern vom Heiligen Geist getrieben haben die heiligen Menschen Gottes geredet.</text:p>
          </table:table-cell>
          <table:table-cell table:style-name="ce7" office:value-type="string">
            <text:p>… sondern von Gott her redeten Menschen, getrieben vom Heiligen Geist.</text:p>
          </table:table-cell>
        </table:table-row>
        <table:table-row table:style-name="ro16">
          <table:table-cell table:style-name="ce12" office:value-type="string">
            <text:p>Mk 14,68</text:p>
          </table:table-cell>
          <table:table-cell table:style-name="ce18" office:value-type="string">
            <text:p>Und er ging in den Vorhof hinaus, und der Hahn krähte.</text:p>
          </table:table-cell>
          <table:table-cell table:style-name="ce19" office:value-type="string">
            <text:p>„und der Hahn krähte“NA 25 läßt weg; NA 27 =[]</text:p>
          </table:table-cell>
          <table:table-cell office:value-type="string">
            <text:p>1Kor 2,13</text:p>
          </table:table-cell>
          <table:table-cell office:value-type="string">
            <text:p>und davon reden wir auch, nicht in Worten, die von menschlicher Weisheit gelehrt sind, sondern in solchen, die vom Heiligen Geist gelehrt sind, indem wir Geistliches geistlich erklären.</text:p>
          </table:table-cell>
          <table:table-cell office:value-type="string">
            <text:p>„Heiligen“weggelassen</text:p>
          </table:table-cell>
          <table:table-cell office:value-type="string">
            <text:p>2Pt 2,17</text:p>
          </table:table-cell>
          <table:table-cell office:value-type="string">
            <text:p>… und ihnen ist das Dunkel der Finsternis aufbehalten in Ewigkeit.</text:p>
          </table:table-cell>
          <table:table-cell office:value-type="string">
            <text:p>„in Ewigkeit“ weggelassen</text:p>
          </table:table-cell>
        </table:table-row>
        <table:table-row table:style-name="ro16">
          <table:table-cell table:style-name="ce13" office:value-type="string">
            <text:p>Mk 15,28</text:p>
          </table:table-cell>
          <table:table-cell table:style-name="ce17" office:value-type="string">
            <text:p>Da wurde die Schrift erfüllt, die spricht: »Und er ist unter die Gesetzlosen gerechnet worden«. </text:p>
          </table:table-cell>
          <table:table-cell table:style-name="ce22" office:value-type="string">
            <text:p>Der ganze Vers wird weggelassen</text:p>
          </table:table-cell>
          <table:table-cell office:value-type="string">
            <text:p>1Kor 3,3</text:p>
          </table:table-cell>
          <table:table-cell office:value-type="string">
            <text:p>Solange nämlich Eifersucht und Streit und Zwietracht unter euch sind, seid ihr da nicht fleischlich …?</text:p>
          </table:table-cell>
          <table:table-cell office:value-type="string">
            <text:p>„und Zwietracht“weggelassen</text:p>
          </table:table-cell>
          <table:table-cell office:value-type="string">
            <text:p>2Pt 3,2</text:p>
          </table:table-cell>
          <table:table-cell office:value-type="string">
            <text:p>damit ihr an die Worte gedenkt, die von den heiligen Propheten vorausgesagt worden sind, und dessen, was euch der Herr und Retter durch uns, die Apostel, aufgetragen hat …</text:p>
          </table:table-cell>
          <table:table-cell table:style-name="ce7" office:value-type="string">
            <text:p>… und des von euren Aposteln übermittelten Gebotes des Herrn und Heilandes</text:p>
          </table:table-cell>
        </table:table-row>
        <table:table-row table:style-name="ro25">
          <table:table-cell table:style-name="ce12" office:value-type="string">
            <text:p>Mk 16,9-20</text:p>
          </table:table-cell>
          <table:table-cell table:style-name="ce17" office:value-type="string">
            <text:p>9 Als er aber früh am ersten Tag der Woche auferstanden war, erschien er zuerst der Maria Magdalena, von der er sieben Dämonen ausgetrieben hatte. …20 Sie aber gingen hinaus und verkündigten überall; und der Herr wirkte mit ihnen und bekräftigte das Wort durch die begleitenden Zeichen. Amen.</text:p>
          </table:table-cell>
          <table:table-cell table:style-name="ce22" office:value-type="string">
            <text:p>Die 12 letzten Verse des Markusevangeliums werden von NA 27 als „mit Sicherheit (!!) nicht ursprünglich“ bezeichnet (doppelte Klammern)</text:p>
          </table:table-cell>
          <table:table-cell office:value-type="string">
            <text:p>1Kor 4,6</text:p>
          </table:table-cell>
          <table:table-cell office:value-type="string">
            <text:p>… damit ihr an uns lernt, in eurem Denken nicht über das hinauszugehen, was geschrieben steht …[w. nicht über das hinaus zu denken …]</text:p>
          </table:table-cell>
          <table:table-cell table:style-name="ce7" office:value-type="string">
            <text:p>…damit ihr an uns lernt: Nicht über das hinaus, was geschrieben steht.(„Denken“ weggelassen)</text:p>
          </table:table-cell>
          <table:table-cell office:value-type="string">
            <text:p>2Pt 3,10</text:p>
          </table:table-cell>
          <table:table-cell office:value-type="string">
            <text:p>Es wird aber der Tag des Herrn kommen wie ein Dieb in der Nacht; dann werden die Himmel mit Krachen vergehen, die Elemente aber vor Hitze sich auflösen und die Erde und die Werke darauf verbrennen.</text:p>
          </table:table-cell>
          <table:table-cell table:style-name="ce7" office:value-type="string">
            <text:p>Es wird aber der Tag des Herrn kommen wie ein Dieb * * *; dann werden die Himmel mit Krachen vergehen, die Elemente aber vor Hitze sich auflösen und die Erde und die Werke darauf werden gefunden werden.</text:p>
          </table:table-cell>
        </table:table-row>
        <table:table-row table:style-name="ro3">
          <table:table-cell office:value-type="string">
            <text:p>Lk 1,28</text:p>
          </table:table-cell>
          <table:table-cell office:value-type="string">
            <text:p>Sei gegrüßt, du Begnadigte! Der Herr ist mit dir, du Gesegnete unter den Frauen!</text:p>
          </table:table-cell>
          <table:table-cell office:value-type="string">
            <text:p>„du Gesegnete unter den Frauen“weggelassen</text:p>
          </table:table-cell>
          <table:table-cell office:value-type="string">
            <text:p>1Kor 5,5</text:p>
          </table:table-cell>
          <table:table-cell office:value-type="string">
            <text:p>dem Satan zu übergeben zum Verderben des Fleisches, damit der Geist gerettet werde am Tag des Herrn Jesus.</text:p>
          </table:table-cell>
          <table:table-cell table:style-name="ce7" office:value-type="string">
            <text:p>damit der Geist gerettet werde am Tag des Herrn. („Jesus“ weggelassen)</text:p>
          </table:table-cell>
          <table:table-cell office:value-type="string">
            <text:p>1Joh 1,7</text:p>
          </table:table-cell>
          <table:table-cell office:value-type="string">
            <text:p>… und das Blut Jesu Christi, seines Sohnes, reinigt uns von aller Sünde.</text:p>
          </table:table-cell>
          <table:table-cell office:value-type="string">
            <text:p>„Christi“ weggelassen</text:p>
          </table:table-cell>
        </table:table-row>
        <table:table-row table:style-name="ro5">
          <table:table-cell office:value-type="string">
            <text:p>Lk 2,14</text:p>
          </table:table-cell>
          <table:table-cell office:value-type="string">
            <text:p>Herrlichkeit [ist] bei Gott in der Höhe und Friede auf Erden, [und] unter den Menschen [Gottes] Wohlgefallen!</text:p>
          </table:table-cell>
          <table:table-cell table:style-name="ce7" office:value-type="string">
            <text:p>… Friede auf Erden, bei den Menschen des Wohlgefallens!</text:p>
          </table:table-cell>
          <table:table-cell office:value-type="string">
            <text:p>1Kor 5,7</text:p>
          </table:table-cell>
          <table:table-cell office:value-type="string">
            <text:p>Denn unser Passahlamm ist ja für uns geschlachtet worden: Christus.</text:p>
          </table:table-cell>
          <table:table-cell office:value-type="string">
            <text:p>„für uns“weggelassen</text:p>
          </table:table-cell>
          <table:table-cell office:value-type="string">
            <text:p>1Joh 2,7</text:p>
          </table:table-cell>
          <table:table-cell office:value-type="string">
            <text:p>Brüder, ich schreibe euch nicht ein neues Gebot, sondern ein altes Gebot, das ihr von Anfang an hattet; das alte Gebot ist das Wort, das ihr von Anfang an gehört habt.</text:p>
          </table:table-cell>
          <table:table-cell office:value-type="string">
            <text:p>„von Anfang an“ weggelassen</text:p>
          </table:table-cell>
        </table:table-row>
        <table:table-row table:style-name="ro13">
          <table:table-cell table:style-name="ce11" office:value-type="string">
            <text:p>Lk 2,33</text:p>
          </table:table-cell>
          <table:table-cell table:style-name="ce14" office:value-type="string">
            <text:p>Und Joseph und seine Mutter verwunderten sich über das, was über ihn gesagt wurde.</text:p>
          </table:table-cell>
          <table:table-cell table:style-name="ce7" office:value-type="string">
            <text:p>Und sein Vater und seine Mutter wunderten sich…</text:p>
          </table:table-cell>
          <table:table-cell office:value-type="string">
            <text:p>1Kor 6,20</text:p>
          </table:table-cell>
          <table:table-cell office:value-type="string">
            <text:p>Denn ihr seid teuer erkauft; darum verherrlicht Gott in eurem Leib und in eurem Geist, die Gott gehören!</text:p>
          </table:table-cell>
          <table:table-cell table:style-name="ce8" office:value-type="string">
            <text:p>Die markierten Worte werden weggelassen</text:p>
          </table:table-cell>
          <table:table-cell office:value-type="string">
            <text:p>1Joh 2,20</text:p>
          </table:table-cell>
          <table:table-cell office:value-type="string">
            <text:p>Und ihr habt die Salbung von dem Heiligen und wißt alles.</text:p>
          </table:table-cell>
          <table:table-cell table:style-name="ce7" office:value-type="string">
            <text:p>… und habt alle das Wissen.</text:p>
          </table:table-cell>
        </table:table-row>
        <table:table-row table:style-name="ro14">
          <table:table-cell table:style-name="ce11" office:value-type="string">
            <text:p>Lk 2,43</text:p>
          </table:table-cell>
          <table:table-cell table:style-name="ce14" office:value-type="string">
            <text:p>… blieb der Knabe Jesus in Jerusalem; und Joseph und seine Mutter wußten es nicht.</text:p>
          </table:table-cell>
          <table:table-cell table:style-name="ce7" office:value-type="string">
            <text:p>… und seine Eltern wußten es nicht.</text:p>
          </table:table-cell>
          <table:table-cell office:value-type="string">
            <text:p>1Kor 7,3</text:p>
          </table:table-cell>
          <table:table-cell office:value-type="string">
            <text:p>Der Mann gebe der Frau die Zuneigung, die er ihr schuldig ist, ebenso aber auch die Frau dem Mann.</text:p>
          </table:table-cell>
          <table:table-cell table:style-name="ce7" office:value-type="string">
            <text:p>Der Frau leiste der Mann die schuldige Pflicht, …(„Zuneigung“ weggelassen)</text:p>
          </table:table-cell>
          <table:table-cell table:style-name="ce11" office:value-type="string">
            <text:p>1Joh 3,1</text:p>
          </table:table-cell>
          <table:table-cell table:style-name="ce14" office:value-type="string">
            <text:p>Seht, welch eine Liebe hat uns der Vater erwiesen, daß wir Kinder Gottes heißen sollen! Darum erkennt uns die Welt nicht, weil sie Ihn nicht erkannt hat.</text:p>
          </table:table-cell>
          <table:table-cell table:style-name="ce7" office:value-type="string">
            <text:p>daß wir Kinder Gottes heißen sollen; und wir sind es.</text:p>
          </table:table-cell>
        </table:table-row>
        <table:table-row table:style-name="ro13">
          <table:table-cell table:style-name="ce11" office:value-type="string">
            <text:p>Lk 4,4</text:p>
          </table:table-cell>
          <table:table-cell table:style-name="ce14" office:value-type="string">
            <text:p>»Der Mensch lebt nicht vom Brot allein, sondern von einem jeglichen Wort Gottes«.</text:p>
          </table:table-cell>
          <table:table-cell office:value-type="string">
            <text:p>„sondern von einem jeglichen Wort Gottes“ weggelassen</text:p>
          </table:table-cell>
          <table:table-cell office:value-type="string">
            <text:p>1Kor 7,5</text:p>
          </table:table-cell>
          <table:table-cell office:value-type="string">
            <text:p>… damit ihr euch dem Fasten und dem Gebet widmen könnt; und kommt dann wieder zusammen, …</text:p>
          </table:table-cell>
          <table:table-cell table:style-name="ce8" office:value-type="string">
            <text:p>Die markierten Worte werden weggelassen</text:p>
          </table:table-cell>
          <table:table-cell office:value-type="string">
            <text:p>1Joh 3,5</text:p>
          </table:table-cell>
          <table:table-cell office:value-type="string">
            <text:p>Und ihr wißt, daß Er erschienen ist, um unsere Sünden hinwegzunehmen…</text:p>
          </table:table-cell>
          <table:table-cell office:value-type="string">
            <text:p>„unsere“weggelassen</text:p>
          </table:table-cell>
        </table:table-row>
        <table:table-row table:style-name="ro5">
          <table:table-cell office:value-type="string">
            <text:p>Lk 4,8</text:p>
          </table:table-cell>
          <table:table-cell office:value-type="string">
            <text:p>Und Jesus antwortete ihm und sprach: Weiche von mir, Satan! Denn es steht geschrieben: »Du sollst den Herrn, deinen Gott, anbeten und ihm allein dienen«.</text:p>
          </table:table-cell>
          <table:table-cell office:value-type="string">
            <text:p>„Weiche von mir, Satan!“ weggelassen</text:p>
          </table:table-cell>
          <table:table-cell office:value-type="string">
            <text:p>1Kor 9,18</text:p>
          </table:table-cell>
          <table:table-cell office:value-type="string">
            <text:p>Daß ich bei meiner Verkündigung das Evangelium von Christus kostenfrei darbiete,</text:p>
          </table:table-cell>
          <table:table-cell office:value-type="string">
            <text:p>„von Christus“ weggelassen</text:p>
          </table:table-cell>
          <table:table-cell office:value-type="string">
            <text:p>1Joh 3,14</text:p>
          </table:table-cell>
          <table:table-cell office:value-type="string">
            <text:p>Wir wissen, daß wir aus dem Tod zum Leben gelangt sind, denn wir lieben die Brüder. Wer den Bruder nicht liebt, bleibt im Tod.</text:p>
          </table:table-cell>
          <table:table-cell office:value-type="string">
            <text:p>„den Bruder“ weggelassen</text:p>
          </table:table-cell>
        </table:table-row>
        <table:table-row table:style-name="ro20">
          <table:table-cell office:value-type="string">
            <text:p>Lk 4,18</text:p>
          </table:table-cell>
          <table:table-cell office:value-type="string">
            <text:p>»Der Geist des Herrn ist auf mir, weil er mich gesalbt hat, den Armen frohe Botschaft zu verkünden; er hat mich gesandt, zu heilen, die zerbrochenen Herzens sind, Gefangenen Befreiung zu verkünden …</text:p>
          </table:table-cell>
          <table:table-cell office:value-type="string">
            <text:p>„zu heilen, die zerbrochenen Herzens sind“ weggelassen</text:p>
          </table:table-cell>
          <table:table-cell office:value-type="string">
            <text:p>1Kor 10,9</text:p>
          </table:table-cell>
          <table:table-cell office:value-type="string">
            <text:p>Laßt uns auch nicht Christus versuchen, …</text:p>
          </table:table-cell>
          <table:table-cell table:style-name="ce7" office:value-type="string">
            <text:p>Laßt uns auch nicht den Herrn versuchen, …[so NA 25;NA 27 = TR]</text:p>
          </table:table-cell>
          <table:table-cell table:style-name="ce11" office:value-type="string">
            <text:p>1Joh 4,3</text:p>
          </table:table-cell>
          <table:table-cell table:style-name="ce14" office:value-type="string">
            <text:p>und jeder Geist, der nicht bekennt, daß Jesus Christus im Fleisch gekommen ist, der ist nicht aus Gott. Und das ist der [Geist] des Antichristen, von dem ihr gehört habt, daß er kommt; und jetzt schon ist er in der Welt.</text:p>
          </table:table-cell>
          <table:table-cell table:style-name="ce8" office:value-type="string">
            <text:p>Die markierten Worte werden weggelassen</text:p>
          </table:table-cell>
        </table:table-row>
        <table:table-row table:style-name="ro20">
          <table:table-cell office:value-type="string">
            <text:p>Lk 4,41</text:p>
          </table:table-cell>
          <table:table-cell office:value-type="string">
            <text:p>Es fuhren auch Dämonen aus von vielen, indem sie schrieen und sprachen: Du bist der Christus, der Sohn Gottes! Und er befahl ihnen und ließ sie nicht reden, weil sie wußten, daß er der Christus war.</text:p>
          </table:table-cell>
          <table:table-cell office:value-type="string">
            <text:p>„der Christus“weggelassen</text:p>
          </table:table-cell>
          <table:table-cell office:value-type="string">
            <text:p>1Kor 10,28</text:p>
          </table:table-cell>
          <table:table-cell office:value-type="string">
            <text:p>… und um des Gewissens willen, denn »dem Herrn gehört die Erde und was sie erfüllt«.</text:p>
          </table:table-cell>
          <table:table-cell table:style-name="ce8" office:value-type="string">
            <text:p>Die markierten Worte werden weggelassen</text:p>
          </table:table-cell>
          <table:table-cell table:style-name="ce11" office:value-type="string">
            <text:p>1Joh 4,19</text:p>
          </table:table-cell>
          <table:table-cell table:style-name="ce14" office:value-type="string">
            <text:p>Wir lieben ihn, weil er uns zuerst geliebt hat.</text:p>
          </table:table-cell>
          <table:table-cell table:style-name="ce21" office:value-type="string">
            <text:p>„ihn“weggelassen</text:p>
          </table:table-cell>
        </table:table-row>
        <table:table-row table:style-name="ro2">
          <table:table-cell office:value-type="string">
            <text:p>Lk 7,31</text:p>
          </table:table-cell>
          <table:table-cell table:style-name="ce3" office:value-type="string">
            <text:p>Und der Herr sprach: Wem soll ich nun die Menschen dieses Geschlechts vergleichen?</text:p>
          </table:table-cell>
          <table:table-cell office:value-type="string">
            <text:p>„Und der Herr sprach“ weggelassen</text:p>
          </table:table-cell>
          <table:table-cell office:value-type="string">
            <text:p>1Kor 11,24</text:p>
          </table:table-cell>
          <table:table-cell office:value-type="string">
            <text:p>und dankte, es brach und sprach: Nehmt, eßt! Das ist mein Leib, der für euch gebrochen wird; dies tut zu meinem Gedächtnis!</text:p>
          </table:table-cell>
          <table:table-cell table:style-name="ce7" office:value-type="string">
            <text:p>Und sprach: * * * Dies ist mein Leib, der für euch * * * ist; dies tut zu meinem Gedächtnis!</text:p>
          </table:table-cell>
          <table:table-cell office:value-type="string">
            <text:p>1Joh 5,7-8</text:p>
          </table:table-cell>
          <table:table-cell office:value-type="string">
            <text:p>Denn drei sind es, die Zeugnis ablegen im Himmel: der Vater, das Wort und der Heilige Geist, und diese drei sind eins; und drei sind es, die Zeugnis ablegen auf der Erde: der Geist und das Wasser und das Blut, und die drei stimmen überein.</text:p>
          </table:table-cell>
          <table:table-cell table:style-name="ce8" office:value-type="string">
            <text:p>Die markierten Worte werden weggelassen</text:p>
          </table:table-cell>
        </table:table-row>
        <table:table-row table:style-name="ro11">
          <table:table-cell office:value-type="string">
            <text:p>Lk 8,48</text:p>
          </table:table-cell>
          <table:table-cell office:value-type="string">
            <text:p>Er aber sprach zu ihr: Sei getrost, meine Tochter! Dein Glaube hat dich gerettet; geh hin in Frieden!</text:p>
          </table:table-cell>
          <table:table-cell office:value-type="string">
            <text:p>„Sei getrost“ weggelassen</text:p>
          </table:table-cell>
          <table:table-cell office:value-type="string">
            <text:p>1Kor 11,29</text:p>
          </table:table-cell>
          <table:table-cell office:value-type="string">
            <text:p>denn wer unwürdig ißt und trinkt, der ißt und trinkt sich selbst ein Gericht, weil er den Leib des Herrn nicht unterscheidet.</text:p>
          </table:table-cell>
          <table:table-cell table:style-name="ce7" office:value-type="string">
            <text:p>denn wer * * * ißt und trinkt, der ißt und trinkt sich selbst ein Gericht, weil er den Leib * * * nicht unterscheidet</text:p>
          </table:table-cell>
          <table:table-cell table:style-name="ce11" office:value-type="string">
            <text:p>1Joh 5,13</text:p>
          </table:table-cell>
          <table:table-cell table:style-name="ce14" office:value-type="string">
            <text:p>Dies habe ich euch geschrieben, die ihr glaubt an den Namen des Sohnes Gottes, damit ihr wißt, daß ihr ewiges Leben habt, und damit ihr [auch weiterhin] an den Namen des Sohnes Gottes glaubt. </text:p>
          </table:table-cell>
          <table:table-cell table:style-name="ce7" office:value-type="string">
            <text:p>Dies habe ich euch geschrieben, * * * damit ihr wißt, daß ihr ewiges Leben habt, die ihr an den Namen des Sohnes Gottes glaubt.</text:p>
          </table:table-cell>
        </table:table-row>
        <table:table-row table:style-name="ro5">
          <table:table-cell office:value-type="string">
            <text:p>Lk 9,35</text:p>
          </table:table-cell>
          <table:table-cell office:value-type="string">
            <text:p>Dies ist mein geliebter Sohn; auf ihn sollt ihr hören!</text:p>
          </table:table-cell>
          <table:table-cell table:style-name="ce7" office:value-type="string">
            <text:p>Dieser ist mein auserwählter Sohn; ihn hört!</text:p>
          </table:table-cell>
          <table:table-cell office:value-type="string">
            <text:p>1Kor 12,3</text:p>
          </table:table-cell>
          <table:table-cell office:value-type="string">
            <text:p>Darum lasse ich euch wissen, daß niemand, der im Geist Gottes redet, Jesus verflucht nennt; es kann aber auch niemand Jesus Herrn nennen als nur im Heiligen Geist.</text:p>
          </table:table-cell>
          <table:table-cell table:style-name="ce8" office:value-type="string">
            <text:p>NA ist so formuliert, daß der Vorlesende einen wörtlichen Fluch über den Herrn Jesus ausspricht.</text:p>
          </table:table-cell>
          <table:table-cell office:value-type="string">
            <text:p>2Joh 3</text:p>
          </table:table-cell>
          <table:table-cell office:value-type="string">
            <text:p>Gnade, Barmherzigkeit und Friede sei mit euch von Gott, dem Vater, und von dem Herrn Jesus Christus, dem Sohn des Vaters, in Wahrheit und Liebe! </text:p>
          </table:table-cell>
          <table:table-cell office:value-type="string">
            <text:p>„dem Herrn“ weggelassen</text:p>
          </table:table-cell>
        </table:table-row>
        <table:table-row table:style-name="ro17">
          <table:table-cell table:style-name="ce13" office:value-type="string">
            <text:p>Lk 9,55-56</text:p>
          </table:table-cell>
          <table:table-cell office:value-type="string">
            <text:p>Er aber wandte sich um und ermahnte sie ernstlich und sprach: Wißt ihr nicht, welches Geistes [Kinder] ihr seid? 56 Denn der Sohn des Menschen ist nicht gekommen, um die Seelen der Menschen zu verderben, sondern zu erretten! Und sie zogen in ein anderes Dorf.</text:p>
          </table:table-cell>
          <table:table-cell table:style-name="ce7" office:value-type="string">
            <text:p>Er aber wandte sich um und bedrohte sie.* * *56 Und sie begaben sich in ein anderes Dorf</text:p>
            <text:p>(Zü 1931)</text:p>
          </table:table-cell>
          <table:table-cell office:value-type="string">
            <text:p>1Kor 12,13</text:p>
          </table:table-cell>
          <table:table-cell office:value-type="string">
            <text:p>… und wir sind alle getränkt worden zu einem Geist.[= damit wir eines Geistes seien]</text:p>
          </table:table-cell>
          <table:table-cell table:style-name="ce7" office:value-type="string">
            <text:p>und wir sind alle mit einem Geist getränkt worden.</text:p>
          </table:table-cell>
          <table:table-cell office:value-type="string">
            <text:p>3Joh 7</text:p>
          </table:table-cell>
          <table:table-cell office:value-type="string">
            <text:p>denn um Seines Namens willen sind sie ausgezogen, ohne von den Heiden etwas anzunehmen.</text:p>
          </table:table-cell>
          <table:table-cell table:style-name="ce7" office:value-type="string">
            <text:p>Denn um des Namens willen …(„Seines“ weggelassen)</text:p>
          </table:table-cell>
        </table:table-row>
        <table:table-row table:style-name="ro4">
          <table:table-cell office:value-type="string">
            <text:p>Lk 9,57</text:p>
          </table:table-cell>
          <table:table-cell office:value-type="string">
            <text:p>da sprach einer auf dem Weg zu ihm: Herr, ich will dir nachfolgen …</text:p>
          </table:table-cell>
          <table:table-cell office:value-type="string">
            <text:p>„Herr“ weggelassen</text:p>
          </table:table-cell>
          <table:table-cell office:value-type="string">
            <text:p>1Kor 14,37</text:p>
          </table:table-cell>
          <table:table-cell office:value-type="string">
            <text:p>… der erkenne, daß die Dinge, die ich euch schreibe, Gebote des Herrn sind.</text:p>
          </table:table-cell>
          <table:table-cell table:style-name="ce7" office:value-type="string">
            <text:p>Daß das, was ich euch schreibe, ein Gebot des Herrn ist.</text:p>
          </table:table-cell>
          <table:table-cell office:value-type="string">
            <text:p>Jud 1</text:p>
          </table:table-cell>
          <table:table-cell office:value-type="string">
            <text:p>… an die Berufenen, die durch Gott, den Vater, geheiligt und in Jesus Christus bewahrt sind</text:p>
          </table:table-cell>
          <table:table-cell table:style-name="ce7" office:value-type="string">
            <text:p>Die in Gott dem Vater, geliebt und</text:p>
          </table:table-cell>
        </table:table-row>
        <table:table-row table:style-name="ro26">
          <table:table-cell table:style-name="ce11" office:value-type="string">
            <text:p>Lk 11,2-4</text:p>
          </table:table-cell>
          <table:table-cell table:style-name="ce15" office:value-type="string">
            <text:p>Unser Vater, der du bist im Himmel, geheiligt werde dein Name! Dein Reich komme! Dein Wille geschehe wie im Himmel, so auch auf Erden. Gib uns täglich unser nötiges Brot! Und vergib uns unsere Sünden, denn auch wir vergeben jedem, der uns etwas schuldig ist! Und führe uns nicht in Versuchung, sondern erlöse uns von dem Bösen!</text:p>
          </table:table-cell>
          <table:table-cell table:style-name="ce23" office:value-type="string">
            <text:p>Alle markierten Stellen werden weggelassen</text:p>
          </table:table-cell>
          <table:table-cell office:value-type="string">
            <text:p>1Kor 15,47</text:p>
          </table:table-cell>
          <table:table-cell office:value-type="string">
            <text:p>Der erste Mensch ist von der Erde, irdisch; der zweite Mensch ist der Herr aus dem Himmel.</text:p>
          </table:table-cell>
          <table:table-cell office:value-type="string">
            <text:p>„der Herr“weggelassen</text:p>
          </table:table-cell>
          <table:table-cell office:value-type="string">
            <text:p>Jud 4</text:p>
          </table:table-cell>
          <table:table-cell office:value-type="string">
            <text:p>… Gottlose, welche die Gnade unseres Gottes in Zügellosigkeit verkehren und Gott, den einzigen Herrscher, und unseren Herrn Jesus Christus verleugnen.</text:p>
          </table:table-cell>
          <table:table-cell office:value-type="string">
            <text:p>„Gott“weggelassen</text:p>
          </table:table-cell>
        </table:table-row>
        <table:table-row table:style-name="ro7">
          <table:table-cell office:value-type="string">
            <text:p>Lk 14,5</text:p>
          </table:table-cell>
          <table:table-cell office:value-type="string">
            <text:p>Wer von euch, wenn ihm sein Esel oder Ochse in den Brunnen fällt, wird ihn nicht sogleich herausziehen am Tag des Sabbats?</text:p>
          </table:table-cell>
          <table:table-cell table:style-name="ce7" office:value-type="string">
            <text:p>Wer unter euch,dessen Sohn oder Ochse in einen Brunnen fällt …</text:p>
          </table:table-cell>
          <table:table-cell office:value-type="string">
            <text:p>1Kor 16,22</text:p>
          </table:table-cell>
          <table:table-cell office:value-type="string">
            <text:p>Wenn jemand den Herrn Jesus Christus nicht liebt, der sei verflucht! Maranatha!</text:p>
          </table:table-cell>
          <table:table-cell office:value-type="string">
            <text:p>„Jesus Christus“weggelassen</text:p>
          </table:table-cell>
          <table:table-cell office:value-type="string">
            <text:p>Jud 22-23</text:p>
          </table:table-cell>
          <table:table-cell office:value-type="string">
            <text:p>22 Und erbarmt euch über die einen, wobei ihr unterscheiden sollt; 23 andere aber rettet mit Furcht, indem ihr sie aus dem Feuer reißt, wobei ihr auch das vom Fleisch befleckte Gewand hassen sollt.</text:p>
          </table:table-cell>
          <table:table-cell table:style-name="ce7" office:value-type="string">
            <text:p>22 Und der einen, die zweifeln, erbamt euch,  23 rettet sie, indem ihr sie aus dem Feuer reißt; der anderen aber erbarmt euch mit Furcht, indem ihr sogar das vom Fleisch …</text:p>
          </table:table-cell>
        </table:table-row>
        <table:table-row table:style-name="ro7">
          <table:table-cell office:value-type="string">
            <text:p>Lk 17,3</text:p>
          </table:table-cell>
          <table:table-cell office:value-type="string">
            <text:p>Wenn aber dein Bruder gegen dich sündigt, so weise ihn zurecht; und wenn es ihn reut, so vergib ihm.</text:p>
          </table:table-cell>
          <table:table-cell office:value-type="string">
            <text:p>„gegen dich“ weggelassen[vgl. Mt 18,15]</text:p>
          </table:table-cell>
          <table:table-cell office:value-type="string">
            <text:p>2Kor 4,10</text:p>
          </table:table-cell>
          <table:table-cell office:value-type="string">
            <text:p>wir tragen allezeit das Sterben des Herrn Jesus am Leib umher, damit auch das Leben Jesu an unserem Leib offenbar wird.</text:p>
          </table:table-cell>
          <table:table-cell office:value-type="string">
            <text:p>„des Herrn“weggelassen</text:p>
          </table:table-cell>
          <table:table-cell office:value-type="string">
            <text:p>Jud 25</text:p>
          </table:table-cell>
          <table:table-cell office:value-type="string">
            <text:p>dem allein weisen Gott, unserem Retter, gebührt Herrlichkeit und Majestät, Macht und Herrschaft jetzt und in alle Ewigkeit! Amen.</text:p>
          </table:table-cell>
          <table:table-cell table:style-name="ce7" office:value-type="string">
            <text:p>Dem alleinigen Gott, unserem Heiland durch Jesus Christus, unseren Herrn, sei Herrlichkeit, Majestät, Gewalt und Macht vor aller Zeit und jetzt und in alle Ewigkeiten! Amen.</text:p>
          </table:table-cell>
        </table:table-row>
        <table:table-row table:style-name="ro27">
          <table:table-cell table:style-name="ce13" office:value-type="string">
            <text:p>Lk 17,36</text:p>
          </table:table-cell>
          <table:table-cell table:style-name="ce3" office:value-type="string">
            <text:p>Zwei werden auf dem Feld sein; der eine wird genommen und der andere zurückgelassen werden. </text:p>
          </table:table-cell>
          <table:table-cell table:style-name="ce8" office:value-type="string">
            <text:p>Der ganze Vers wird weggelassen</text:p>
          </table:table-cell>
          <table:table-cell office:value-type="string">
            <text:p>2Kor 4,14</text:p>
          </table:table-cell>
          <table:table-cell office:value-type="string">
            <text:p>da wir wissen, daß der, welcher den Herrn Jesus auferweckt hat, auch uns durch Jesus auferwecken und zusammen mit euch vor sich stellen wird.</text:p>
          </table:table-cell>
          <table:table-cell table:style-name="ce7" office:value-type="string">
            <text:p>… auch uns mit Jesus auferwecken und</text:p>
          </table:table-cell>
          <table:table-cell office:value-type="string">
            <text:p>Offb 1,5-6</text:p>
          </table:table-cell>
          <table:table-cell office:value-type="string">
            <text:p>… Ihm, der uns geliebt hat und uns von unseren Sünden gewaschen hat durch sein Blut,  6 und uns zu Königen und Priestern gemacht hat für seinen Gott und Vater …</text:p>
          </table:table-cell>
          <table:table-cell table:style-name="ce7" office:value-type="string">
            <text:p>Dem, der uns liebt und uns von unseren Sünden erlöst hat durch sein Blut,  6 und uns gemacht hat zu einem Königtum, zu Priestern…</text:p>
          </table:table-cell>
        </table:table-row>
        <table:table-row table:style-name="ro18">
          <table:table-cell table:style-name="ce12" office:value-type="string">
            <text:p>Lk 22,43-44</text:p>
          </table:table-cell>
          <table:table-cell table:style-name="ce3" office:value-type="string">
            <text:p>Da erschien ihm ein Engel vom Himmel und stärkte ihn. 44 Und er war in ringendem Kampf und betete inbrünstiger; sein Schweiß wurde aber wie Blutstropfen, die auf die Erde fielen. </text:p>
          </table:table-cell>
          <table:table-cell table:style-name="ce8" office:value-type="string">
            <text:p>NA 25 und 27 bezeichnen diese Verse als „mit Sicherheit nicht ursprünglich“ (doppelte Klammern)</text:p>
          </table:table-cell>
          <table:table-cell office:value-type="string">
            <text:p>2Kor 5,17</text:p>
          </table:table-cell>
          <table:table-cell office:value-type="string">
            <text:p>Darum: Ist jemand in Christus, so ist er eine neue Schöpfung; das Alte ist vergangen; siehe, es ist alles neu geworden!</text:p>
          </table:table-cell>
          <table:table-cell table:style-name="ce7" office:value-type="string">
            <text:p>… siehe, Neues ist geworden.</text:p>
          </table:table-cell>
          <table:table-cell office:value-type="string">
            <text:p>Offb 1,8</text:p>
          </table:table-cell>
          <table:table-cell office:value-type="string">
            <text:p>Ich bin das A und das O, der Anfang und das Ende, spricht der Herr, der ist und der war und der kommt, der Allmächtige.</text:p>
          </table:table-cell>
          <table:table-cell table:style-name="ce7" office:value-type="string">
            <text:p>Ich bin das A und das O, * * *, spricht der Herr, Gott, der ist und der war und der kommt, der Allmächtige.</text:p>
          </table:table-cell>
        </table:table-row>
        <table:table-row table:style-name="ro3">
          <table:table-cell office:value-type="string">
            <text:p>Lk 22,64</text:p>
          </table:table-cell>
          <table:table-cell office:value-type="string">
            <text:p>und nachdem sie ihn verhüllt hatten, schlugen sie ihn ins Angesicht und fragten ihn und sprachen: Weissage uns, wer ist’s, der dich geschlagen hat?</text:p>
          </table:table-cell>
          <table:table-cell table:style-name="ce8" office:value-type="string">
            <text:p>Die markierten Worte werden weggelassen</text:p>
          </table:table-cell>
          <table:table-cell office:value-type="string">
            <text:p>2Kor 5,18</text:p>
          </table:table-cell>
          <table:table-cell office:value-type="string">
            <text:p>… der uns mit sich selbst versöhnt hat durch Jesus Christus …</text:p>
          </table:table-cell>
          <table:table-cell office:value-type="string">
            <text:p>„Jesus“weggelassen</text:p>
          </table:table-cell>
          <table:table-cell office:value-type="string">
            <text:p>Offb 1,11</text:p>
          </table:table-cell>
          <table:table-cell office:value-type="string">
            <text:p>die sprach: Ich bin das A und das O, der Erste und der Letzte! und: Was du siehst, das schreibe in ein Buch und sende es den Gemeinden, die in Asia sind:</text:p>
          </table:table-cell>
          <table:table-cell table:style-name="ce8" office:value-type="string">
            <text:p>Die markierten Worte werden weggelassen</text:p>
          </table:table-cell>
        </table:table-row>
        <table:table-row table:style-name="ro11">
          <table:table-cell table:style-name="ce12" office:value-type="string">
            <text:p>Lk 23,34</text:p>
          </table:table-cell>
          <table:table-cell table:style-name="ce3" office:value-type="string">
            <text:p>Jesus aber sprach: Vater, vergib ihnen, denn sie wissen nicht, was sie tun! Sie teilten aber sein Gewand und warfen das Los [darüber].</text:p>
          </table:table-cell>
          <table:table-cell table:style-name="ce8" office:value-type="string">
            <text:p>Die markierten Worte werden von NA als „mit Sicherheit nicht ursprünglich bezeichnet (doppelte Klammern)</text:p>
          </table:table-cell>
          <table:table-cell office:value-type="string">
            <text:p>2Kor 11,31</text:p>
          </table:table-cell>
          <table:table-cell office:value-type="string">
            <text:p>Der Gott und Vater unseres Herrn Jesus Christus, der gelobt sei in Ewigkeit…</text:p>
          </table:table-cell>
          <table:table-cell office:value-type="string">
            <text:p>„unseres“ und „Christus“ weggelassen</text:p>
          </table:table-cell>
          <table:table-cell table:style-name="ce11" office:value-type="string">
            <text:p>Offb 2,9</text:p>
          </table:table-cell>
          <table:table-cell table:style-name="ce14" office:value-type="string">
            <text:p>Ich kenne deine Werke und deine Drangsal und deine Armut[vgl. Offb 2,13]</text:p>
          </table:table-cell>
          <table:table-cell table:style-name="ce8" office:value-type="string">
            <text:p>Die markierten Worte werden weggelassen</text:p>
          </table:table-cell>
        </table:table-row>
        <table:table-row table:style-name="ro20">
          <table:table-cell office:value-type="string">
            <text:p>Lk 23,42</text:p>
          </table:table-cell>
          <table:table-cell office:value-type="string">
            <text:p>Und er sprach zu Jesus: Herr, gedenke an mich, wenn du in deiner Königsherrschaft kommst!</text:p>
          </table:table-cell>
          <table:table-cell table:style-name="ce7" office:value-type="string">
            <text:p>Und er sprach: Jesus, gedenke meiner, wenn…</text:p>
          </table:table-cell>
          <table:table-cell office:value-type="string">
            <text:p>2Kor 12,9</text:p>
          </table:table-cell>
          <table:table-cell office:value-type="string">
            <text:p>Laß dir an meiner Gnade genügen, denn meine Kraft wird in der Schwachheit vollkommen! Darum will ich mich am liebsten vielmehr meiner Schwachheiten rühmen, damit die Kraft des Christus bei mir wohne.</text:p>
          </table:table-cell>
          <table:table-cell table:style-name="ce7" office:value-type="string">
            <text:p>denn [die] Kraft wird in der Schwachheit vollkommen!</text:p>
          </table:table-cell>
          <table:table-cell table:style-name="ce11" office:value-type="string">
            <text:p>Offb 2,15</text:p>
          </table:table-cell>
          <table:table-cell table:style-name="ce14" office:value-type="string">
            <text:p>So hast auch du solche, die an der Lehre der Nikolaiten festhalten, was ich hasse.</text:p>
          </table:table-cell>
          <table:table-cell table:style-name="ce7" office:value-type="string">
            <text:p>die gleicherweise an der Lehre der Nikolaiten festhalten * * *. </text:p>
          </table:table-cell>
        </table:table-row>
        <table:table-row table:style-name="ro26">
          <table:table-cell table:style-name="ce12" office:value-type="string">
            <text:p>Lk 24,6</text:p>
          </table:table-cell>
          <table:table-cell table:style-name="ce3" office:value-type="string">
            <text:p>„Er ist nicht hier, sondern er ist auferstanden!“ Denkt daran, …</text:p>
          </table:table-cell>
          <table:table-cell table:style-name="ce8" office:value-type="string">
            <text:p>NA 25 bezeichnete diesen Satz (nach Westcott-Hort und Codex D) als unecht; NA 27 = TR</text:p>
          </table:table-cell>
          <table:table-cell office:value-type="string">
            <text:p>Gal 1,15</text:p>
          </table:table-cell>
          <table:table-cell office:value-type="string">
            <text:p>Als es aber Gott, der mich vom Mutterleib an ausgesondert und durch seine Gnade berufen hat, wohlgefiel,</text:p>
          </table:table-cell>
          <table:table-cell office:value-type="string">
            <text:p>„Gott“weggelassen</text:p>
          </table:table-cell>
          <table:table-cell table:style-name="ce11" office:value-type="string">
            <text:p>Offb 5,9-10</text:p>
          </table:table-cell>
          <table:table-cell table:style-name="ce14" office:value-type="string">
            <text:p>9 Und sie sangen ein neues Lied, indem sie sprachen: Du bist würdig, das Buch zu nehmen und seine Siegel zu öffnen; denn du bist geschlachtet worden  und hast uns für Gott erkauft mit deinem Blut aus allen Stämmen und Sprachen und Völkern und Nationen,  10 und hast uns zu Königen und Priestern gemacht für unseren Gott, und wir werden herrschen auf Erden.</text:p>
          </table:table-cell>
          <table:table-cell table:style-name="ce7" office:value-type="string">
            <text:p>…und hast durch dein Blut für Gott erkauft aus jedem Stamm …10 und hast sie unserem Gott zu einem Königtum und zu Priestern gemacht, und sie werden über die Erde herrschen!</text:p>
          </table:table-cell>
        </table:table-row>
        <table:table-row table:style-name="ro14">
          <table:table-cell table:style-name="ce12" office:value-type="string">
            <text:p>Lk 24,12</text:p>
          </table:table-cell>
          <table:table-cell table:style-name="ce3" office:value-type="string">
            <text:p>Petrus aber stand auf und lief zum Grab, bückte sich und sah nur die leinenen Tücher daliegen; und er ging nach Hause, voll Staunen über das, was geschehen war. </text:p>
          </table:table-cell>
          <table:table-cell table:style-name="ce8" office:value-type="string">
            <text:p>NA 25 bezeichnete diesen Vers (nach Westcott-Hort und Codex D) als unecht; NA 27 = TR</text:p>
          </table:table-cell>
          <table:table-cell office:value-type="string">
            <text:p>Gal 3,1</text:p>
          </table:table-cell>
          <table:table-cell office:value-type="string">
            <text:p>O ihr unverständigen Galater, wer hat euch verzaubert, daß ihr der Wahrheit nicht gehorcht, euch, denen Jesus Christus als unter euch gekreuzigt vor die Augen …</text:p>
          </table:table-cell>
          <table:table-cell office:value-type="string">
            <text:p>„daß ihr der Wahrheit nicht gehorcht“ und „unter euch“weggelassen</text:p>
          </table:table-cell>
          <table:table-cell table:style-name="ce11" office:value-type="string">
            <text:p>Offb 5,14</text:p>
          </table:table-cell>
          <table:table-cell table:style-name="ce14" office:value-type="string">
            <text:p>… Und die 24 Ältesten fielen nieder und beteten den an, der lebt von Ewigkeit zu Ewigkeit.</text:p>
          </table:table-cell>
          <table:table-cell table:style-name="ce7" office:value-type="string">
            <text:p>Und die * * * Ältesten fielen nieder und beteten an * * * .</text:p>
          </table:table-cell>
        </table:table-row>
        <table:table-row table:style-name="ro28">
          <table:table-cell table:style-name="ce12" office:value-type="string">
            <text:p>Lk 24,36</text:p>
          </table:table-cell>
          <table:table-cell office:value-type="string">
            <text:p>Während sie aber davon redeten, trat Jesus selbst in ihre Mitte, und er spricht zu ihnen: Friede sei mit euch!</text:p>
          </table:table-cell>
          <table:table-cell table:style-name="ce8" office:value-type="string">
            <text:p>NA 25 bezeichnete die markierten Worte (nach Westcott-Hort und Codex D) als unecht; NA 27 = TR</text:p>
          </table:table-cell>
          <table:table-cell office:value-type="string">
            <text:p>Gal 3,17</text:p>
          </table:table-cell>
          <table:table-cell office:value-type="string">
            <text:p>Das aber sage ich: Ein von Gott auf Christus hin zuvor bestätigtes Testament wird …</text:p>
          </table:table-cell>
          <table:table-cell office:value-type="string">
            <text:p>„auf Christus hin“weggelassen</text:p>
          </table:table-cell>
          <table:table-cell office:value-type="string">
            <text:p>Offb 8,13</text:p>
          </table:table-cell>
          <table:table-cell office:value-type="string">
            <text:p>Und ich sah und hörte einen Engel, der in der Mitte des Himmels flog und mit lauter Stimme rief: …</text:p>
          </table:table-cell>
          <table:table-cell table:style-name="ce7" office:value-type="string">
            <text:p>Und ich sah und hörte einen Adler, der in der Mitte des Himmels flog und mit lauter Stimme rief:</text:p>
          </table:table-cell>
        </table:table-row>
        <table:table-row table:style-name="ro16">
          <table:table-cell table:style-name="ce12" office:value-type="string">
            <text:p>Lk 24,40</text:p>
          </table:table-cell>
          <table:table-cell table:style-name="ce3" office:value-type="string">
            <text:p>Und indem er das sagte, zeigte er ihnen die Hände und die Füße. </text:p>
          </table:table-cell>
          <table:table-cell table:style-name="ce8" office:value-type="string">
            <text:p>NA 25 bezeichnete diesen Vers (nach Westcott-Hort und Codex D) als unecht; NA 27 = TR</text:p>
          </table:table-cell>
          <table:table-cell office:value-type="string">
            <text:p>Gal 4,7</text:p>
          </table:table-cell>
          <table:table-cell office:value-type="string">
            <text:p>So bist du also nicht mehr Knecht, sondern Sohn; wenn aber Sohn, dann auch Erbe Gottes durch Christus.</text:p>
          </table:table-cell>
          <table:table-cell table:style-name="ce7" office:value-type="string">
            <text:p>Wenn aber Sohn, so auch Erbe durch Gott.</text:p>
          </table:table-cell>
          <table:table-cell office:value-type="string">
            <text:p>Offb 11,17</text:p>
          </table:table-cell>
          <table:table-cell office:value-type="string">
            <text:p>Wir danken dir, o Herr, Gott, du Allmächtiger, der du bist und der du warst und der du kommst, daß du deine große Macht an dich genommen und die Königsherrschaft angetreten hast!</text:p>
          </table:table-cell>
          <table:table-cell office:value-type="string">
            <text:p>„und der du kommst“ weggelassen</text:p>
          </table:table-cell>
        </table:table-row>
        <table:table-row table:style-name="ro14">
          <table:table-cell office:value-type="string">
            <text:p>Lk 24,46</text:p>
          </table:table-cell>
          <table:table-cell office:value-type="string">
            <text:p>… So steht es geschrieben, und so mußte der Christus leiden und am dritten Tag aus den Toten auferstehen,</text:p>
          </table:table-cell>
          <table:table-cell office:value-type="string">
            <text:p>„und so mußte“ weggelassen</text:p>
          </table:table-cell>
          <table:table-cell table:style-name="ce11" office:value-type="string">
            <text:p>Gal 5,19-21</text:p>
          </table:table-cell>
          <table:table-cell table:style-name="ce14" office:value-type="string">
            <text:p>19 Offenbar sind aber die Werke des Fleisches, welche sind: Ehebruch, Unzucht, Unreinheit, Zügellosigkeit; … 21 Neid, Mord, Trunkenheit, Gelage und dergleichen, …</text:p>
          </table:table-cell>
          <table:table-cell table:style-name="ce21" office:value-type="string">
            <text:p>„Ehebruch“, „Mord“weggelassen</text:p>
          </table:table-cell>
          <table:table-cell office:value-type="string">
            <text:p>Offb 12,17</text:p>
          </table:table-cell>
          <table:table-cell office:value-type="string">
            <text:p>… welche die Gebote Gottes befolgen und das Zeugnis Jesu Christi haben.</text:p>
          </table:table-cell>
          <table:table-cell office:value-type="string">
            <text:p>„Christi“ weggelassen</text:p>
          </table:table-cell>
        </table:table-row>
        <table:table-row table:style-name="ro28">
          <table:table-cell table:style-name="ce12" office:value-type="string">
            <text:p>Lk 24,51</text:p>
          </table:table-cell>
          <table:table-cell office:value-type="string">
            <text:p>Und es geschah, indem er sie segnete, schied er von ihnen und wurde aufgehoben in den Himmel.</text:p>
          </table:table-cell>
          <table:table-cell table:style-name="ce8" office:value-type="string">
            <text:p>NA 25 bezeichnete dies markierten Versteile (nach Westcott-Hort und Codex D) als unecht; NA 27 = TR</text:p>
          </table:table-cell>
          <table:table-cell office:value-type="string">
            <text:p>Gal 6,15</text:p>
          </table:table-cell>
          <table:table-cell office:value-type="string">
            <text:p>Denn in Christus Jesus gilt weder Beschnittensein noch Unbeschnittensein etwas, sondern eine neue Schöpfung.</text:p>
          </table:table-cell>
          <table:table-cell office:value-type="string">
            <text:p>„in Christus Jesus“weggelassen</text:p>
          </table:table-cell>
          <table:table-cell office:value-type="string">
            <text:p>Offb 14,5</text:p>
          </table:table-cell>
          <table:table-cell office:value-type="string">
            <text:p>und in ihrem Mund ist kein Betrug gefunden worden; denn sie sind unsträflich vor dem Thron Gottes.</text:p>
          </table:table-cell>
          <table:table-cell office:value-type="string">
            <text:p>„vor dem Thron Gottes“ weggelassen</text:p>
          </table:table-cell>
        </table:table-row>
        <table:table-row table:style-name="ro20">
          <table:table-cell table:style-name="ce12" office:value-type="string">
            <text:p>Lk 24,52</text:p>
          </table:table-cell>
          <table:table-cell office:value-type="string">
            <text:p>Und sie warfen sich anbetend vor ihm nieder und kehrten nach Jerusalem zurück mit großer Freude;</text:p>
          </table:table-cell>
          <table:table-cell table:style-name="ce8" office:value-type="string">
            <text:p> NA 25 bezeichnete die markierten Worte (nach Westcott-Hort und Codex D) als unecht; NA 27 = TR</text:p>
            <text:p> </text:p>
          </table:table-cell>
          <table:table-cell office:value-type="string">
            <text:p>Gal 6,17</text:p>
          </table:table-cell>
          <table:table-cell office:value-type="string">
            <text:p>… denn ich trage die Malzeichen des Herrn Jesus an meinem Leib.</text:p>
          </table:table-cell>
          <table:table-cell office:value-type="string">
            <text:p>„des Herrn“weggelassen</text:p>
          </table:table-cell>
          <table:table-cell table:style-name="ce11" office:value-type="string">
            <text:p>Offb 15,2</text:p>
          </table:table-cell>
          <table:table-cell table:style-name="ce14" office:value-type="string">
            <text:p>… und die, welche als Überwinder hervorgegangen waren über das Tier und über sein Bild und über sein Malzeichen, über die Zahl seines Namens, standen an dem gläsernen Meer</text:p>
          </table:table-cell>
          <table:table-cell table:style-name="ce21" office:value-type="string">
            <text:p>„und über sein Malzeichen“weggelassen</text:p>
          </table:table-cell>
        </table:table-row>
        <table:table-row table:style-name="ro5">
          <table:table-cell office:value-type="string">
            <text:p>Joh 1,18</text:p>
          </table:table-cell>
          <table:table-cell office:value-type="string">
            <text:p>Niemand hat Gott je gesehen; der eingeborene Sohn, der im Schoß des Vaters ist, der hat Aufschluß [über ihn] gegeben. </text:p>
          </table:table-cell>
          <table:table-cell table:style-name="ce7" office:value-type="string">
            <text:p>Niemand hat Gott je gesehen; der eingeborene Gott, der im Schoß des Vaters ist …</text:p>
          </table:table-cell>
          <table:table-cell office:value-type="string">
            <text:p>Eph 1,18</text:p>
          </table:table-cell>
          <table:table-cell office:value-type="string">
            <text:p>erleuchtete Augen eures Verständnisses, damit ihr wißt,</text:p>
          </table:table-cell>
          <table:table-cell table:style-name="ce7" office:value-type="string">
            <text:p>erleuchtete Augen eures Herzens, damit ihr wißt,</text:p>
          </table:table-cell>
          <table:table-cell office:value-type="string">
            <text:p>Offb 15,3</text:p>
          </table:table-cell>
          <table:table-cell office:value-type="string">
            <text:p>Groß und wunderbar sind deine Werke, o Herr, Gott, du Allmächtiger! Gerecht und wahrhaftig sind deine Wege, du König der Heiligen!</text:p>
          </table:table-cell>
          <table:table-cell table:style-name="ce7" office:value-type="string">
            <text:p>…du König der Heiden [od. Völker]!</text:p>
          </table:table-cell>
        </table:table-row>
        <table:table-row table:style-name="ro9">
          <table:table-cell office:value-type="string">
            <text:p>Joh 1,27</text:p>
          </table:table-cell>
          <table:table-cell office:value-type="string">
            <text:p>dieser ist’s, der nach mir kommt, der vor mir gewesen ist; und ich bin nicht würdig, ihm den Schuhriemen zu lösen. </text:p>
          </table:table-cell>
          <table:table-cell office:value-type="string">
            <text:p>„der vor mir gewesen ist“weggelassen</text:p>
          </table:table-cell>
          <table:table-cell office:value-type="string">
            <text:p>Eph 3,9</text:p>
          </table:table-cell>
          <table:table-cell office:value-type="string">
            <text:p>und alle darüber zu erleuchten, welches die Gemeinschaft ist, die als Geheimnis von den Ewigkeiten her in Gott verborgen war, der alles erschaffen hat durch Jesus Christus,</text:p>
          </table:table-cell>
          <table:table-cell table:style-name="ce7" office:value-type="string">
            <text:p>und ans Licht zu bringen, was die Verwaltung des Geheimnisses sei, das von den Zeitaltern her in Gott, der alle Dinge geschaffen hat * * * , verborgen war</text:p>
          </table:table-cell>
          <table:table-cell office:value-type="string">
            <text:p>Offb 16,5</text:p>
          </table:table-cell>
          <table:table-cell office:value-type="string">
            <text:p>Und ich hörte den Engel der Gewässer sagen: Gerecht bist du, o Herr, der du bist …</text:p>
          </table:table-cell>
          <table:table-cell office:value-type="string">
            <text:p>„o Herr“ weggelassen</text:p>
          </table:table-cell>
        </table:table-row>
        <table:table-row table:style-name="ro5">
          <table:table-cell office:value-type="string">
            <text:p>Joh 3,13</text:p>
          </table:table-cell>
          <table:table-cell office:value-type="string">
            <text:p>Und niemand ist hinaufgestiegen in den Himmel, außer dem, der aus dem Himmel herabgestiegen ist, dem Sohn des Menschen, der im Himmel ist. </text:p>
          </table:table-cell>
          <table:table-cell office:value-type="string">
            <text:p>„der im Himmel ist“weggelassen</text:p>
          </table:table-cell>
          <table:table-cell office:value-type="string">
            <text:p>Eph 3,14</text:p>
          </table:table-cell>
          <table:table-cell office:value-type="string">
            <text:p>Deshalb beuge ich meine Knie vor dem Vater unseres Herrn Jesus Christus,</text:p>
          </table:table-cell>
          <table:table-cell office:value-type="string">
            <text:p>„unseres Herrn Jesus Christus“ weggelassen</text:p>
          </table:table-cell>
          <table:table-cell office:value-type="string">
            <text:p>Offb 16,17</text:p>
          </table:table-cell>
          <table:table-cell office:value-type="string">
            <text:p>Und der siebte Engel goß seine Schale aus in die Luft; und es ging eine laute Stimme aus vom Tempel des Himmels, vom Thron her, die sprach: Es ist geschehen!</text:p>
          </table:table-cell>
          <table:table-cell table:style-name="ce8" office:value-type="string">
            <text:p>Die markierten Worte werden weggelassen</text:p>
          </table:table-cell>
        </table:table-row>
        <table:table-row table:style-name="ro3">
          <table:table-cell office:value-type="string">
            <text:p>Joh 4,42</text:p>
          </table:table-cell>
          <table:table-cell office:value-type="string">
            <text:p>… wir haben selbst gehört und erkannt, daß dieser wahrhaftig der Retter der Welt, der Christus ist! </text:p>
          </table:table-cell>
          <table:table-cell office:value-type="string">
            <text:p>„der Christus“ weggelassen</text:p>
          </table:table-cell>
          <table:table-cell office:value-type="string">
            <text:p>Eph 4,6</text:p>
          </table:table-cell>
          <table:table-cell table:style-name="ce10" office:value-type="string">
            <text:p>ein Gott und Vater aller, über allen und durch alle und in euch allen.</text:p>
          </table:table-cell>
          <table:table-cell table:style-name="ce8" office:value-type="string">
            <text:p>ein Gott und Vater aller, über allen und durch alle und in * * * allen</text:p>
          </table:table-cell>
          <table:table-cell office:value-type="string">
            <text:p>Offb 19,1</text:p>
          </table:table-cell>
          <table:table-cell office:value-type="string">
            <text:p>Hallelujah! Das Heil und die Herrlichkeit und die Ehre und die Macht gehören dem Herrn, unserem Gott!</text:p>
          </table:table-cell>
          <table:table-cell table:style-name="ce8" office:value-type="string">
            <text:p>Die markierten Worte werden weggelassen</text:p>
          </table:table-cell>
        </table:table-row>
        <table:table-row table:style-name="ro23">
          <table:table-cell table:style-name="ce11" office:value-type="string">
            <text:p>Joh 5,3-4</text:p>
          </table:table-cell>
          <table:table-cell table:style-name="ce16" office:value-type="string">
            <text:p>In diesen lag eine große Menge von Kranken, Blinden, Lahmen und Abgezehrten, welche auf die Bewegung des Wassers warteten.  4 Denn ein Engel stieg zu gewissen Zeiten in den Teich hinab und bewegte das Wasser. Wer nun nach der Bewegung des Wassers zuerst hineinstieg, der wurde gesund, mit welcher Krankheit er auch geplagt war. </text:p>
          </table:table-cell>
          <table:table-cell table:style-name="ce8" office:value-type="string">
            <text:p>Die markierten Worte werden weggelassen</text:p>
          </table:table-cell>
          <table:table-cell office:value-type="string">
            <text:p>Eph 5,9</text:p>
          </table:table-cell>
          <table:table-cell office:value-type="string">
            <text:p>Die Frucht des Geistes besteht nämlich in lauter Güte und Gerechtigkeit und Wahrheit.</text:p>
          </table:table-cell>
          <table:table-cell table:style-name="ce7" office:value-type="string">
            <text:p>Die Frucht des Lichts besteht nämlich in lauter Güte und Gerechtigkeit und Wahrheit.</text:p>
          </table:table-cell>
          <table:table-cell office:value-type="string">
            <text:p>Offb 20,9</text:p>
          </table:table-cell>
          <table:table-cell office:value-type="string">
            <text:p>… Und es fiel Feuer von Gott aus dem Himmel herab und verzehrte sie.</text:p>
          </table:table-cell>
          <table:table-cell office:value-type="string">
            <text:p>„von Gott“ weggelassen</text:p>
          </table:table-cell>
        </table:table-row>
        <table:table-row table:style-name="ro3">
          <table:table-cell office:value-type="string">
            <text:p>Joh 5,30</text:p>
          </table:table-cell>
          <table:table-cell office:value-type="string">
            <text:p>… denn ich suche nicht meinen Willen, sondern den Willen des Vaters, der mich gesandt hat.[vgl. Joh 6,39; 8,29]</text:p>
          </table:table-cell>
          <table:table-cell table:style-name="ce7" office:value-type="string">
            <text:p>Sondern den Willen dessen, der mich gesandt hat(„des Vaters“ weggelassen)</text:p>
          </table:table-cell>
          <table:table-cell office:value-type="string">
            <text:p>Eph 5,21</text:p>
          </table:table-cell>
          <table:table-cell office:value-type="string">
            <text:p>ordnet euch einander unter in der Furcht Gottes!</text:p>
          </table:table-cell>
          <table:table-cell table:style-name="ce7" office:value-type="string">
            <text:p>ordnet euch einander unter in der Furcht Christi!</text:p>
          </table:table-cell>
          <table:table-cell office:value-type="string">
            <text:p>Offb 20,12</text:p>
          </table:table-cell>
          <table:table-cell office:value-type="string">
            <text:p>Und ich sah die Toten, Kleine und Große, vor Gott stehen, und es wurden Bücher geöffnet …</text:p>
          </table:table-cell>
          <table:table-cell table:style-name="ce7" office:value-type="string">
            <text:p>Und ich sah die Toten, die Großen und die Kleinen, vor dem Thron stehen …</text:p>
          </table:table-cell>
        </table:table-row>
        <table:table-row table:style-name="ro19">
          <table:table-cell office:value-type="string">
            <text:p>Joh 6,47</text:p>
          </table:table-cell>
          <table:table-cell table:style-name="ce14" office:value-type="string">
            <text:p>Wahrlich, wahrlich, ich sage euch: Wer an mich glaubt, der hat ewiges Leben.</text:p>
          </table:table-cell>
          <table:table-cell office:value-type="string">
            <text:p>„an mich“weggelassen</text:p>
          </table:table-cell>
          <table:table-cell office:value-type="string">
            <text:p>Eph 5,30</text:p>
          </table:table-cell>
          <table:table-cell office:value-type="string">
            <text:p>Denn wir sind Glieder seines Leibes, von seinem Fleisch und von seinem Gebein.</text:p>
          </table:table-cell>
          <table:table-cell office:value-type="string">
            <text:p>„von seinem Fleisch und von seinem Gebein“ weggelassen</text:p>
          </table:table-cell>
          <table:table-cell table:style-name="ce11" office:value-type="string">
            <text:p>Offb 21,24</text:p>
          </table:table-cell>
          <table:table-cell table:style-name="ce14" office:value-type="string">
            <text:p>Und die Heidenvölker, die gerettet werden, werden in ihrem Licht wandeln, und die Könige der Erde werden ihre Herrlichkeit und Ehre in sie bringen.</text:p>
          </table:table-cell>
          <table:table-cell table:style-name="ce8" office:value-type="string">
            <text:p>Die markierten Worte werden weggelassen</text:p>
          </table:table-cell>
        </table:table-row>
        <table:table-row table:style-name="ro6">
          <table:table-cell office:value-type="string">
            <text:p>Joh 6,65</text:p>
          </table:table-cell>
          <table:table-cell office:value-type="string">
            <text:p>Und er sprach: Darum habe ich euch gesagt: Niemand kann zu mir kommen, es sei ihm denn von meinem Vater gegeben!</text:p>
          </table:table-cell>
          <table:table-cell table:style-name="ce7" office:value-type="string">
            <text:p>es sei ihm denn von dem Vater gegeben(„meinem“ weggelassen; ebenso 8,28; 8,38; 10,29; 10,32; 14,12; 14,28; 15,10; 16,9; 20,17)</text:p>
          </table:table-cell>
          <table:table-cell office:value-type="string">
            <text:p>Eph 6,12</text:p>
          </table:table-cell>
          <table:table-cell office:value-type="string">
            <text:p>denn unser Kampf richtet sich nicht gegen Fleisch und Blut, sondern gegen die Herrschaften, gegen die Gewalten, gegen die Weltbeherrscher der Finsternis dieser Weltzeit, gegen die geistlichen [Mächte] der Bosheit in den himmlischen [Regionen].</text:p>
          </table:table-cell>
          <table:table-cell office:value-type="string">
            <text:p>„dieser Weltzeit“weggelassen</text:p>
          </table:table-cell>
          <table:table-cell office:value-type="string">
            <text:p>Offb 22,6</text:p>
          </table:table-cell>
          <table:table-cell office:value-type="string">
            <text:p>Diese Worte sind gewiß und wahrhaftig; und der Herr, der Gott der heiligen Propheten, hat seinen Engel gesandt, um seinen Knechten zu zeigen, was rasch geschehen soll.</text:p>
          </table:table-cell>
          <table:table-cell table:style-name="ce7" office:value-type="string">
            <text:p>… und der Herr, der Gott der Geister der Propheten, hat seinen …</text:p>
          </table:table-cell>
        </table:table-row>
        <table:table-row table:style-name="ro14">
          <table:table-cell office:value-type="string">
            <text:p>Joh 6,69</text:p>
          </table:table-cell>
          <table:table-cell office:value-type="string">
            <text:p>und wir haben geglaubt und erkannt, daß du der Christus bist, der Sohn des lebendigen Gottes!</text:p>
          </table:table-cell>
          <table:table-cell table:style-name="ce7" office:value-type="string">
            <text:p>… und erkannt, daß du der Heilige Gottes bist.</text:p>
          </table:table-cell>
          <table:table-cell office:value-type="string">
            <text:p>Phil 1,16-17</text:p>
          </table:table-cell>
          <table:table-cell table:style-name="ce3" office:value-type="string">
            <text:p>16 diese verkündigen Christus aus Selbstsucht, nicht lauter, … 17 jene aber aus Liebe, weil sie wissen, …</text:p>
          </table:table-cell>
          <table:table-cell table:style-name="ce8" office:value-type="string">
            <text:p>Verse 16 u. 17vertauscht</text:p>
          </table:table-cell>
          <table:table-cell table:style-name="ce11" office:value-type="string">
            <text:p>Offb 22,14</text:p>
          </table:table-cell>
          <table:table-cell table:style-name="ce14" office:value-type="string">
            <text:p>Glückselig sind, die seine Gebote tun, damit sie Anrecht haben an dem Baum des Lebens und durch die Tore in die Stadt eingehen können.</text:p>
          </table:table-cell>
          <table:table-cell table:style-name="ce7" office:value-type="string">
            <text:p>Glückselig sind, die ihre Kleider waschen, damit sie Anrecht haben an dem Baum des Lebens …</text:p>
          </table:table-cell>
        </table:table-row>
        <table:table-row table:style-name="ro18">
          <table:table-cell table:style-name="ce11" office:value-type="string">
            <text:p>Joh 7,8</text:p>
          </table:table-cell>
          <table:table-cell office:value-type="string">
            <text:p>Geht ihr hinauf zu diesem Fest; ich gehe noch nicht zu diesem Fest hinauf, denn meine Zeit ist noch nicht erfüllt.</text:p>
          </table:table-cell>
          <table:table-cell table:style-name="ce20" office:value-type="string">
            <text:p>Ich gehe * * * nicht zu diesem Fest hinauf …</text:p>
          </table:table-cell>
          <table:table-cell office:value-type="string">
            <text:p>Phil 3,16</text:p>
          </table:table-cell>
          <table:table-cell office:value-type="string">
            <text:p>Doch wozu wir auch gelangt sein mögen, laßt uns nach derselben Richtschnur wandeln und dasselbe erstreben!</text:p>
          </table:table-cell>
          <table:table-cell table:style-name="ce8" office:value-type="string">
            <text:p>Die markierten Worte werden weggelassen</text:p>
          </table:table-cell>
          <table:table-cell office:value-type="string">
            <text:p>Offb 22,19</text:p>
          </table:table-cell>
          <table:table-cell office:value-type="string">
            <text:p>und wenn jemand etwas wegnimmt von den Worten des Buches dieser Weissagung, so wird Gott wegnehmen seinen Teil vom Buch des Lebens und von der heiligen Stadt, und von den Dingen, die in diesem Buch geschrieben stehen.</text:p>
          </table:table-cell>
          <table:table-cell table:style-name="ce7" office:value-type="string">
            <text:p>seinen Teil vom Baum des Lebens und von der heiligen Stadt,</text:p>
          </table:table-cell>
        </table:table-row>
        <table:table-row table:style-name="ro4">
          <table:table-cell table:style-name="ce2"/>
          <table:table-cell table:style-name="ce5"/>
          <table:table-cell table:style-name="ce9"/>
          <table:table-cell table:style-name="ce2"/>
          <table:table-cell table:style-name="ce5"/>
          <table:table-cell table:style-name="ce9"/>
          <table:table-cell office:value-type="string">
            <text:p>Offb 21,21</text:p>
          </table:table-cell>
          <table:table-cell office:value-type="string">
            <text:p>Die Gnade unseres Herrn Jesus Christus sei mit euch allen! Amen.</text:p>
          </table:table-cell>
          <table:table-cell table:style-name="ce7" office:value-type="string">
            <text:p>Die Gnade des Herrn Jesus * * * sei mit * * *  allen! * * * .</text:p>
          </table:table-cell>
        </table:table-row>
      </table:table>
      <table:table table:name="Legende" table:style-name="ta1" table:print="false">
        <table:table-column table:style-name="co5" table:default-cell-style-name="Default"/>
        <table:table-row table:style-name="ro10">
          <table:table-cell office:value-type="string">
            <text:p>Legende</text:p>
          </table:table-cell>
        </table:table-row>
        <table:table-row table:style-name="ro10">
          <table:table-cell/>
        </table:table-row>
        <table:table-row table:style-name="ro10">
          <table:table-cell table:style-name="ce28" office:value-type="string">
            <text:p>Vers oder grosser Teil davon weggelassen</text:p>
          </table:table-cell>
        </table:table-row>
        <table:table-row table:style-name="ro10">
          <table:table-cell table:style-name="ce29" office:value-type="string">
            <text:p>Vers als unecht gekennzeichnet</text:p>
          </table:table-cell>
        </table:table-row>
        <table:table-row table:style-name="ro10">
          <table:table-cell/>
        </table:table-row>
        <table:table-row table:style-name="ro10">
          <table:table-cell table:style-name="ce30" office:value-type="string">
            <text:p>Wichtige Lehre wurde stark verändert</text:p>
          </table:table-cell>
        </table:table-row>
        <table:table-row table:style-name="ro10">
          <table:table-cell table:style-name="ce31" office:value-type="string">
            <text:p>Wirklicher Verlauf der Geschichte ist nicht mehr erkenntlich/verfälscht</text:p>
          </table:table-cell>
        </table:table-row>
        <table:table-row table:style-name="ro10" table:number-rows-repeated="2">
          <table:table-cell/>
        </table:table-row>
        <table:table-row table:style-name="ro10">
          <table:table-cell table:style-name="ce32" office:value-type="string">
            <text:p>Vers ergibt ein Widerspruch/eine Lüge in der Bibel</text:p>
          </table:table-cell>
        </table:table-row>
        <table:table-row table:style-name="ro10">
          <table:table-cell table:style-name="ce33" office:value-type="string">
            <text:p>Steht wesentlich im Zusammenhang mit Prophetie</text:p>
          </table:table-cell>
        </table:table-row>
      </table:table>
      <table:table table:name="Tabelle3" table:style-name="ta1" table:print="false">
        <table:table-column table:style-name="co4" table:default-cell-style-name="Default"/>
        <table:table-row table:style-name="ro10">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CH"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0.489cm" fo:margin-bottom="0.279cm" fo:margin-left="1cm" fo:margin-right="1cm" style:scale-to="86%" style:writing-mode="lr-tb"/>
      <style:header-style>
        <style:header-footer-properties fo:min-height="0.75cm" fo:margin-left="0cm" fo:margin-right="0cm" fo:margin-bottom="0.25cm"/>
      </style:header-style>
      <style:footer-style>
        <style:header-footer-properties fo:min-height="0.489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region-right>
          <text:p>Seite <text:page-number>1</text:page-number> / <text:page-count>99</text:page-count></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0">10.05.2015</text:date>, <text:time>17:30:4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imon Ott</meta:initial-creator>
    <meta:creation-date>2015-04-29T15:49:35.91</meta:creation-date>
    <dc:date>2015-05-10T17:30:43.73</dc:date>
    <dc:creator>Simon Ott</dc:creator>
    <meta:editing-duration>PT35H51M25S</meta:editing-duration>
    <meta:editing-cycles>7</meta:editing-cycles>
    <meta:generator>OpenOffice.org/3.2$Win32 OpenOffice.org_project/320m12$Build-9483</meta:generator>
    <meta:document-statistic meta:table-count="4" meta:cell-count="1831" meta:object-count="0"/>
  </office:meta>
</office:document-meta>
</file>